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Rounded MT Bold1" svg:font-family="'Arial Rounded MT Bold'"/>
    <style:font-face style:name="Calibri" svg:font-family="Calibri" style:font-family-generic="swiss"/>
    <style:font-face style:name="Century Gothic1" svg:font-family="'Century Gothic'" style:font-family-generic="swiss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165cm"/>
    </style:style>
    <style:style style:name="co4" style:family="table-column">
      <style:table-column-properties fo:break-before="auto" style:column-width="4.491cm"/>
    </style:style>
    <style:style style:name="co5" style:family="table-column">
      <style:table-column-properties fo:break-before="auto" style:column-width="4.196cm"/>
    </style:style>
    <style:style style:name="co6" style:family="table-column">
      <style:table-column-properties fo:break-before="auto" style:column-width="2.738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96cm"/>
    </style:style>
    <style:style style:name="co9" style:family="table-column">
      <style:table-column-properties fo:break-before="auto" style:column-width="2.053cm"/>
    </style:style>
    <style:style style:name="co10" style:family="table-column">
      <style:table-column-properties fo:break-before="auto" style:column-width="1.10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1" number:language="es" number:country="MX">
      <number:number number:decimal-places="0" number:min-integer-digits="1"/>
    </number:number-style>
    <number:text-style style:name="N10100" number:language="es" number:country="MX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Excel_20_Built-in_20_Normal">
      <style:text-properties fo:font-weight="bold" style:font-weight-asian="bold" style:font-weight-complex="bold"/>
    </style:style>
    <style:style style:name="ce6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" style:family="table-cell" style:parent-style-name="Excel_20_Built-in_20_Normal">
      <style:text-properties fo:color="#000000" style:text-outline="false" style:text-line-through-style="none" style:font-name="Calibri1" fo:font-size="11pt" fo:font-style="italic" fo:text-shadow="none" style:text-underline-style="none" fo:font-weight="bold" style:font-size-asian="11pt" style:font-style-asian="italic" style:font-weight-asian="bold" style:font-name-complex="Calibri1" style:font-size-complex="11pt" style:font-style-complex="italic" style:font-weight-complex="bold"/>
    </style:style>
    <style:style style:name="ce8" style:family="table-cell" style:parent-style-name="Default" style:data-style-name="N10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0">
      <style:table-cell-properties fo:background-color="#ffffff" style:text-align-source="fix" style:repeat-content="false"/>
      <style:paragraph-properties fo:text-align="start" fo:margin-left="0cm"/>
      <style:text-properties fo:color="#000000" style:text-outline="false" style:text-line-through-style="none" style:font-name="Century Gothic1" fo:font-size="10pt" fo:font-style="normal" fo:text-shadow="none" style:text-underline-style="none" fo:font-weight="normal" style:font-size-asian="10pt" style:font-style-asian="normal" style:font-weight-asian="normal" style:font-name-complex="Century Gothic1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font-name="Century Gothic1" fo:font-size="10pt" fo:font-style="normal" fo:text-shadow="none" style:text-underline-style="none" fo:font-weight="normal" style:font-size-asian="10pt" style:font-style-asian="normal" style:font-weight-asian="normal" style:font-name-complex="Century Gothic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background-color="#ffffff" style:text-align-source="fix" style:repeat-content="false"/>
      <style:paragraph-properties fo:text-align="start" fo:margin-left="0cm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entury Gothic1" fo:font-size="10pt" fo:font-style="normal" fo:text-shadow="none" style:text-underline-style="none" fo:font-weight="normal" style:font-size-asian="10pt" style:font-style-asian="normal" style:font-weight-asian="normal" style:font-name-complex="Century Gothic1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ffffff" style:text-align-source="fix" style:repeat-content="false"/>
      <style:paragraph-properties fo:text-align="start" fo:margin-left="0cm"/>
      <style:text-properties fo:color="#000000" style:text-outline="false" style:text-line-through-style="none" style:font-name="Century Gothic1" fo:font-size="10pt" fo:font-style="normal" fo:text-shadow="none" style:text-underline-style="none" fo:font-weight="bold" style:font-size-asian="10pt" style:font-style-asian="normal" style:font-weight-asian="bold" style:font-name-complex="Century Gothic1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aecf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entury Gothic1" fo:font-size="10pt" fo:font-style="normal" fo:text-shadow="none" style:text-underline-style="none" fo:font-weight="normal" style:font-size-asian="10pt" style:font-style-asian="normal" style:font-weight-asian="normal" style:font-name-complex="Century Gothic1" style:font-size-complex="10pt" style:font-style-complex="normal" style:font-weight-complex="normal"/>
    </style:style>
    <style:style style:name="ce16" style:family="table-cell" style:parent-style-name="Default" style:data-style-name="N10100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7" style:family="table-cell" style:parent-style-name="Default" style:data-style-name="N10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Rounded MT Bold" fo:font-size="8pt" fo:font-style="normal" fo:text-shadow="none" style:text-underline-style="none" fo:font-weight="normal" style:font-size-asian="8pt" style:font-style-asian="normal" style:font-weight-asian="normal" style:font-name-complex="Arial Rounded MT Bold" style:font-size-complex="8pt" style:font-style-complex="normal" style:font-weight-complex="normal"/>
    </style:style>
    <style:style style:name="ce18" style:family="table-cell" style:parent-style-name="Default" style:data-style-name="N10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 Rounded MT Bold1" fo:font-size="8pt" fo:language="en" fo:country="US" fo:font-style="normal" fo:text-shadow="none" style:text-underline-style="none" fo:font-weight="normal" style:font-name-asian="Arial Rounded MT Bold1" style:font-size-asian="8pt" style:language-asian="en" style:country-asian="US" style:font-style-asian="normal" style:font-weight-asian="normal" style:font-name-complex="Arial Rounded MT Bold1" style:font-size-complex="8pt" style:language-complex="en" style:country-complex="US" style:font-style-complex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/>
    </style:style>
    <style:style style:name="ce20" style:family="table-cell" style:parent-style-name="Default" style:data-style-name="N1000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9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ACTIV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00000000000" calcext:value-type="float">
            <text:p>1000000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1</text:p>
          </table:table-cell>
          <table:table-cell/>
          <table:table-cell table:style-name="ce5" office:value-type="string" calcext:value-type="string">
            <text:p>DISPONIBILIDADE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office:value-type="float" office:value="11" calcext:value-type="float">
            <text:p>11</text:p>
          </table:table-cell>
          <table:table-cell office:value-type="float" office:value="110000000000" calcext:value-type="float">
            <text:p>1100000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101</text:p>
          </table:table-cell>
          <table:table-cell/>
          <table:table-cell table:style-name="Excel_20_Built-in_20_Normal" office:value-type="string" calcext:value-type="string">
            <text:p>CAJA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office:value-type="float" office:value="1101" calcext:value-type="float">
            <text:p>1101</text:p>
          </table:table-cell>
          <table:table-cell office:value-type="float" office:value="110100000000" calcext:value-type="float">
            <text:p>11010000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102</text:p>
          </table:table-cell>
          <table:table-cell/>
          <table:table-cell table:style-name="Excel_20_Built-in_20_Normal" office:value-type="string" calcext:value-type="string">
            <text:p>BANC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office:value-type="float" office:value="1102" calcext:value-type="float">
            <text:p>1102</text:p>
          </table:table-cell>
          <table:table-cell office:value-type="float" office:value="110200000000" calcext:value-type="float">
            <text:p>110200000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110201</text:p>
          </table:table-cell>
          <table:table-cell/>
          <table:table-cell table:style-name="Excel_20_Built-in_20_Normal"/>
          <table:table-cell office:value-type="string" calcext:value-type="string">
            <text:p>DEPÓSITOS EN OTRAS ENTIDADES FINANCIER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10201" calcext:value-type="float">
            <text:p>110201</text:p>
          </table:table-cell>
          <table:table-cell office:value-type="float" office:value="110202000000" calcext:value-type="float">
            <text:p>110202000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10201</text:p>
          </table:table-cell>
          <table:table-cell/>
          <table:table-cell table:style-name="Excel_20_Built-in_20_Normal"/>
          <table:table-cell office:value-type="string" calcext:value-type="string">
            <text:p>DEPÓSITOS EN OTRAS ENTIDADES FINANCIER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10203" calcext:value-type="float">
            <text:p>110203</text:p>
          </table:table-cell>
          <table:table-cell office:value-type="float" office:value="110202000000" calcext:value-type="float">
            <text:p>110202000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10201</text:p>
          </table:table-cell>
          <table:table-cell/>
          <table:table-cell table:style-name="Excel_20_Built-in_20_Normal"/>
          <table:table-cell office:value-type="string" calcext:value-type="string">
            <text:p>DEPÓSITOS EN OTRAS ENTIDADES FINANCIER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10204" calcext:value-type="float">
            <text:p>110204</text:p>
          </table:table-cell>
          <table:table-cell office:value-type="float" office:value="110202000000" calcext:value-type="float">
            <text:p>110202000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10201</text:p>
          </table:table-cell>
          <table:table-cell/>
          <table:table-cell table:style-name="Excel_20_Built-in_20_Normal"/>
          <table:table-cell office:value-type="string" calcext:value-type="string">
            <text:p>DEPÓSITOS EN OTRAS ENTIDADES FINANCIER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10205" calcext:value-type="float">
            <text:p>110205</text:p>
          </table:table-cell>
          <table:table-cell office:value-type="float" office:value="110202000000" calcext:value-type="float">
            <text:p>110202000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10201</text:p>
          </table:table-cell>
          <table:table-cell/>
          <table:table-cell table:style-name="Excel_20_Built-in_20_Normal"/>
          <table:table-cell office:value-type="string" calcext:value-type="string">
            <text:p>DEPÓSITOS EN OTRAS ENTIDADES FINANCIER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10208" calcext:value-type="float">
            <text:p>110208</text:p>
          </table:table-cell>
          <table:table-cell office:value-type="float" office:value="110202000000" calcext:value-type="float">
            <text:p>110202000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102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DIVISAS A ENTREGAR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10203000000" calcext:value-type="float">
            <text:p>1102030000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103</text:p>
          </table:table-cell>
          <table:table-cell/>
          <table:table-cell table:style-name="Excel_20_Built-in_20_Normal" office:value-type="string" calcext:value-type="string">
            <text:p>OTRAS DISPONIBILIDADE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10300000000" calcext:value-type="float">
            <text:p>110300000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103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DOCUMENTOS DE COBRO INMEDIAT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10301000000" calcext:value-type="float">
            <text:p>110301000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103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TRAS DISPONIBILIDAD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10390000000" calcext:value-type="float">
            <text:p>1103900000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104</text:p>
          </table:table-cell>
          <table:table-cell/>
          <table:table-cell table:style-name="Excel_20_Built-in_20_Normal" office:value-type="string" calcext:value-type="string">
            <text:p>DISPONIBILIDADES RESTRINGIDAS O DADAS EN GARANTIA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10400000000" calcext:value-type="float">
            <text:p>11040000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104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DIVISAS A RECIBIR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10405000000" calcext:value-type="float">
            <text:p>1104050000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104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TRAS DISPONIBILIDADES RESTRINGIDAS O DADAS EN GARANTIA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10490000000" calcext:value-type="float">
            <text:p>11049000000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</text:p>
          </table:table-cell>
          <table:table-cell/>
          <table:table-cell table:style-name="ce6" office:value-type="string" calcext:value-type="string">
            <text:p>INVERSIONES EN VALORE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120000000000" calcext:value-type="float">
            <text:p>12000000000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01</text:p>
          </table:table-cell>
          <table:table-cell/>
          <table:table-cell table:style-name="Excel_20_Built-in_20_Normal" office:value-type="string" calcext:value-type="string">
            <text:p>TITULOS PARA NEGOCIAR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1" office:value-type="float" office:value="1201" calcext:value-type="float">
            <text:p>1201</text:p>
          </table:table-cell>
          <table:table-cell office:value-type="float" office:value="120100000000" calcext:value-type="float">
            <text:p>12010000000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01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TITULOS PARA NEGOCIAR SIN RESTRICCION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1" office:value-type="float" office:value="120101" calcext:value-type="float">
            <text:p>120101</text:p>
          </table:table-cell>
          <table:table-cell office:value-type="float" office:value="120101000000" calcext:value-type="float">
            <text:p>1201010000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0101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euda gubernamental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1" office:value-type="float" office:value="12010101" calcext:value-type="float">
            <text:p>12010101</text:p>
          </table:table-cell>
          <table:table-cell office:value-type="float" office:value="120101010000" calcext:value-type="float">
            <text:p>120101010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0101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euda bancaria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/>
          <table:table-cell office:value-type="float" office:value="120101020000" calcext:value-type="float">
            <text:p>1201010200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010103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tros títulos de deuda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/>
          <table:table-cell office:value-type="float" office:value="120101030000" calcext:value-type="float">
            <text:p>12010103000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01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TITULOS PARA NEGOCIAR RESTRINGIDOS O DADOS EN GARANTIA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1" office:value-type="float" office:value="120102" calcext:value-type="float">
            <text:p>120102</text:p>
          </table:table-cell>
          <table:table-cell office:value-type="float" office:value="120102000000" calcext:value-type="float">
            <text:p>12010200000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0102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euda gubernamental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1"/>
          <table:table-cell office:value-type="float" office:value="120102010000" calcext:value-type="float">
            <text:p>120102010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0102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euda bancaria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1" office:value-type="float" office:value="12010202" calcext:value-type="float">
            <text:p>12010202</text:p>
          </table:table-cell>
          <table:table-cell office:value-type="float" office:value="120102020000" calcext:value-type="float">
            <text:p>1201020200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010203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tros títulos de deuda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1" office:value-type="float" office:value="12010203" calcext:value-type="float">
            <text:p>12010203</text:p>
          </table:table-cell>
          <table:table-cell office:value-type="float" office:value="120102030000" calcext:value-type="float">
            <text:p>12010203000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02</text:p>
          </table:table-cell>
          <table:table-cell/>
          <table:table-cell table:style-name="Excel_20_Built-in_20_Normal" office:value-type="string" calcext:value-type="string">
            <text:p>TITULOS DISPONIBLES PARA LA VENTA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20200000000" calcext:value-type="float">
            <text:p>12020000000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02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TITULOS DISPONIBLES PARA LA VENTA SIN RESTRICCION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20201000000" calcext:value-type="float">
            <text:p>12020100000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0201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euda gubernamental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20201010000" calcext:value-type="float">
            <text:p>12020101000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0201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euda bancaria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20201020000" calcext:value-type="float">
            <text:p>12020102000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020103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tros títulos de deuda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20201030000" calcext:value-type="float">
            <text:p>12020103000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02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TITULOS DISPONIBLES PARA LA VENTA RESTRINGIDOS O DADOS EN GARANTIA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20202000000" calcext:value-type="float">
            <text:p>12020200000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0202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euda gubernamental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20202010000" calcext:value-type="float">
            <text:p>12020201000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0202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euda bancaria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20202020000" calcext:value-type="float">
            <text:p>1202020200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020203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tros títulos de deuda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20202030000" calcext:value-type="float">
            <text:p>12020203000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02</text:p>
          </table:table-cell>
          <table:table-cell/>
          <table:table-cell table:style-name="Excel_20_Built-in_20_Normal" office:value-type="string" calcext:value-type="string">
            <text:p>TITULOS CONSERVADOS A VENCIMIENT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8" office:value-type="float" office:value="1203" calcext:value-type="float">
            <text:p>1203</text:p>
          </table:table-cell>
          <table:table-cell office:value-type="float" office:value="120300000000" calcext:value-type="float">
            <text:p>120300000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02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TITULOS CONSERVADOS A VENCIMIENTO SIN RESTRICCION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8" office:value-type="float" office:value="120301" calcext:value-type="float">
            <text:p>120301</text:p>
          </table:table-cell>
          <table:table-cell office:value-type="float" office:value="120304000000" calcext:value-type="float">
            <text:p>12030400000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0201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euda gubernamental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8" office:value-type="float" office:value="12030101" calcext:value-type="float">
            <text:p>12030101</text:p>
          </table:table-cell>
          <table:table-cell office:value-type="float" office:value="120304010000" calcext:value-type="float">
            <text:p>12030401000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0201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euda bancaria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/>
          <table:table-cell office:value-type="float" office:value="120304020000" calcext:value-type="float">
            <text:p>12030402000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020103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tros títulos de deuda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8" office:value-type="float" office:value="12030103" calcext:value-type="float">
            <text:p>12030103</text:p>
          </table:table-cell>
          <table:table-cell office:value-type="float" office:value="120304030000" calcext:value-type="float">
            <text:p>12030403000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02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TITULOS CONSERVADOS A VENCIMIENTO RESTRINGIDOS O DADOS EN GARANTIA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/>
          <table:table-cell office:value-type="float" office:value="120305000000" calcext:value-type="float">
            <text:p>12030500000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0202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euda gubernamental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/>
          <table:table-cell office:value-type="float" office:value="120305010000" calcext:value-type="float">
            <text:p>12030501000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0202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euda bancaria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/>
          <table:table-cell office:value-type="float" office:value="120305020000" calcext:value-type="float">
            <text:p>12030502000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020203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tros títulos de deuda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/>
          <table:table-cell office:value-type="float" office:value="120305030000" calcext:value-type="float">
            <text:p>1203050300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03</text:p>
          </table:table-cell>
          <table:table-cell/>
          <table:table-cell table:style-name="ce6" office:value-type="string" calcext:value-type="string">
            <text:p>DEUDORES POR REPORTO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8" office:value-type="float" office:value="1204" calcext:value-type="float">
            <text:p>1204</text:p>
          </table:table-cell>
          <table:table-cell office:value-type="float" office:value="120800000000" calcext:value-type="float">
            <text:p>12080000000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1</text:p>
          </table:table-cell>
          <table:table-cell/>
          <table:table-cell table:style-name="ce6" office:value-type="string" calcext:value-type="string">
            <text:p>CARTERA DE CREDITO VIGENTE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301" calcext:value-type="float">
            <text:p>1301</text:p>
          </table:table-cell>
          <table:table-cell office:value-type="float" office:value="130000000000" calcext:value-type="float">
            <text:p>13000000000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101</text:p>
          </table:table-cell>
          <table:table-cell/>
          <table:table-cell table:style-name="Excel_20_Built-in_20_Normal" office:value-type="string" calcext:value-type="string">
            <text:p>CREDITOS COMERCIALES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30101" calcext:value-type="float">
            <text:p>130101</text:p>
          </table:table-cell>
          <table:table-cell office:value-type="float" office:value="130100000000" calcext:value-type="float">
            <text:p>13010000000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101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ACTIVIDAD EMPRESARIAL O COMERCIAL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3010101" calcext:value-type="float">
            <text:p>13010101</text:p>
          </table:table-cell>
          <table:table-cell office:value-type="float" office:value="130105000000" calcext:value-type="float">
            <text:p>13010500000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10101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peraciones quirografarias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301010101" calcext:value-type="float">
            <text:p>1301010101</text:p>
          </table:table-cell>
          <table:table-cell office:value-type="float" office:value="130105010000" calcext:value-type="float">
            <text:p>13010501000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10101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peraciones prendarias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0105020000" calcext:value-type="float">
            <text:p>13010502000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1010103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peraciones de factoraje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0105040000" calcext:value-type="float">
            <text:p>13010504000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1010104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peraciones de arrendamiento capitalizable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0105050000" calcext:value-type="float">
            <text:p>13010505000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1010105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Microcréditos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0105070000" calcext:value-type="float">
            <text:p>13010507000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1010106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tros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0105060000" calcext:value-type="float">
            <text:p>130105060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102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RESTAMOS DE LIQUIDEZ A OTRAS SOCIEDADES COOPERATIVAS DE AHORRO Y PRESTAM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0122000000" calcext:value-type="float">
            <text:p>13012200000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102</text:p>
          </table:table-cell>
          <table:table-cell/>
          <table:table-cell table:style-name="Excel_20_Built-in_20_Normal" office:value-type="string" calcext:value-type="string">
            <text:p>CREDITOS DE CONSUM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30102" calcext:value-type="float">
            <text:p>130102</text:p>
          </table:table-cell>
          <table:table-cell office:value-type="float" office:value="131100000000" calcext:value-type="float">
            <text:p>13110000000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102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TARJETA DE CREDIT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1101000000" calcext:value-type="float">
            <text:p>13110100000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102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ERSONAL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1103000000" calcext:value-type="float">
            <text:p>13110300000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1020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NOMINA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1113000000" calcext:value-type="float">
            <text:p>13111300000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10204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AUTOMOTRIZ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1105000000" calcext:value-type="float">
            <text:p>13110500000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10205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ADQUISICION DE BIENES MUEBL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3010203" calcext:value-type="float">
            <text:p>13010203</text:p>
          </table:table-cell>
          <table:table-cell office:value-type="float" office:value="131106000000" calcext:value-type="float">
            <text:p>13110600000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10206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PERACIONES DE ARRENDAMIENTO CAPITALIZABLE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1104000000" calcext:value-type="float">
            <text:p>13110400000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10207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TROS CREDITOS DE CONSUM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1190000000" calcext:value-type="float">
            <text:p>13119000000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103</text:p>
          </table:table-cell>
          <table:table-cell/>
          <table:table-cell table:style-name="Excel_20_Built-in_20_Normal" office:value-type="string" calcext:value-type="string">
            <text:p>CREDITOS A LA VIVIENDA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1600000000" calcext:value-type="float">
            <text:p>13160000000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103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MEDIA Y RESIDENCIAL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1601000000" calcext:value-type="float">
            <text:p>13160100000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103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DE INTERES SOCIAL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1602000000" calcext:value-type="float">
            <text:p>13160200000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2</text:p>
          </table:table-cell>
          <table:table-cell/>
          <table:table-cell table:style-name="ce6" office:value-type="string" calcext:value-type="string">
            <text:p>CARTERA DE CREDITO VENCIDA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302" calcext:value-type="float">
            <text:p>1302</text:p>
          </table:table-cell>
          <table:table-cell office:value-type="float" office:value="135000000000" calcext:value-type="float">
            <text:p>13500000000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201</text:p>
          </table:table-cell>
          <table:table-cell/>
          <table:table-cell table:style-name="Excel_20_Built-in_20_Normal" office:value-type="string" calcext:value-type="string">
            <text:p>CREDITOS VENCIDOS COMERCIALE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30201" calcext:value-type="float">
            <text:p>130201</text:p>
          </table:table-cell>
          <table:table-cell office:value-type="float" office:value="135100000000" calcext:value-type="float">
            <text:p>13510000000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201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ACTIVIDAD EMPRESARIAL O COMERCIAL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3020101" calcext:value-type="float">
            <text:p>13020101</text:p>
          </table:table-cell>
          <table:table-cell office:value-type="float" office:value="135105000000" calcext:value-type="float">
            <text:p>13510500000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20101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peraciones quirografarias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302010101" calcext:value-type="float">
            <text:p>1302010101</text:p>
          </table:table-cell>
          <table:table-cell office:value-type="float" office:value="135105010000" calcext:value-type="float">
            <text:p>13510501000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20101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peraciones prendarias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5105020000" calcext:value-type="float">
            <text:p>13510502000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2010103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peraciones de factoraje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5105040000" calcext:value-type="float">
            <text:p>13510504000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2010104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peraciones de arrendamiento capitalizable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5105050000" calcext:value-type="float">
            <text:p>13510505000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2010105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Microcréditos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5105070000" calcext:value-type="float">
            <text:p>13510507000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2010106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tros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5105060000" calcext:value-type="float">
            <text:p>13510506000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201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RESTAMOS DE LIQUIDEZ A OTRAS SOCIEDADES COOPERATIVAS DE AHORRO Y PRESTAM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5122000000" calcext:value-type="float">
            <text:p>13512200000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202</text:p>
          </table:table-cell>
          <table:table-cell/>
          <table:table-cell table:style-name="Excel_20_Built-in_20_Normal" office:value-type="string" calcext:value-type="string">
            <text:p>CREDITOS VENCIDOS DE CONSUM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30202" calcext:value-type="float">
            <text:p>130202</text:p>
          </table:table-cell>
          <table:table-cell office:value-type="float" office:value="136100000000" calcext:value-type="float">
            <text:p>13610000000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202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TARJETA DE CREDIT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6101000000" calcext:value-type="float">
            <text:p>13610100000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202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ERSONAL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6103000000" calcext:value-type="float">
            <text:p>1361030000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2020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NOMINA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6113000000" calcext:value-type="float">
            <text:p>13611300000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20204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AUTOMOTRIZ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6105000000" calcext:value-type="float">
            <text:p>13610500000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20205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ADQUISICION DE BIENES MUEBL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3020203" calcext:value-type="float">
            <text:p>13020203</text:p>
          </table:table-cell>
          <table:table-cell office:value-type="float" office:value="136106000000" calcext:value-type="float">
            <text:p>13610600000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20206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PERACIONES DE ARRENDAMIENTO CAPITALIZABLE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6104000000" calcext:value-type="float">
            <text:p>13610400000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20207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TROS CREDITOS DE CONSUM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6190000000" calcext:value-type="float">
            <text:p>13619000000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203</text:p>
          </table:table-cell>
          <table:table-cell/>
          <table:table-cell table:style-name="Excel_20_Built-in_20_Normal" office:value-type="string" calcext:value-type="string">
            <text:p>CREDITOS VENCIDOS A LA VIVIENDA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6600000000" calcext:value-type="float">
            <text:p>13660000000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203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MEDIA Y RESIDENCIAL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6601000000" calcext:value-type="float">
            <text:p>13660100000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203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DE INTERES SOCIAL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6602000000" calcext:value-type="float">
            <text:p>13660200000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3</text:p>
          </table:table-cell>
          <table:table-cell/>
          <table:table-cell table:style-name="ce6" office:value-type="string" calcext:value-type="string">
            <text:p>ESTIMACION PREVENTIVA PARA RIESGOS CREDITICI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303" calcext:value-type="float">
            <text:p>1303</text:p>
          </table:table-cell>
          <table:table-cell office:value-type="float" office:value="139000000000" calcext:value-type="float">
            <text:p>13900000000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301</text:p>
          </table:table-cell>
          <table:table-cell/>
          <table:table-cell table:style-name="Excel_20_Built-in_20_Normal" office:value-type="string" calcext:value-type="string">
            <text:p>ESTIMACION PREVENTIVA PARA RIESGOS CREDITICIOS DERIVADA DE LA CALIFICACION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30301" calcext:value-type="float">
            <text:p>130301</text:p>
          </table:table-cell>
          <table:table-cell office:value-type="float" office:value="139100000000" calcext:value-type="float">
            <text:p>1391000000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301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ARTERA DE CREDIT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3030101" calcext:value-type="float">
            <text:p>13030101</text:p>
          </table:table-cell>
          <table:table-cell office:value-type="float" office:value="139150000000" calcext:value-type="float">
            <text:p>13915000000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30101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Créditos comerciales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303010101" calcext:value-type="float">
            <text:p>1303010101</text:p>
          </table:table-cell>
          <table:table-cell office:value-type="float" office:value="139150510000" calcext:value-type="float">
            <text:p>13915051000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301010101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Actividad empresarial o comercial </text:p>
          </table:table-cell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30301010101" calcext:value-type="float">
            <text:p>130301010101</text:p>
          </table:table-cell>
          <table:table-cell office:value-type="float" office:value="139150510500" calcext:value-type="float">
            <text:p>13915051050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301010102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Préstamos de liquidez a otras sociedades cooperativas de ahorro y préstamo </text:p>
          </table:table-cell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9150512200" calcext:value-type="float">
            <text:p>139150512200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30101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Créditos de consumo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303010102" calcext:value-type="float">
            <text:p>1303010102</text:p>
          </table:table-cell>
          <table:table-cell office:value-type="float" office:value="139150610000" calcext:value-type="float">
            <text:p>13915061000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3010103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Créditos a la vivienda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9150660000" calcext:value-type="float">
            <text:p>13915066000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301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PERACIONES CONTINGENTES Y AVALES 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9197000000" calcext:value-type="float">
            <text:p>13919700000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302</text:p>
          </table:table-cell>
          <table:table-cell/>
          <table:table-cell table:style-name="Excel_20_Built-in_20_Normal" office:value-type="string" calcext:value-type="string">
            <text:p>ESTIMACION PREVENTIVA PARA RIESGOS CREDITICIOS ADICIONAL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30302" calcext:value-type="float">
            <text:p>130302</text:p>
          </table:table-cell>
          <table:table-cell office:value-type="float" office:value="139600000000" calcext:value-type="float">
            <text:p>13960000000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302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OR INTERESES DEVENGADOS SOBRE CREDITOS VENCID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303020102" calcext:value-type="float">
            <text:p>1303020102</text:p>
          </table:table-cell>
          <table:table-cell office:value-type="float" office:value="139605000000" calcext:value-type="float">
            <text:p>13960500000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0302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RDENADA POR LA COMISION NACIONAL BANCARIA Y DE VALOR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39603000000" calcext:value-type="float">
            <text:p>1396030000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4</text:p>
          </table:table-cell>
          <table:table-cell/>
          <table:table-cell table:style-name="ce6" office:value-type="string" calcext:value-type="string">
            <text:p>OTRAS CUENTAS POR COBRAR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4" calcext:value-type="float">
            <text:p>14</text:p>
          </table:table-cell>
          <table:table-cell office:value-type="float" office:value="140000000000" calcext:value-type="float">
            <text:p>14000000000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401</text:p>
          </table:table-cell>
          <table:table-cell/>
          <table:table-cell table:style-name="Excel_20_Built-in_20_Normal" office:value-type="string" calcext:value-type="string">
            <text:p>DEUDORES POR LIQUIDACION DE OPERACIONE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40900000000" calcext:value-type="float">
            <text:p>14090000000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401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OMPRAVENTA DE DIVIS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40901000000" calcext:value-type="float">
            <text:p>14090100000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401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INVERSIONES EN VALOR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40902000000" calcext:value-type="float">
            <text:p>14090200000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4010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REPORT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40903000000" calcext:value-type="float">
            <text:p>140903000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402</text:p>
          </table:table-cell>
          <table:table-cell/>
          <table:table-cell table:style-name="Excel_20_Built-in_20_Normal" office:value-type="string" calcext:value-type="string">
            <text:p>DEUDORES POR COLATERALES OTORGADOS EN EFECTIV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41300000000" calcext:value-type="float">
            <text:p>141300000000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403</text:p>
          </table:table-cell>
          <table:table-cell/>
          <table:table-cell table:style-name="Excel_20_Built-in_20_Normal" office:value-type="string" calcext:value-type="string">
            <text:p>DEUDORES DIVERS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401" calcext:value-type="float">
            <text:p>1401</text:p>
          </table:table-cell>
          <table:table-cell office:value-type="float" office:value="140100000000" calcext:value-type="float">
            <text:p>14010000000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403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OMISIONES POR COBRAR SOBRE OPERACIONES VIGENTES NO CREDITICI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40102000000" calcext:value-type="float">
            <text:p>140102000000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403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ARTIDAS ASOCIADAS A OPERACIONES CREDITICI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40103000000" calcext:value-type="float">
            <text:p>14010300000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4030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SALDOS A FAVOR DE IMPUESTOS E IMPUESTOS ACREDITABL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40104" calcext:value-type="float">
            <text:p>140104</text:p>
          </table:table-cell>
          <table:table-cell office:value-type="float" office:value="140104000000" calcext:value-type="float">
            <text:p>14010400000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40304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RESTAMOS Y OTROS ADEUDOS DEL PERSONAL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40105" calcext:value-type="float">
            <text:p>140105</text:p>
          </table:table-cell>
          <table:table-cell office:value-type="float" office:value="140105000000" calcext:value-type="float">
            <text:p>14010500000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40305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ARRENDAMIENTOS POR COBRAR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40108000000" calcext:value-type="float">
            <text:p>140108000000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40306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ADEUDOS VENCID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40112000000" calcext:value-type="float">
            <text:p>14011200000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40307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TROS DEUDOR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4" office:value-type="float" office:value="140107" calcext:value-type="float">
            <text:p>140107</text:p>
          </table:table-cell>
          <table:table-cell office:value-type="float" office:value="140190000000" calcext:value-type="float">
            <text:p>14019000000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40307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TROS DEUDOR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4" office:value-type="float" office:value="140109" calcext:value-type="float">
            <text:p>140109</text:p>
          </table:table-cell>
          <table:table-cell office:value-type="float" office:value="140190000000" calcext:value-type="float">
            <text:p>14019000000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40307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TROS DEUDOR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40110" calcext:value-type="float">
            <text:p>140110</text:p>
          </table:table-cell>
          <table:table-cell office:value-type="float" office:value="140190000000" calcext:value-type="float">
            <text:p>14019000000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40307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TROS DEUDOR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4" office:value-type="float" office:value="1404" calcext:value-type="float">
            <text:p>1404</text:p>
          </table:table-cell>
          <table:table-cell office:value-type="float" office:value="140190000000" calcext:value-type="float">
            <text:p>14019000000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40307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TROS DEUDOR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4" office:value-type="float" office:value="140121" calcext:value-type="float">
            <text:p>140121</text:p>
          </table:table-cell>
          <table:table-cell office:value-type="float" office:value="140190000000" calcext:value-type="float">
            <text:p>14019000000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40307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TROS DEUDOR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4" office:value-type="float" office:value="140122" calcext:value-type="float">
            <text:p>140122</text:p>
          </table:table-cell>
          <table:table-cell office:value-type="float" office:value="140190000000" calcext:value-type="float">
            <text:p>14019000000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404</text:p>
          </table:table-cell>
          <table:table-cell/>
          <table:table-cell table:style-name="Excel_20_Built-in_20_Normal" office:value-type="string" calcext:value-type="string">
            <text:p>ESTIMACION POR IRRECUPERABILIDAD O DIFICIL COBR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49100000000" calcext:value-type="float">
            <text:p>1491000000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5</text:p>
          </table:table-cell>
          <table:table-cell/>
          <table:table-cell table:style-name="ce6" office:value-type="string" calcext:value-type="string">
            <text:p>BIENES ADJUDICADOS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150000000000" calcext:value-type="float">
            <text:p>15000000000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501</text:p>
          </table:table-cell>
          <table:table-cell/>
          <table:table-cell table:style-name="Excel_20_Built-in_20_Normal" office:value-type="string" calcext:value-type="string">
            <text:p>BIENES MUEBLES, VALORES Y DERECHOS ADJUDICAD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501" calcext:value-type="float">
            <text:p>1501</text:p>
          </table:table-cell>
          <table:table-cell office:value-type="float" office:value="150100000000" calcext:value-type="float">
            <text:p>15010000000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502</text:p>
          </table:table-cell>
          <table:table-cell/>
          <table:table-cell table:style-name="Excel_20_Built-in_20_Normal" office:value-type="string" calcext:value-type="string">
            <text:p>MUEBLES ADJUDICADOS RESTRINGIDOS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502" calcext:value-type="float">
            <text:p>1502</text:p>
          </table:table-cell>
          <table:table-cell office:value-type="float" office:value="150200000000" calcext:value-type="float">
            <text:p>15020000000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503</text:p>
          </table:table-cell>
          <table:table-cell/>
          <table:table-cell table:style-name="Excel_20_Built-in_20_Normal" office:value-type="string" calcext:value-type="string">
            <text:p>INMUEBLES ADJUDICAD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503" calcext:value-type="float">
            <text:p>1503</text:p>
          </table:table-cell>
          <table:table-cell office:value-type="float" office:value="150300000000" calcext:value-type="float">
            <text:p>150300000000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504</text:p>
          </table:table-cell>
          <table:table-cell/>
          <table:table-cell table:style-name="Excel_20_Built-in_20_Normal" office:value-type="string" calcext:value-type="string">
            <text:p>INMUEBLES ADJUDICADOS RESTRINGIDOS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50400000000" calcext:value-type="float">
            <text:p>15040000000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505</text:p>
          </table:table-cell>
          <table:table-cell/>
          <table:table-cell office:value-type="string" calcext:value-type="string">
            <text:p>ESTIMACIÓN POR PÉRDIDA DE VALOR DE BIENES ADJUDICAD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506" calcext:value-type="float">
            <text:p>1506</text:p>
          </table:table-cell>
          <table:table-cell office:value-type="float" office:value="156000000000" calcext:value-type="float">
            <text:p>156000000000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506</text:p>
          </table:table-cell>
          <table:table-cell/>
          <table:table-cell table:style-name="Excel_20_Built-in_20_Normal" office:value-type="string" calcext:value-type="string">
            <text:p>INCREMENTO POR ACTUALIZACION DE BIENES ADJUDICADOS (1)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57000000000" calcext:value-type="float">
            <text:p>157000000000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</text:p>
          </table:table-cell>
          <table:table-cell/>
          <table:table-cell table:style-name="ce6" office:value-type="string" calcext:value-type="string">
            <text:p>PROPIEDADES, MOBILIARIO Y EQUIPO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160000000000" calcext:value-type="float">
            <text:p>16000000000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1</text:p>
          </table:table-cell>
          <table:table-cell/>
          <table:table-cell table:style-name="Excel_20_Built-in_20_Normal" office:value-type="string" calcext:value-type="string">
            <text:p>PROPIEDADES, MOBILIARIO Y EQUIP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601" calcext:value-type="float">
            <text:p>1601</text:p>
          </table:table-cell>
          <table:table-cell office:value-type="float" office:value="160100000000" calcext:value-type="float">
            <text:p>16010000000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1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TERREN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60101" calcext:value-type="float">
            <text:p>160101</text:p>
          </table:table-cell>
          <table:table-cell office:value-type="float" office:value="160101000000" calcext:value-type="float">
            <text:p>16010100000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1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ONSTRUCCION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60102" calcext:value-type="float">
            <text:p>160102</text:p>
          </table:table-cell>
          <table:table-cell office:value-type="float" office:value="160102000000" calcext:value-type="float">
            <text:p>16010200000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10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ONSTRUCCIONES EN PROCES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60103" calcext:value-type="float">
            <text:p>160103</text:p>
          </table:table-cell>
          <table:table-cell office:value-type="float" office:value="160103000000" calcext:value-type="float">
            <text:p>16010300000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104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EQUIPO DE TRANSPORTE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60104" calcext:value-type="float">
            <text:p>160104</text:p>
          </table:table-cell>
          <table:table-cell office:value-type="float" office:value="160104000000" calcext:value-type="float">
            <text:p>160104000000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105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EQUIPO DE COMPUT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60105" calcext:value-type="float">
            <text:p>160105</text:p>
          </table:table-cell>
          <table:table-cell office:value-type="float" office:value="160105000000" calcext:value-type="float">
            <text:p>16010500000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106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MOBILIARIO 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60106" calcext:value-type="float">
            <text:p>160106</text:p>
          </table:table-cell>
          <table:table-cell office:value-type="float" office:value="160106000000" calcext:value-type="float">
            <text:p>16010600000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107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ADAPTACIONES Y MEJOR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60107" calcext:value-type="float">
            <text:p>160107</text:p>
          </table:table-cell>
          <table:table-cell office:value-type="float" office:value="160107000000" calcext:value-type="float">
            <text:p>160107000000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108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TROS PROPIEDADES, MOBILIARIO Y EQUIP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60108" calcext:value-type="float">
            <text:p>160108</text:p>
          </table:table-cell>
          <table:table-cell office:value-type="float" office:value="160190000000" calcext:value-type="float">
            <text:p>16019000000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2</text:p>
          </table:table-cell>
          <table:table-cell/>
          <table:table-cell table:style-name="Excel_20_Built-in_20_Normal" office:value-type="string" calcext:value-type="string">
            <text:p>REVALUACION DE PROPIEDADES, MOBILIARIO Y EQUIPO (1)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602" calcext:value-type="float">
            <text:p>1602</text:p>
          </table:table-cell>
          <table:table-cell office:value-type="float" office:value="160200000000" calcext:value-type="float">
            <text:p>16020000000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2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TERREN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60201" calcext:value-type="float">
            <text:p>160201</text:p>
          </table:table-cell>
          <table:table-cell office:value-type="float" office:value="160201000000" calcext:value-type="float">
            <text:p>160201000000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2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ONSTRUCCION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60202" calcext:value-type="float">
            <text:p>160202</text:p>
          </table:table-cell>
          <table:table-cell office:value-type="float" office:value="160202000000" calcext:value-type="float">
            <text:p>16020200000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20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ONSTRUCCIONES EN PROCES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60203" calcext:value-type="float">
            <text:p>160203</text:p>
          </table:table-cell>
          <table:table-cell office:value-type="float" office:value="160203000000" calcext:value-type="float">
            <text:p>16020300000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204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EQUIPO DE TRANSPORTE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60204" calcext:value-type="float">
            <text:p>160204</text:p>
          </table:table-cell>
          <table:table-cell office:value-type="float" office:value="160204000000" calcext:value-type="float">
            <text:p>16020400000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205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EQUIPO DE COMPUT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60205" calcext:value-type="float">
            <text:p>160205</text:p>
          </table:table-cell>
          <table:table-cell office:value-type="float" office:value="160205000000" calcext:value-type="float">
            <text:p>16020500000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206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MOBILIARI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60206" calcext:value-type="float">
            <text:p>160206</text:p>
          </table:table-cell>
          <table:table-cell office:value-type="float" office:value="160206000000" calcext:value-type="float">
            <text:p>160206000000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207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ADAPTACIONES Y MEJOR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60207" calcext:value-type="float">
            <text:p>160207</text:p>
          </table:table-cell>
          <table:table-cell office:value-type="float" office:value="160207000000" calcext:value-type="float">
            <text:p>160207000000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208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TRAS REVALUACIONES DE PROPIEDADES, MOBILIARIO Y EQUIP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60208" calcext:value-type="float">
            <text:p>160208</text:p>
          </table:table-cell>
          <table:table-cell office:value-type="float" office:value="160290000000" calcext:value-type="float">
            <text:p>160290000000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3</text:p>
          </table:table-cell>
          <table:table-cell/>
          <table:table-cell table:style-name="Excel_20_Built-in_20_Normal" office:value-type="string" calcext:value-type="string">
            <text:p>DEPRECIACION ACUMULADA DE PROPIEDADES, MOBILIARIO Y EQUIP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603" calcext:value-type="float">
            <text:p>1603</text:p>
          </table:table-cell>
          <table:table-cell office:value-type="float" office:value="161100000000" calcext:value-type="float">
            <text:p>161100000000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3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ONSTRUCCION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60301" calcext:value-type="float">
            <text:p>160301</text:p>
          </table:table-cell>
          <table:table-cell office:value-type="float" office:value="161102000000" calcext:value-type="float">
            <text:p>161102000000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3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EQUIPO DE TRANSPORTE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60302" calcext:value-type="float">
            <text:p>160302</text:p>
          </table:table-cell>
          <table:table-cell office:value-type="float" office:value="161104000000" calcext:value-type="float">
            <text:p>161104000000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30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EQUIPO DE COMPUT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60303" calcext:value-type="float">
            <text:p>160303</text:p>
          </table:table-cell>
          <table:table-cell office:value-type="float" office:value="161105000000" calcext:value-type="float">
            <text:p>16110500000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304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MOBILIARI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60304" calcext:value-type="float">
            <text:p>160304</text:p>
          </table:table-cell>
          <table:table-cell office:value-type="float" office:value="161106000000" calcext:value-type="float">
            <text:p>16110600000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305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ADAPTACIONES Y MEJOR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60305" calcext:value-type="float">
            <text:p>160305</text:p>
          </table:table-cell>
          <table:table-cell office:value-type="float" office:value="161107000000" calcext:value-type="float">
            <text:p>161107000000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306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TRAS DEPRECIACIONES ACUMULADAS DE PROPIEDADES, MOBILIARIO Y EQUIP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60306" calcext:value-type="float">
            <text:p>160306</text:p>
          </table:table-cell>
          <table:table-cell office:value-type="float" office:value="161190000000" calcext:value-type="float">
            <text:p>161190000000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4</text:p>
          </table:table-cell>
          <table:table-cell/>
          <table:table-cell table:style-name="Excel_20_Built-in_20_Normal" office:value-type="string" calcext:value-type="string">
            <text:p>REVALUACION DE LA DEPRECIACION ACUMULADA DE PROPIEDADES, MOBILIARIO Y EQUIPO (1)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604" calcext:value-type="float">
            <text:p>1604</text:p>
          </table:table-cell>
          <table:table-cell office:value-type="float" office:value="161200000000" calcext:value-type="float">
            <text:p>161200000000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4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ONSTRUCCION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60401" calcext:value-type="float">
            <text:p>160401</text:p>
          </table:table-cell>
          <table:table-cell office:value-type="float" office:value="161202000000" calcext:value-type="float">
            <text:p>161202000000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4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EQUIPO DE TRANSPORTE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60402" calcext:value-type="float">
            <text:p>160402</text:p>
          </table:table-cell>
          <table:table-cell office:value-type="float" office:value="161204000000" calcext:value-type="float">
            <text:p>161204000000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40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EQUIPO DE COMPUT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60403" calcext:value-type="float">
            <text:p>160403</text:p>
          </table:table-cell>
          <table:table-cell office:value-type="float" office:value="161205000000" calcext:value-type="float">
            <text:p>161205000000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404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MOBILIARI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60404" calcext:value-type="float">
            <text:p>160404</text:p>
          </table:table-cell>
          <table:table-cell office:value-type="float" office:value="161206000000" calcext:value-type="float">
            <text:p>161206000000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405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ADAPTACIONES Y MEJOR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60405" calcext:value-type="float">
            <text:p>160405</text:p>
          </table:table-cell>
          <table:table-cell office:value-type="float" office:value="161207000000" calcext:value-type="float">
            <text:p>161207000000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0406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TRAS REVALUACIONES DE LA DEPRECIACION ACUMULADA DE PROPIEDADES, MOBILIARIO Y EQUIP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60406" calcext:value-type="float">
            <text:p>160406</text:p>
          </table:table-cell>
          <table:table-cell office:value-type="float" office:value="161290000000" calcext:value-type="float">
            <text:p>1612900000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701</text:p>
          </table:table-cell>
          <table:table-cell/>
          <table:table-cell table:style-name="ce6" office:value-type="string" calcext:value-type="string">
            <text:p>INVERSIONES PERMANENTES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7" calcext:value-type="float">
            <text:p>17</text:p>
          </table:table-cell>
          <table:table-cell office:value-type="float" office:value="170000000000" calcext:value-type="float">
            <text:p>17000000000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70101</text:p>
          </table:table-cell>
          <table:table-cell/>
          <table:table-cell table:style-name="Excel_20_Built-in_20_Normal" office:value-type="string" calcext:value-type="string">
            <text:p>SUBSIDIARIA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70100000000" calcext:value-type="float">
            <text:p>170100000000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70101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ERTENECIENTES AL SECTOR FINANCIER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70101000000" calcext:value-type="float">
            <text:p>170101000000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70101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NO PERTENECIENTES AL SECTOR FINANCIER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70102000000" calcext:value-type="float">
            <text:p>170102000000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70102</text:p>
          </table:table-cell>
          <table:table-cell/>
          <table:table-cell table:style-name="Excel_20_Built-in_20_Normal" office:value-type="string" calcext:value-type="string">
            <text:p>ASOCIADA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70200000000" calcext:value-type="float">
            <text:p>170200000000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70102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ERTENECIENTES AL SECTOR FINANCIER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70201000000" calcext:value-type="float">
            <text:p>170201000000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70102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NO PERTENECIENTES AL SECTOR FINANCIER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70202000000" calcext:value-type="float">
            <text:p>170202000000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70103</text:p>
          </table:table-cell>
          <table:table-cell/>
          <table:table-cell table:style-name="Excel_20_Built-in_20_Normal" office:value-type="string" calcext:value-type="string">
            <text:p>OTRAS INVERSIONES PERMANENTES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703" calcext:value-type="float">
            <text:p>1703</text:p>
          </table:table-cell>
          <table:table-cell office:value-type="float" office:value="179000000000" calcext:value-type="float">
            <text:p>17900000000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70103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ERTENECIENTES AL SECTOR FINANCIER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70301" calcext:value-type="float">
            <text:p>170301</text:p>
          </table:table-cell>
          <table:table-cell office:value-type="float" office:value="179001000000" calcext:value-type="float">
            <text:p>179001000000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70103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NO PERTENECIENTES AL SECTOR FINANCIER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70302" calcext:value-type="float">
            <text:p>170302</text:p>
          </table:table-cell>
          <table:table-cell office:value-type="float" office:value="179002000000" calcext:value-type="float">
            <text:p>179002000000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702</text:p>
          </table:table-cell>
          <table:table-cell/>
          <table:table-cell table:style-name="ce6" office:value-type="string" calcext:value-type="string">
            <text:p>ACTIVOS DE LARGA DURACION DISPONIBLES PARA LA VENTA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79500000000" calcext:value-type="float">
            <text:p>179500000000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70201</text:p>
          </table:table-cell>
          <table:table-cell/>
          <table:table-cell table:style-name="Excel_20_Built-in_20_Normal" office:value-type="string" calcext:value-type="string">
            <text:p>SUBSIDIARIA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79501000000" calcext:value-type="float">
            <text:p>179501000000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70201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ERTENECIENTES AL SECTOR FINANCIER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79501010000" calcext:value-type="float">
            <text:p>179501010000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70201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NO PERTENECIENTES AL SECTOR FINANCIER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79501020000" calcext:value-type="float">
            <text:p>17950102000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70202</text:p>
          </table:table-cell>
          <table:table-cell/>
          <table:table-cell table:style-name="Excel_20_Built-in_20_Normal" office:value-type="string" calcext:value-type="string">
            <text:p>ASOCIADA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79502000000" calcext:value-type="float">
            <text:p>179502000000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70202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ERTENECIENTES AL SECTOR FINANCIER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79502010000" calcext:value-type="float">
            <text:p>17950201000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70202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NO PERTENECIENTES AL SECTOR FINANCIER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79502020000" calcext:value-type="float">
            <text:p>179502020000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70203</text:p>
          </table:table-cell>
          <table:table-cell/>
          <table:table-cell table:style-name="Excel_20_Built-in_20_Normal" office:value-type="string" calcext:value-type="string">
            <text:p>OTROS ACTIVOS DE LARGA DURACION DISPONIBLES PARA LA VENTA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79590000000" calcext:value-type="float">
            <text:p>179590000000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70203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ERTENECIENTES AL SECTOR FINANCIER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79590010000" calcext:value-type="float">
            <text:p>179590010000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70203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NO PERTENECIENTES AL SECTOR FINANCIER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79590020000" calcext:value-type="float">
            <text:p>179590020000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8</text:p>
          </table:table-cell>
          <table:table-cell/>
          <table:table-cell table:style-name="ce6" office:value-type="string" calcext:value-type="string">
            <text:p>PTU DIFERIDA (A FAVOR)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80000000000" calcext:value-type="float">
            <text:p>180000000000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801</text:p>
          </table:table-cell>
          <table:table-cell/>
          <table:table-cell table:style-name="Excel_20_Built-in_20_Normal" office:value-type="string" calcext:value-type="string">
            <text:p>PARTICIPACION DE LOS TRABAJADORES EN LAS UTILIDADES DIFERIDA (A FAVOR)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80300000000" calcext:value-type="float">
            <text:p>180300000000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802</text:p>
          </table:table-cell>
          <table:table-cell/>
          <table:table-cell table:style-name="Excel_20_Built-in_20_Normal" office:value-type="string" calcext:value-type="string">
            <text:p>ESTIMACION POR PTU DIFERIDA NO RECUPERABLE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89600000000" calcext:value-type="float">
            <text:p>189600000000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</text:p>
          </table:table-cell>
          <table:table-cell/>
          <table:table-cell table:style-name="ce6" office:value-type="string" calcext:value-type="string">
            <text:p>OTROS ACTIV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9" calcext:value-type="float">
            <text:p>19</text:p>
          </table:table-cell>
          <table:table-cell office:value-type="float" office:value="190000000000" calcext:value-type="float">
            <text:p>190000000000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1</text:p>
          </table:table-cell>
          <table:table-cell/>
          <table:table-cell table:style-name="Excel_20_Built-in_20_Normal" office:value-type="string" calcext:value-type="string">
            <text:p>CARGOS DIFERIDOS, PAGOS ANTICIPADOS E INTANGIBLE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901" calcext:value-type="float">
            <text:p>1901</text:p>
          </table:table-cell>
          <table:table-cell office:value-type="float" office:value="190300000000" calcext:value-type="float">
            <text:p>190300000000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1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ARGOS DIFERID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90101" calcext:value-type="float">
            <text:p>190101</text:p>
          </table:table-cell>
          <table:table-cell office:value-type="float" office:value="190301000000" calcext:value-type="float">
            <text:p>190301000000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101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Costo financiero por amortizar en operaciones de arrendamiento capitalizable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9010101" calcext:value-type="float">
            <text:p>19010101</text:p>
          </table:table-cell>
          <table:table-cell office:value-type="float" office:value="190301040000" calcext:value-type="float">
            <text:p>190301040000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101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Costos y gastos asociados con el otorgamiento del crédito 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9010102" calcext:value-type="float">
            <text:p>19010102</text:p>
          </table:table-cell>
          <table:table-cell office:value-type="float" office:value="190301110000" calcext:value-type="float">
            <text:p>190301110000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10103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Costos y gastos asociados al otorgamiento de tarjeta de crédito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9010103" calcext:value-type="float">
            <text:p>19010103</text:p>
          </table:table-cell>
          <table:table-cell office:value-type="float" office:value="190301120000" calcext:value-type="float">
            <text:p>190301120000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10104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Seguros por amortizar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9010105" calcext:value-type="float">
            <text:p>19010105</text:p>
          </table:table-cell>
          <table:table-cell office:value-type="float" office:value="190301060000" calcext:value-type="float">
            <text:p>19030106000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10105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tros cargos diferidos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9010107" calcext:value-type="float">
            <text:p>19010107</text:p>
          </table:table-cell>
          <table:table-cell office:value-type="float" office:value="190301900000" calcext:value-type="float">
            <text:p>190301900000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1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AGOS ANTICIPADOS 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90102" calcext:value-type="float">
            <text:p>190102</text:p>
          </table:table-cell>
          <table:table-cell office:value-type="float" office:value="190302000000" calcext:value-type="float">
            <text:p>19030200000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102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Intereses pagados por anticipado 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9010201" calcext:value-type="float">
            <text:p>19010201</text:p>
          </table:table-cell>
          <table:table-cell office:value-type="float" office:value="190302010000" calcext:value-type="float">
            <text:p>19030201000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102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Comisiones pagadas por anticipado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9010202" calcext:value-type="float">
            <text:p>19010202</text:p>
          </table:table-cell>
          <table:table-cell office:value-type="float" office:value="190302020000" calcext:value-type="float">
            <text:p>19030202000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10203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Anticipos o pagos provisionales de impuestos 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19010203" calcext:value-type="float">
            <text:p>19010203</text:p>
          </table:table-cell>
          <table:table-cell office:value-type="float" office:value="190302800000" calcext:value-type="float">
            <text:p>190302800000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10204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Arrendamientos pagados por anticipado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9010204" calcext:value-type="float">
            <text:p>19010204</text:p>
          </table:table-cell>
          <table:table-cell office:value-type="float" office:value="190302070000" calcext:value-type="float">
            <text:p>190302070000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10205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tros pagos anticipados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9010205" calcext:value-type="float">
            <text:p>19010205</text:p>
          </table:table-cell>
          <table:table-cell office:value-type="float" office:value="190302900000" calcext:value-type="float">
            <text:p>190302900000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10205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tros pagos anticipados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9010206" calcext:value-type="float">
            <text:p>19010206</text:p>
          </table:table-cell>
          <table:table-cell office:value-type="float" office:value="190302900000" calcext:value-type="float">
            <text:p>190302900000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10205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tros pagos anticipados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19010207" calcext:value-type="float">
            <text:p>19010207</text:p>
          </table:table-cell>
          <table:table-cell office:value-type="float" office:value="190302900000" calcext:value-type="float">
            <text:p>190302900000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10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INTANGIBL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90303000000" calcext:value-type="float">
            <text:p>190303000000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103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Crédito mercantil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90303010000" calcext:value-type="float">
            <text:p>190303010000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1030101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De subsidiarias</text:p>
          </table:table-cell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90303010100" calcext:value-type="float">
            <text:p>19030301010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1030102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De asociadas</text:p>
          </table:table-cell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90303010200" calcext:value-type="float">
            <text:p>19030301020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103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Revaluación del crédito mercantil (1)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90303020000" calcext:value-type="float">
            <text:p>190303020000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1030201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De subsidiarias</text:p>
          </table:table-cell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90303020100" calcext:value-type="float">
            <text:p>190303020100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1030202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De asociadas</text:p>
          </table:table-cell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90303020200" calcext:value-type="float">
            <text:p>19030302020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10303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Gastos de organización 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90303030000" calcext:value-type="float">
            <text:p>190303030000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10304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Revaluación de gastos de organización (1)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90303040000" calcext:value-type="float">
            <text:p>190303040000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10305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Amortización acumulada de gastos de organización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90303050000" calcext:value-type="float">
            <text:p>190303050000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10306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Revaluación de la amortización acumulada de gastos de organización (1)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90303060000" calcext:value-type="float">
            <text:p>190303060000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10307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tros intangibles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90303900000" calcext:value-type="float">
            <text:p>190303900000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10308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Revaluación de otros intangibles (1)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90303910000" calcext:value-type="float">
            <text:p>1903039100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10309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Amortización acumulada de otros intangibles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90303920000" calcext:value-type="float">
            <text:p>190303920000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10310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Revaluación de la amortización acumulada de otros intangibles (1)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90303930000" calcext:value-type="float">
            <text:p>190303930000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2</text:p>
          </table:table-cell>
          <table:table-cell/>
          <table:table-cell table:style-name="Excel_20_Built-in_20_Normal" office:value-type="string" calcext:value-type="string">
            <text:p>OTROS ACTIVOS A CORTO Y LARGO PLAZ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91600000000" calcext:value-type="float">
            <text:p>191600000000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2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ACTIVOS DEL PLAN PARA CUBRIR BENEFICIOS A LOS EMPLEAD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91604000000" calcext:value-type="float">
            <text:p>191604000000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201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Beneficios directos a largo plazo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91604060000" calcext:value-type="float">
            <text:p>191604060000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201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Beneficios por terminación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91604040000" calcext:value-type="float">
            <text:p>191604040000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190102010201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Beneficios por terminación por causas distintas a la reestructuración</text:p>
          </table:table-cell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91604040100" calcext:value-type="float">
            <text:p>191604040100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190102010202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Beneficios por terminación por causa de reestructuración</text:p>
          </table:table-cell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91604040200" calcext:value-type="float">
            <text:p>191604040200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20103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Beneficios al retiro</text:p>
          </table:table-cell>
          <table:table-cell table:style-name="Excel_20_Built-in_20_Normal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91604080000" calcext:value-type="float">
            <text:p>191604080000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2010301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Pensiones</text:p>
          </table:table-cell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91604080100" calcext:value-type="float">
            <text:p>191604080100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2010302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Prima de antigüedad</text:p>
          </table:table-cell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91604080200" calcext:value-type="float">
            <text:p>191604080200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102010303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Otros beneficios posteriores al retiro</text:p>
          </table:table-cell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91604089000" calcext:value-type="float">
            <text:p>191604089000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2</text:p>
          </table:table-cell>
          <table:table-cell/>
          <table:table-cell table:style-name="Excel_20_Built-in_20_Normal"/>
          <table:table-cell table:style-name="ce7" office:value-type="string" calcext:value-type="string">
            <text:p>OTROS 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191606000000" calcext:value-type="float">
            <text:p>191606000000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</text:p>
          </table:table-cell>
          <table:table-cell/>
          <table:table-cell table:style-name="ce6" office:value-type="string" calcext:value-type="string">
            <text:p>PASIV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00000000000" calcext:value-type="float">
            <text:p>200000000000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</text:p>
          </table:table-cell>
          <table:table-cell/>
          <table:table-cell table:style-name="ce6" office:value-type="string" calcext:value-type="string">
            <text:p>CAPTACION TRADICIONAL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21" calcext:value-type="float">
            <text:p>21</text:p>
          </table:table-cell>
          <table:table-cell office:value-type="float" office:value="210000000000" calcext:value-type="float">
            <text:p>210000000000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1</text:p>
          </table:table-cell>
          <table:table-cell/>
          <table:table-cell table:style-name="Excel_20_Built-in_20_Normal" office:value-type="string" calcext:value-type="string">
            <text:p>DEPOSITOS DE EXIGIBILIDAD INMEDIATA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2101" calcext:value-type="float">
            <text:p>2101</text:p>
          </table:table-cell>
          <table:table-cell office:value-type="float" office:value="210100000000" calcext:value-type="float">
            <text:p>210100000000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1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DEPOSITOS A LA VISTA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2101" calcext:value-type="float">
            <text:p>2101</text:p>
          </table:table-cell>
          <table:table-cell office:value-type="float" office:value="210101000000" calcext:value-type="float">
            <text:p>210101000000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101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Sin intereses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float" office:value="21010101" calcext:value-type="float">
            <text:p>21010101</text:p>
          </table:table-cell>
          <table:table-cell office:value-type="float" office:value="210101010000" calcext:value-type="float">
            <text:p>210101010000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101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Sin intereses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float" office:value="21010204" calcext:value-type="float">
            <text:p>21010204</text:p>
          </table:table-cell>
          <table:table-cell office:value-type="float" office:value="210101010000" calcext:value-type="float">
            <text:p>210101010000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101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Sin intereses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float" office:value="21010206" calcext:value-type="float">
            <text:p>21010206</text:p>
          </table:table-cell>
          <table:table-cell office:value-type="float" office:value="210101010000" calcext:value-type="float">
            <text:p>210101010000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101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Sin intereses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float" office:value="21010207" calcext:value-type="float">
            <text:p>21010207</text:p>
          </table:table-cell>
          <table:table-cell office:value-type="float" office:value="210101010000" calcext:value-type="float">
            <text:p>210101010000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101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Sin intereses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float" office:value="21010209" calcext:value-type="float">
            <text:p>21010209</text:p>
          </table:table-cell>
          <table:table-cell office:value-type="float" office:value="210101010000" calcext:value-type="float">
            <text:p>210101010000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101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Sin intereses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float" office:value="21010210" calcext:value-type="float">
            <text:p>21010210</text:p>
          </table:table-cell>
          <table:table-cell office:value-type="float" office:value="210101010000" calcext:value-type="float">
            <text:p>210101010000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101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Sin intereses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float" office:value="21010211" calcext:value-type="float">
            <text:p>21010211</text:p>
          </table:table-cell>
          <table:table-cell office:value-type="float" office:value="210101010000" calcext:value-type="float">
            <text:p>210101010000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101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Sin intereses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office:value-type="string" calcext:value-type="string">
            <text:p>21010201</text:p>
          </table:table-cell>
          <table:table-cell office:value-type="float" office:value="210101010000" calcext:value-type="float">
            <text:p>210101010000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1010101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Depósitos libres de gravamen</text:p>
          </table:table-cell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float" office:value="21010101" calcext:value-type="float">
            <text:p>21010101</text:p>
          </table:table-cell>
          <table:table-cell office:value-type="float" office:value="210101010100" calcext:value-type="float">
            <text:p>210101010100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1010101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Depósitos libres de gravamen</text:p>
          </table:table-cell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float" office:value="21010204" calcext:value-type="float">
            <text:p>21010204</text:p>
          </table:table-cell>
          <table:table-cell office:value-type="float" office:value="210101010100" calcext:value-type="float">
            <text:p>210101010100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1010101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Depósitos libres de gravamen</text:p>
          </table:table-cell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float" office:value="21010206" calcext:value-type="float">
            <text:p>21010206</text:p>
          </table:table-cell>
          <table:table-cell office:value-type="float" office:value="210101010100" calcext:value-type="float">
            <text:p>210101010100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1010101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Depósitos libres de gravamen</text:p>
          </table:table-cell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float" office:value="21010207" calcext:value-type="float">
            <text:p>21010207</text:p>
          </table:table-cell>
          <table:table-cell office:value-type="float" office:value="210101010100" calcext:value-type="float">
            <text:p>210101010100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1010101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Depósitos libres de gravamen</text:p>
          </table:table-cell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float" office:value="21010209" calcext:value-type="float">
            <text:p>21010209</text:p>
          </table:table-cell>
          <table:table-cell office:value-type="float" office:value="210101010100" calcext:value-type="float">
            <text:p>210101010100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1010101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Depósitos libres de gravamen</text:p>
          </table:table-cell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float" office:value="21010210" calcext:value-type="float">
            <text:p>21010210</text:p>
          </table:table-cell>
          <table:table-cell office:value-type="float" office:value="210101010100" calcext:value-type="float">
            <text:p>210101010100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1010101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Depósitos libres de gravamen</text:p>
          </table:table-cell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float" office:value="21010211" calcext:value-type="float">
            <text:p>21010211</text:p>
          </table:table-cell>
          <table:table-cell office:value-type="float" office:value="210101010100" calcext:value-type="float">
            <text:p>210101010100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1010102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Depósitos que amparan créditos otorgados</text:p>
          </table:table-cell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office:value-type="string" calcext:value-type="string">
            <text:p>21010201</text:p>
          </table:table-cell>
          <table:table-cell office:value-type="float" office:value="210101010200" calcext:value-type="float">
            <text:p>210101010200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101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Con intereses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5" office:value-type="string" calcext:value-type="string">
            <text:p>21010102</text:p>
          </table:table-cell>
          <table:table-cell office:value-type="float" office:value="210101020000" calcext:value-type="float">
            <text:p>210101020000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101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Con intereses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string" calcext:value-type="string">
            <text:p>21010202</text:p>
          </table:table-cell>
          <table:table-cell office:value-type="float" office:value="210101020000" calcext:value-type="float">
            <text:p>210101020000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101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Con intereses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string" calcext:value-type="string">
            <text:p>21010203</text:p>
          </table:table-cell>
          <table:table-cell office:value-type="float" office:value="210101020000" calcext:value-type="float">
            <text:p>210101020000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101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Con intereses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string" calcext:value-type="string">
            <text:p>21010205</text:p>
          </table:table-cell>
          <table:table-cell office:value-type="float" office:value="210101020000" calcext:value-type="float">
            <text:p>210101020000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1010201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Depósitos libres de gravamen</text:p>
          </table:table-cell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string" calcext:value-type="string">
            <text:p>21010102</text:p>
          </table:table-cell>
          <table:table-cell office:value-type="float" office:value="210101020100" calcext:value-type="float">
            <text:p>210101020100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1010201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Depósitos libres de gravamen</text:p>
          </table:table-cell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string" calcext:value-type="string">
            <text:p>21010202</text:p>
          </table:table-cell>
          <table:table-cell office:value-type="float" office:value="210101020100" calcext:value-type="float">
            <text:p>210101020100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1010201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Depósitos libres de gravamen</text:p>
          </table:table-cell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string" calcext:value-type="string">
            <text:p>21010203</text:p>
          </table:table-cell>
          <table:table-cell office:value-type="float" office:value="210101020100" calcext:value-type="float">
            <text:p>210101020100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1010201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Depósitos libres de gravamen</text:p>
          </table:table-cell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string" calcext:value-type="string">
            <text:p>21010205</text:p>
          </table:table-cell>
          <table:table-cell office:value-type="float" office:value="210101020100" calcext:value-type="float">
            <text:p>210101020100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1010202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Depósitos que amparan créditos otorgados</text:p>
          </table:table-cell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10101020200" calcext:value-type="float">
            <text:p>210101020200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1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DEPOSITOS DE AHORR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/>
          <table:table-cell office:value-type="float" office:value="210102000000" calcext:value-type="float">
            <text:p>210102000000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102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epósitos libres de gravamen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8"/>
          <table:table-cell office:value-type="float" office:value="210102010000" calcext:value-type="float">
            <text:p>210102010000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102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epósitos que amparan créditos otorgados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6"/>
          <table:table-cell office:value-type="float" office:value="210102020000" calcext:value-type="float">
            <text:p>210102020000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2</text:p>
          </table:table-cell>
          <table:table-cell/>
          <table:table-cell table:style-name="Excel_20_Built-in_20_Normal" office:value-type="string" calcext:value-type="string">
            <text:p>DEPOSITOS A PLAZ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string" calcext:value-type="string">
            <text:p>2102010101</text:p>
          </table:table-cell>
          <table:table-cell office:value-type="float" office:value="211100000000" calcext:value-type="float">
            <text:p>211100000000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2</text:p>
          </table:table-cell>
          <table:table-cell/>
          <table:table-cell table:style-name="Excel_20_Built-in_20_Normal" office:value-type="string" calcext:value-type="string">
            <text:p>DEPOSITOS A PLAZ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string" calcext:value-type="string">
            <text:p>2102010108</text:p>
          </table:table-cell>
          <table:table-cell office:value-type="float" office:value="211100000000" calcext:value-type="float">
            <text:p>211100000000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2</text:p>
          </table:table-cell>
          <table:table-cell/>
          <table:table-cell table:style-name="Excel_20_Built-in_20_Normal" office:value-type="string" calcext:value-type="string">
            <text:p>DEPOSITOS A PLAZ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string" calcext:value-type="string">
            <text:p>2102010201</text:p>
          </table:table-cell>
          <table:table-cell office:value-type="float" office:value="211100000000" calcext:value-type="float">
            <text:p>211100000000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2</text:p>
          </table:table-cell>
          <table:table-cell/>
          <table:table-cell table:style-name="Excel_20_Built-in_20_Normal" office:value-type="string" calcext:value-type="string">
            <text:p>DEPOSITOS A PLAZ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string" calcext:value-type="string">
            <text:p>2102010208</text:p>
          </table:table-cell>
          <table:table-cell office:value-type="float" office:value="211100000000" calcext:value-type="float">
            <text:p>211100000000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2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DEPOSITOS RETIRABLES EN DIAS PREESTABLECID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string" calcext:value-type="string">
            <text:p>2102010101</text:p>
          </table:table-cell>
          <table:table-cell office:value-type="float" office:value="211104000000" calcext:value-type="float">
            <text:p>211104000000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2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DEPOSITOS RETIRABLES EN DIAS PREESTABLECID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string" calcext:value-type="string">
            <text:p>2102010108</text:p>
          </table:table-cell>
          <table:table-cell office:value-type="float" office:value="211104000000" calcext:value-type="float">
            <text:p>211104000000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2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DEPOSITOS RETIRABLES EN DIAS PREESTABLECID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string" calcext:value-type="string">
            <text:p>2102010201</text:p>
          </table:table-cell>
          <table:table-cell office:value-type="float" office:value="211104000000" calcext:value-type="float">
            <text:p>211104000000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2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DEPOSITOS RETIRABLES EN DIAS PREESTABLECID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string" calcext:value-type="string">
            <text:p>2102010208</text:p>
          </table:table-cell>
          <table:table-cell office:value-type="float" office:value="211104000000" calcext:value-type="float">
            <text:p>211104000000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201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epósitos libres de gravamen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string" calcext:value-type="string">
            <text:p>2102010101</text:p>
          </table:table-cell>
          <table:table-cell office:value-type="float" office:value="211104010000" calcext:value-type="float">
            <text:p>211104010000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201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epósitos libres de gravamen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string" calcext:value-type="string">
            <text:p>2102010108</text:p>
          </table:table-cell>
          <table:table-cell office:value-type="float" office:value="211104010000" calcext:value-type="float">
            <text:p>211104010000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201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epósitos libres de gravamen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string" calcext:value-type="string">
            <text:p>2102010201</text:p>
          </table:table-cell>
          <table:table-cell office:value-type="float" office:value="211104010000" calcext:value-type="float">
            <text:p>211104010000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201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epósitos libres de gravamen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3" office:value-type="string" calcext:value-type="string">
            <text:p>2102010208</text:p>
          </table:table-cell>
          <table:table-cell office:value-type="float" office:value="211104010000" calcext:value-type="float">
            <text:p>211104010000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201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epósitos que amparan créditos otorgados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11104020000" calcext:value-type="float">
            <text:p>211104020000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2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TROS DEPOSITOS A PLAZ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11190000000" calcext:value-type="float">
            <text:p>211190000000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202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epósitos libres de gravamen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11190100000" calcext:value-type="float">
            <text:p>211190100000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10202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epósitos que amparan créditos otorgados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11190200000" calcext:value-type="float">
            <text:p>211190200000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2</text:p>
          </table:table-cell>
          <table:table-cell/>
          <table:table-cell table:style-name="ce6" office:value-type="string" calcext:value-type="string">
            <text:p>PRESTAMOS BANCARIOS Y DE OTROS ORGANISM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22" calcext:value-type="float">
            <text:p>22</text:p>
          </table:table-cell>
          <table:table-cell office:value-type="float" office:value="230000000000" calcext:value-type="float">
            <text:p>230000000000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201</text:p>
          </table:table-cell>
          <table:table-cell/>
          <table:table-cell table:style-name="Excel_20_Built-in_20_Normal" office:value-type="string" calcext:value-type="string">
            <text:p>DE CORTO PLAZ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2201" calcext:value-type="float">
            <text:p>2201</text:p>
          </table:table-cell>
          <table:table-cell office:value-type="float" office:value="230200000000" calcext:value-type="float">
            <text:p>230200000000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201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RESTAMOS DE INSTITUCIONES DE BANCA MULTIPLE 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1" office:value-type="float" office:value="220101" calcext:value-type="float">
            <text:p>220101</text:p>
          </table:table-cell>
          <table:table-cell office:value-type="float" office:value="230202000000" calcext:value-type="float">
            <text:p>230202000000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201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RESTAMOS DE INSTITUCIONES DE BANCA DE DESARROLL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1" office:value-type="float" office:value="220102" calcext:value-type="float">
            <text:p>220102</text:p>
          </table:table-cell>
          <table:table-cell office:value-type="float" office:value="230203000000" calcext:value-type="float">
            <text:p>230203000000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2010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RESTAMOS DE FIDEICOMISOS PUBLIC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220103" calcext:value-type="float">
            <text:p>220103</text:p>
          </table:table-cell>
          <table:table-cell office:value-type="float" office:value="230204000000" calcext:value-type="float">
            <text:p>230204000000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20104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RESTAMOS DE SOCIEDADES COOPERATIVAS DE AHORRO Y PRESTAMO (DE LIQUIDEZ)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220104" calcext:value-type="float">
            <text:p>220104</text:p>
          </table:table-cell>
          <table:table-cell office:value-type="float" office:value="230209000000" calcext:value-type="float">
            <text:p>230209000000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20105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RESTAMOS DE OTROS ORGANISM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220105" calcext:value-type="float">
            <text:p>220105</text:p>
          </table:table-cell>
          <table:table-cell office:value-type="float" office:value="230205000000" calcext:value-type="float">
            <text:p>230205000000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202</text:p>
          </table:table-cell>
          <table:table-cell/>
          <table:table-cell table:style-name="Excel_20_Built-in_20_Normal" office:value-type="string" calcext:value-type="string">
            <text:p>DE LARGO PLAZ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2202" calcext:value-type="float">
            <text:p>2202</text:p>
          </table:table-cell>
          <table:table-cell office:value-type="float" office:value="230300000000" calcext:value-type="float">
            <text:p>230300000000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202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RESTAMOS DE INSTITUCIONES DE BANCA MULTIPLE 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220201" calcext:value-type="float">
            <text:p>220201</text:p>
          </table:table-cell>
          <table:table-cell office:value-type="float" office:value="230302000000" calcext:value-type="float">
            <text:p>230302000000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202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RESTAMOS DE INSTITUCIONES DE BANCA DE DESARROLL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220202" calcext:value-type="float">
            <text:p>220202</text:p>
          </table:table-cell>
          <table:table-cell office:value-type="float" office:value="230303000000" calcext:value-type="float">
            <text:p>230303000000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2020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RESTAMOS DE FIDEICOMISOS PUBLIC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220203" calcext:value-type="float">
            <text:p>220203</text:p>
          </table:table-cell>
          <table:table-cell office:value-type="float" office:value="230304000000" calcext:value-type="float">
            <text:p>230304000000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20204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RESTAMOS DE SOCIEDADES COOPERATIVAS DE AHORRO Y PRESTAMO (DE LIQUIDEZ)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220204" calcext:value-type="float">
            <text:p>220204</text:p>
          </table:table-cell>
          <table:table-cell office:value-type="float" office:value="230309000000" calcext:value-type="float">
            <text:p>230309000000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20205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RESTAMOS DE OTROS ORGANISM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220205" calcext:value-type="float">
            <text:p>220205</text:p>
          </table:table-cell>
          <table:table-cell office:value-type="float" office:value="230305000000" calcext:value-type="float">
            <text:p>230305000000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/>
          <table:table-cell table:style-name="ce6" office:value-type="string" calcext:value-type="string">
            <text:p>COLATERALES VENDIDOS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20900000000" calcext:value-type="float">
            <text:p>220900000000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301</text:p>
          </table:table-cell>
          <table:table-cell/>
          <table:table-cell table:style-name="Excel_20_Built-in_20_Normal" office:value-type="string" calcext:value-type="string">
            <text:p>REPORT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20901000000" calcext:value-type="float">
            <text:p>22090100000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302</text:p>
          </table:table-cell>
          <table:table-cell/>
          <table:table-cell table:style-name="Excel_20_Built-in_20_Normal" office:value-type="string" calcext:value-type="string">
            <text:p>OTROS COLATERALES VENDID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20990000000" calcext:value-type="float">
            <text:p>220990000000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</text:p>
          </table:table-cell>
          <table:table-cell/>
          <table:table-cell table:style-name="ce6" office:value-type="string" calcext:value-type="string">
            <text:p>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23" calcext:value-type="float">
            <text:p>23</text:p>
          </table:table-cell>
          <table:table-cell office:value-type="float" office:value="240000000000" calcext:value-type="float">
            <text:p>24000000000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</text:p>
          </table:table-cell>
          <table:table-cell/>
          <table:table-cell table:style-name="ce6" office:value-type="string" calcext:value-type="string">
            <text:p>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office:value-type="string" calcext:value-type="string">
            <text:p>2102010202</text:p>
          </table:table-cell>
          <table:table-cell office:value-type="float" office:value="240000000000" calcext:value-type="float">
            <text:p>24000000000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</text:p>
          </table:table-cell>
          <table:table-cell/>
          <table:table-cell table:style-name="ce6" office:value-type="string" calcext:value-type="string">
            <text:p>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office:value-type="string" calcext:value-type="string">
            <text:p>2102010203</text:p>
          </table:table-cell>
          <table:table-cell office:value-type="float" office:value="240000000000" calcext:value-type="float">
            <text:p>24000000000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1</text:p>
          </table:table-cell>
          <table:table-cell/>
          <table:table-cell table:style-name="Excel_20_Built-in_20_Normal" office:value-type="string" calcext:value-type="string">
            <text:p>PARTICIPACION DE LOS TRABAJADORES EN LAS UTILIDADE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0800000000" calcext:value-type="float">
            <text:p>240800000000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2</text:p>
          </table:table-cell>
          <table:table-cell/>
          <table:table-cell table:style-name="Excel_20_Built-in_20_Normal" office:value-type="string" calcext:value-type="string">
            <text:p>APORTACIONES PARA FUTUROS AUMENTOS DE CAPITAL PENDIENTES DE FORMALIZAR POR SU ASAMBLEA GENERAL DE SOCIOS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0300000000" calcext:value-type="float">
            <text:p>240300000000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3</text:p>
          </table:table-cell>
          <table:table-cell/>
          <table:table-cell table:style-name="Excel_20_Built-in_20_Normal" office:value-type="string" calcext:value-type="string">
            <text:p>FONDO DE PREVISION SOCIAL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1" office:value-type="float" office:value="2303" calcext:value-type="float">
            <text:p>2303</text:p>
          </table:table-cell>
          <table:table-cell office:value-type="float" office:value="241000000000" calcext:value-type="float">
            <text:p>241000000000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4</text:p>
          </table:table-cell>
          <table:table-cell/>
          <table:table-cell table:style-name="Excel_20_Built-in_20_Normal" office:value-type="string" calcext:value-type="string">
            <text:p>FONDO DE EDUCACION COOPERATIVA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1" office:value-type="float" office:value="2304" calcext:value-type="float">
            <text:p>2304</text:p>
          </table:table-cell>
          <table:table-cell office:value-type="float" office:value="241100000000" calcext:value-type="float">
            <text:p>241100000000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5</text:p>
          </table:table-cell>
          <table:table-cell/>
          <table:table-cell table:style-name="Excel_20_Built-in_20_Normal" office:value-type="string" calcext:value-type="string">
            <text:p>ACREEDORES POR LIQUIDACION DE OPERACIONE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0900000000" calcext:value-type="float">
            <text:p>24090000000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5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OMPRAVENTA DE DIVIS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0901000000" calcext:value-type="float">
            <text:p>24090100000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5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INVERSIONES EN VALOR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0902000000" calcext:value-type="float">
            <text:p>240902000000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50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REPORT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0903000000" calcext:value-type="float">
            <text:p>240903000000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6</text:p>
          </table:table-cell>
          <table:table-cell/>
          <table:table-cell table:style-name="Excel_20_Built-in_20_Normal" office:value-type="string" calcext:value-type="string">
            <text:p>ACREEDORES POR COLATERALES RECIBIDOS EN EFECTIV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1300000000" calcext:value-type="float">
            <text:p>241300000000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</text:p>
          </table:table-cell>
          <table:table-cell/>
          <table:table-cell table:style-name="Excel_20_Built-in_20_Normal" office:value-type="string" calcext:value-type="string">
            <text:p>ACREEDORES DIVERSOS Y 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23050104" calcext:value-type="float">
            <text:p>23050104</text:p>
          </table:table-cell>
          <table:table-cell office:value-type="float" office:value="240100000000" calcext:value-type="float">
            <text:p>24010000000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</text:p>
          </table:table-cell>
          <table:table-cell/>
          <table:table-cell table:style-name="Excel_20_Built-in_20_Normal" office:value-type="string" calcext:value-type="string">
            <text:p>ACREEDORES DIVERSOS Y 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23050105" calcext:value-type="float">
            <text:p>23050105</text:p>
          </table:table-cell>
          <table:table-cell office:value-type="float" office:value="240100000000" calcext:value-type="float">
            <text:p>24010000000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</text:p>
          </table:table-cell>
          <table:table-cell/>
          <table:table-cell table:style-name="Excel_20_Built-in_20_Normal" office:value-type="string" calcext:value-type="string">
            <text:p>ACREEDORES DIVERSOS Y 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230509" calcext:value-type="float">
            <text:p>230509</text:p>
          </table:table-cell>
          <table:table-cell office:value-type="float" office:value="240100000000" calcext:value-type="float">
            <text:p>24010000000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</text:p>
          </table:table-cell>
          <table:table-cell/>
          <table:table-cell table:style-name="Excel_20_Built-in_20_Normal" office:value-type="string" calcext:value-type="string">
            <text:p>ACREEDORES DIVERSOS Y 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230510" calcext:value-type="float">
            <text:p>230510</text:p>
          </table:table-cell>
          <table:table-cell office:value-type="float" office:value="240100000000" calcext:value-type="float">
            <text:p>24010000000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</text:p>
          </table:table-cell>
          <table:table-cell/>
          <table:table-cell table:style-name="Excel_20_Built-in_20_Normal" office:value-type="string" calcext:value-type="string">
            <text:p>ACREEDORES DIVERSOS Y 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230511" calcext:value-type="float">
            <text:p>230511</text:p>
          </table:table-cell>
          <table:table-cell office:value-type="float" office:value="240100000000" calcext:value-type="float">
            <text:p>24010000000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</text:p>
          </table:table-cell>
          <table:table-cell/>
          <table:table-cell table:style-name="Excel_20_Built-in_20_Normal" office:value-type="string" calcext:value-type="string">
            <text:p>ACREEDORES DIVERSOS Y 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606" calcext:value-type="float">
            <text:p>230606</text:p>
          </table:table-cell>
          <table:table-cell office:value-type="float" office:value="240100000000" calcext:value-type="float">
            <text:p>24010000000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</text:p>
          </table:table-cell>
          <table:table-cell/>
          <table:table-cell table:style-name="Excel_20_Built-in_20_Normal" office:value-type="string" calcext:value-type="string">
            <text:p>ACREEDORES DIVERSOS Y 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607" calcext:value-type="float">
            <text:p>230607</text:p>
          </table:table-cell>
          <table:table-cell office:value-type="float" office:value="240100000000" calcext:value-type="float">
            <text:p>24010000000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</text:p>
          </table:table-cell>
          <table:table-cell/>
          <table:table-cell table:style-name="Excel_20_Built-in_20_Normal" office:value-type="string" calcext:value-type="string">
            <text:p>ACREEDORES DIVERSOS Y 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608" calcext:value-type="float">
            <text:p>230608</text:p>
          </table:table-cell>
          <table:table-cell office:value-type="float" office:value="240100000000" calcext:value-type="float">
            <text:p>24010000000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</text:p>
          </table:table-cell>
          <table:table-cell/>
          <table:table-cell table:style-name="Excel_20_Built-in_20_Normal" office:value-type="string" calcext:value-type="string">
            <text:p>ACREEDORES DIVERSOS Y 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string" calcext:value-type="string">
            <text:p>230609</text:p>
          </table:table-cell>
          <table:table-cell office:value-type="float" office:value="240100000000" calcext:value-type="float">
            <text:p>24010000000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</text:p>
          </table:table-cell>
          <table:table-cell/>
          <table:table-cell table:style-name="Excel_20_Built-in_20_Normal" office:value-type="string" calcext:value-type="string">
            <text:p>ACREEDORES DIVERSOS Y 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23051401" calcext:value-type="float">
            <text:p>23051401</text:p>
          </table:table-cell>
          <table:table-cell office:value-type="float" office:value="240100000000" calcext:value-type="float">
            <text:p>24010000000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</text:p>
          </table:table-cell>
          <table:table-cell/>
          <table:table-cell table:style-name="Excel_20_Built-in_20_Normal" office:value-type="string" calcext:value-type="string">
            <text:p>ACREEDORES DIVERSOS Y 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51617" calcext:value-type="float">
            <text:p>23051617</text:p>
          </table:table-cell>
          <table:table-cell office:value-type="float" office:value="240100000000" calcext:value-type="float">
            <text:p>24010000000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</text:p>
          </table:table-cell>
          <table:table-cell/>
          <table:table-cell table:style-name="Excel_20_Built-in_20_Normal" office:value-type="string" calcext:value-type="string">
            <text:p>ACREEDORES DIVERSOS Y 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618" calcext:value-type="float">
            <text:p>230618</text:p>
          </table:table-cell>
          <table:table-cell office:value-type="float" office:value="240100000000" calcext:value-type="float">
            <text:p>24010000000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</text:p>
          </table:table-cell>
          <table:table-cell/>
          <table:table-cell table:style-name="Excel_20_Built-in_20_Normal" office:value-type="string" calcext:value-type="string">
            <text:p>ACREEDORES DIVERSOS Y 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51602" calcext:value-type="float">
            <text:p>23051602</text:p>
          </table:table-cell>
          <table:table-cell office:value-type="float" office:value="240100000000" calcext:value-type="float">
            <text:p>24010000000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</text:p>
          </table:table-cell>
          <table:table-cell/>
          <table:table-cell table:style-name="Excel_20_Built-in_20_Normal" office:value-type="string" calcext:value-type="string">
            <text:p>ACREEDORES DIVERSOS Y 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51607" calcext:value-type="float">
            <text:p>23051607</text:p>
          </table:table-cell>
          <table:table-cell office:value-type="float" office:value="240100000000" calcext:value-type="float">
            <text:p>24010000000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</text:p>
          </table:table-cell>
          <table:table-cell/>
          <table:table-cell table:style-name="Excel_20_Built-in_20_Normal" office:value-type="string" calcext:value-type="string">
            <text:p>ACREEDORES DIVERSOS Y 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51608" calcext:value-type="float">
            <text:p>23051608</text:p>
          </table:table-cell>
          <table:table-cell office:value-type="float" office:value="240100000000" calcext:value-type="float">
            <text:p>24010000000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</text:p>
          </table:table-cell>
          <table:table-cell/>
          <table:table-cell table:style-name="Excel_20_Built-in_20_Normal" office:value-type="string" calcext:value-type="string">
            <text:p>ACREEDORES DIVERSOS Y 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601" calcext:value-type="float">
            <text:p>230601</text:p>
          </table:table-cell>
          <table:table-cell office:value-type="float" office:value="240100000000" calcext:value-type="float">
            <text:p>24010000000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</text:p>
          </table:table-cell>
          <table:table-cell/>
          <table:table-cell table:style-name="Excel_20_Built-in_20_Normal" office:value-type="string" calcext:value-type="string">
            <text:p>ACREEDORES DIVERSOS Y 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602" calcext:value-type="float">
            <text:p>230602</text:p>
          </table:table-cell>
          <table:table-cell office:value-type="float" office:value="240100000000" calcext:value-type="float">
            <text:p>24010000000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</text:p>
          </table:table-cell>
          <table:table-cell/>
          <table:table-cell table:style-name="Excel_20_Built-in_20_Normal" office:value-type="string" calcext:value-type="string">
            <text:p>ACREEDORES DIVERSOS Y 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603" calcext:value-type="float">
            <text:p>230603</text:p>
          </table:table-cell>
          <table:table-cell office:value-type="float" office:value="240100000000" calcext:value-type="float">
            <text:p>24010000000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</text:p>
          </table:table-cell>
          <table:table-cell/>
          <table:table-cell table:style-name="Excel_20_Built-in_20_Normal" office:value-type="string" calcext:value-type="string">
            <text:p>ACREEDORES DIVERSOS Y 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614" calcext:value-type="float">
            <text:p>230614</text:p>
          </table:table-cell>
          <table:table-cell office:value-type="float" office:value="240100000000" calcext:value-type="float">
            <text:p>24010000000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</text:p>
          </table:table-cell>
          <table:table-cell/>
          <table:table-cell table:style-name="Excel_20_Built-in_20_Normal" office:value-type="string" calcext:value-type="string">
            <text:p>ACREEDORES DIVERSOS Y 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619" calcext:value-type="float">
            <text:p>230619</text:p>
          </table:table-cell>
          <table:table-cell office:value-type="float" office:value="240100000000" calcext:value-type="float">
            <text:p>24010000000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</text:p>
          </table:table-cell>
          <table:table-cell/>
          <table:table-cell table:style-name="Excel_20_Built-in_20_Normal" office:value-type="string" calcext:value-type="string">
            <text:p>ACREEDORES DIVERSOS Y 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621" calcext:value-type="float">
            <text:p>230621</text:p>
          </table:table-cell>
          <table:table-cell office:value-type="float" office:value="240100000000" calcext:value-type="float">
            <text:p>24010000000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</text:p>
          </table:table-cell>
          <table:table-cell/>
          <table:table-cell table:style-name="Excel_20_Built-in_20_Normal" office:value-type="string" calcext:value-type="string">
            <text:p>ACREEDORES DIVERSOS Y 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624" calcext:value-type="float">
            <text:p>230624</text:p>
          </table:table-cell>
          <table:table-cell office:value-type="float" office:value="240100000000" calcext:value-type="float">
            <text:p>24010000000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</text:p>
          </table:table-cell>
          <table:table-cell/>
          <table:table-cell table:style-name="Excel_20_Built-in_20_Normal" office:value-type="string" calcext:value-type="string">
            <text:p>ACREEDORES DIVERSOS Y 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51627" calcext:value-type="float">
            <text:p>23051627</text:p>
          </table:table-cell>
          <table:table-cell office:value-type="float" office:value="240100000000" calcext:value-type="float">
            <text:p>24010000000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</text:p>
          </table:table-cell>
          <table:table-cell/>
          <table:table-cell table:style-name="Excel_20_Built-in_20_Normal" office:value-type="string" calcext:value-type="string">
            <text:p>ACREEDORES DIVERSOS Y 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519" calcext:value-type="float">
            <text:p>230519</text:p>
          </table:table-cell>
          <table:table-cell office:value-type="float" office:value="240100000000" calcext:value-type="float">
            <text:p>24010000000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</text:p>
          </table:table-cell>
          <table:table-cell/>
          <table:table-cell table:style-name="Excel_20_Built-in_20_Normal" office:value-type="string" calcext:value-type="string">
            <text:p>ACREEDORES DIVERSOS Y 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620" calcext:value-type="float">
            <text:p>230620</text:p>
          </table:table-cell>
          <table:table-cell office:value-type="float" office:value="240100000000" calcext:value-type="float">
            <text:p>24010000000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</text:p>
          </table:table-cell>
          <table:table-cell/>
          <table:table-cell table:style-name="Excel_20_Built-in_20_Normal" office:value-type="string" calcext:value-type="string">
            <text:p>ACREEDORES DIVERSOS Y 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string" calcext:value-type="string">
            <text:p>230626</text:p>
          </table:table-cell>
          <table:table-cell office:value-type="float" office:value="240100000000" calcext:value-type="float">
            <text:p>24010000000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</text:p>
          </table:table-cell>
          <table:table-cell/>
          <table:table-cell table:style-name="Excel_20_Built-in_20_Normal" office:value-type="string" calcext:value-type="string">
            <text:p>ACREEDORES DIVERSOS Y 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office:value-type="string" calcext:value-type="string">
            <text:p>2102010202</text:p>
          </table:table-cell>
          <table:table-cell office:value-type="float" office:value="240100000000" calcext:value-type="float">
            <text:p>24010000000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</text:p>
          </table:table-cell>
          <table:table-cell/>
          <table:table-cell table:style-name="Excel_20_Built-in_20_Normal" office:value-type="string" calcext:value-type="string">
            <text:p>ACREEDORES DIVERSOS Y OTRAS CUENTAS POR PAGAR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office:value-type="string" calcext:value-type="string">
            <text:p>2102010203</text:p>
          </table:table-cell>
          <table:table-cell office:value-type="float" office:value="240100000000" calcext:value-type="float">
            <text:p>24010000000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ASIVOS DERIVADOS DE LA PRESTACION DE SERVICI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1" office:value-type="float" office:value="230501" calcext:value-type="float">
            <text:p>230501</text:p>
          </table:table-cell>
          <table:table-cell office:value-type="float" office:value="240102000000" calcext:value-type="float">
            <text:p>240102000000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01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Aceptaciones por cuenta de clientes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0102050000" calcext:value-type="float">
            <text:p>240102050000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01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rdenes de pago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0102060000" calcext:value-type="float">
            <text:p>240102060000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0103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Avales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0102080000" calcext:value-type="float">
            <text:p>240102080000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0104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Custodia o administración de bienes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0102090000" calcext:value-type="float">
            <text:p>240102090000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0105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tros pasivos derivados de la prestación de servicios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23050104" calcext:value-type="float">
            <text:p>23050104</text:p>
          </table:table-cell>
          <table:table-cell office:value-type="float" office:value="240102900000" calcext:value-type="float">
            <text:p>240102900000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0105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tros pasivos derivados de la prestación de servicios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23050105" calcext:value-type="float">
            <text:p>23050105</text:p>
          </table:table-cell>
          <table:table-cell office:value-type="float" office:value="240102900000" calcext:value-type="float">
            <text:p>240102900000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OMISIONES POR PAGAR SOBRE OPERACIONES VIGENT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0103000000" calcext:value-type="float">
            <text:p>240103000000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0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AFORO DERIVADO DE OPERACIONES DE FACTORAJE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0104000000" calcext:value-type="float">
            <text:p>240104000000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04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ASIVO POR ARRENDAMIENTO CAPITALIZABLE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0113000000" calcext:value-type="float">
            <text:p>240113000000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05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DEPOSITOS EN GARANTIA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0116000000" calcext:value-type="float">
            <text:p>240116000000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06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ACREEDORES POR ADQUISICION DE ACTIVOS 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0115000000" calcext:value-type="float">
            <text:p>240115000000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07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EXCEDENTES POR PAGAR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0119000000" calcext:value-type="float">
            <text:p>240119000000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08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ACREEDORES POR SERVICIO DE MANTENIMIENT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0106000000" calcext:value-type="float">
            <text:p>24010600000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09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IMPUESTO AL VALOR AGREGAD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230509" calcext:value-type="float">
            <text:p>230509</text:p>
          </table:table-cell>
          <table:table-cell office:value-type="float" office:value="240107000000" calcext:value-type="float">
            <text:p>240107000000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0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TROS IMPUESTOS Y DERECHOS POR PAGAR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230510" calcext:value-type="float">
            <text:p>230510</text:p>
          </table:table-cell>
          <table:table-cell office:value-type="float" office:value="240108000000" calcext:value-type="float">
            <text:p>240108000000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IMPUESTOS Y APORTACIONES DE SEGURIDAD SOCIAL RETENIDOS POR ENTERAR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230511" calcext:value-type="float">
            <text:p>230511</text:p>
          </table:table-cell>
          <table:table-cell office:value-type="float" office:value="240109000000" calcext:value-type="float">
            <text:p>240109000000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IMPUESTOS Y APORTACIONES DE SEGURIDAD SOCIAL RETENIDOS POR ENTERAR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606" calcext:value-type="float">
            <text:p>230606</text:p>
          </table:table-cell>
          <table:table-cell office:value-type="float" office:value="240109000000" calcext:value-type="float">
            <text:p>240109000000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IMPUESTOS Y APORTACIONES DE SEGURIDAD SOCIAL RETENIDOS POR ENTERAR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607" calcext:value-type="float">
            <text:p>230607</text:p>
          </table:table-cell>
          <table:table-cell office:value-type="float" office:value="240109000000" calcext:value-type="float">
            <text:p>240109000000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IMPUESTOS Y APORTACIONES DE SEGURIDAD SOCIAL RETENIDOS POR ENTERAR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608" calcext:value-type="float">
            <text:p>230608</text:p>
          </table:table-cell>
          <table:table-cell office:value-type="float" office:value="240109000000" calcext:value-type="float">
            <text:p>240109000000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IMPUESTOS Y APORTACIONES DE SEGURIDAD SOCIAL RETENIDOS POR ENTERAR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string" calcext:value-type="string">
            <text:p>230609</text:p>
          </table:table-cell>
          <table:table-cell office:value-type="float" office:value="240109000000" calcext:value-type="float">
            <text:p>240109000000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ROVISION PARA BENEFICIOS A LOS EMPLEADOS 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0110000000" calcext:value-type="float">
            <text:p>240110000000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2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Beneficios directos a largo plazo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0110100000" calcext:value-type="float">
            <text:p>240110100000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2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Beneficios por terminación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0110040200" calcext:value-type="float">
            <text:p>240110040200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20201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Beneficios por terminación por causas distintas a la reestructuración</text:p>
          </table:table-cell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0110040000" calcext:value-type="float">
            <text:p>240110040000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20202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Beneficios por terminación por causa de reestructuración</text:p>
          </table:table-cell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0110040100" calcext:value-type="float">
            <text:p>240110040100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2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Beneficios al retiro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0110080000" calcext:value-type="float">
            <text:p>240110080000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20201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Pensiones</text:p>
          </table:table-cell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0110080100" calcext:value-type="float">
            <text:p>240110080100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20202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Prima de antigüedad</text:p>
          </table:table-cell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0110080200" calcext:value-type="float">
            <text:p>240110080200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20203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Otros beneficios posteriores al retiro</text:p>
          </table:table-cell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0110089000" calcext:value-type="float">
            <text:p>240110089000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ROVISIONES PARA OBLIGACIONES DIVERS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23051401" calcext:value-type="float">
            <text:p>23051401</text:p>
          </table:table-cell>
          <table:table-cell office:value-type="float" office:value="240112000000" calcext:value-type="float">
            <text:p>240112000000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ROVISIONES PARA OBLIGACIONES DIVERS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51617" calcext:value-type="float">
            <text:p>23051617</text:p>
          </table:table-cell>
          <table:table-cell office:value-type="float" office:value="240112000000" calcext:value-type="float">
            <text:p>240112000000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ROVISIONES PARA OBLIGACIONES DIVERS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618" calcext:value-type="float">
            <text:p>230618</text:p>
          </table:table-cell>
          <table:table-cell office:value-type="float" office:value="240112000000" calcext:value-type="float">
            <text:p>240112000000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ROVISIONES PARA OBLIGACIONES DIVERS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8" office:value-type="string" calcext:value-type="string">
            <text:p>230626</text:p>
          </table:table-cell>
          <table:table-cell office:value-type="float" office:value="240112000000" calcext:value-type="float">
            <text:p>240112000000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ROVISIONES PARA OBLIGACIONES DIVERS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office:value-type="float" office:value="230601" calcext:value-type="float">
            <text:p>230601</text:p>
          </table:table-cell>
          <table:table-cell office:value-type="float" office:value="240112000000" calcext:value-type="float">
            <text:p>240112000000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ROVISIONES PARA OBLIGACIONES DIVERS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office:value-type="float" office:value="230602" calcext:value-type="float">
            <text:p>230602</text:p>
          </table:table-cell>
          <table:table-cell office:value-type="float" office:value="240112000000" calcext:value-type="float">
            <text:p>240112000000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ROVISIONES PARA OBLIGACIONES DIVERS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office:value-type="float" office:value="230603" calcext:value-type="float">
            <text:p>230603</text:p>
          </table:table-cell>
          <table:table-cell office:value-type="float" office:value="240112000000" calcext:value-type="float">
            <text:p>240112000000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ROVISIONES PARA OBLIGACIONES DIVERS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office:value-type="float" office:value="230614" calcext:value-type="float">
            <text:p>230614</text:p>
          </table:table-cell>
          <table:table-cell office:value-type="float" office:value="240112000000" calcext:value-type="float">
            <text:p>240112000000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ROVISIONES PARA OBLIGACIONES DIVERS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office:value-type="float" office:value="230619" calcext:value-type="float">
            <text:p>230619</text:p>
          </table:table-cell>
          <table:table-cell office:value-type="float" office:value="240112000000" calcext:value-type="float">
            <text:p>240112000000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ROVISIONES PARA OBLIGACIONES DIVERS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office:value-type="string" calcext:value-type="string">
            <text:p>230624 <text:s text:c="17"/></text:p>
          </table:table-cell>
          <table:table-cell office:value-type="float" office:value="240112000000" calcext:value-type="float">
            <text:p>240112000000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ROVISIONES PARA OBLIGACIONES DIVERS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/>
          <table:table-cell office:value-type="float" office:value="240112000000" calcext:value-type="float">
            <text:p>240112000000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ROVISIONES PARA OBLIGACIONES DIVERS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/>
          <table:table-cell office:value-type="float" office:value="240112000000" calcext:value-type="float">
            <text:p>240112000000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ROVISIONES PARA OBLIGACIONES DIVERS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/>
          <table:table-cell office:value-type="float" office:value="240112000000" calcext:value-type="float">
            <text:p>240112000000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ROVISIONES PARA OBLIGACIONES DIVERS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/>
          <table:table-cell office:value-type="float" office:value="240112000000" calcext:value-type="float">
            <text:p>240112000000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ROVISIONES PARA OBLIGACIONES DIVERS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/>
          <table:table-cell office:value-type="float" office:value="240112000000" calcext:value-type="float">
            <text:p>240112000000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ROVISIONES PARA OBLIGACIONES DIVERS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/>
          <table:table-cell office:value-type="float" office:value="240112000000" calcext:value-type="float">
            <text:p>240112000000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3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Beneficios directos de corto plazo 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23051401" calcext:value-type="float">
            <text:p>23051401</text:p>
          </table:table-cell>
          <table:table-cell office:value-type="float" office:value="240112100000" calcext:value-type="float">
            <text:p>240112100000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3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Beneficios directos de corto plazo 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51617" calcext:value-type="float">
            <text:p>23051617</text:p>
          </table:table-cell>
          <table:table-cell office:value-type="float" office:value="240112100000" calcext:value-type="float">
            <text:p>240112100000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3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Beneficios directos de corto plazo 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618" calcext:value-type="float">
            <text:p>230618</text:p>
          </table:table-cell>
          <table:table-cell office:value-type="float" office:value="240112100000" calcext:value-type="float">
            <text:p>240112100000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3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Honorarios y arrendamientos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0112020000" calcext:value-type="float">
            <text:p>240112020000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303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Gastos de promoción y publicidad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0112030000" calcext:value-type="float">
            <text:p>240112030000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304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Aportaciones al Fondo de Sup. Auxiliar de SOCAP'S y Préstamo y de Protección a sus Ahorradores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9" office:value-type="string" calcext:value-type="string">
            <text:p>230626</text:p>
          </table:table-cell>
          <table:table-cell office:value-type="float" office:value="240112040000" calcext:value-type="float">
            <text:p>240112040000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305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Gastos en tecnología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0112060000" calcext:value-type="float">
            <text:p>240112060000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306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tras provisiones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office:value-type="float" office:value="230601" calcext:value-type="float">
            <text:p>230601</text:p>
          </table:table-cell>
          <table:table-cell office:value-type="float" office:value="240112900000" calcext:value-type="float">
            <text:p>240112900000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306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tras provisiones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office:value-type="float" office:value="230602" calcext:value-type="float">
            <text:p>230602</text:p>
          </table:table-cell>
          <table:table-cell office:value-type="float" office:value="240112900000" calcext:value-type="float">
            <text:p>240112900000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306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tras provisiones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office:value-type="float" office:value="230603" calcext:value-type="float">
            <text:p>230603</text:p>
          </table:table-cell>
          <table:table-cell office:value-type="float" office:value="240112900000" calcext:value-type="float">
            <text:p>240112900000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306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tras provisiones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office:value-type="float" office:value="230614" calcext:value-type="float">
            <text:p>230614</text:p>
          </table:table-cell>
          <table:table-cell office:value-type="float" office:value="240112900000" calcext:value-type="float">
            <text:p>240112900000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306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tras provisiones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office:value-type="float" office:value="230619" calcext:value-type="float">
            <text:p>230619</text:p>
          </table:table-cell>
          <table:table-cell office:value-type="float" office:value="240112900000" calcext:value-type="float">
            <text:p>240112900000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306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tras provisiones</text:p>
          </table:table-cell>
          <table:table-cell table:style-name="Excel_20_Built-in_20_Normal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office:value-type="string" calcext:value-type="string">
            <text:p>230624 <text:s text:c="17"/></text:p>
          </table:table-cell>
          <table:table-cell office:value-type="float" office:value="240112900000" calcext:value-type="float">
            <text:p>240112900000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4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UENTAS SIN MOVIMIENT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40120000000" calcext:value-type="float">
            <text:p>240120000000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5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INTERESES POR CERTIFICADOS EXCEDENTES O VOLUNTARI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office:value-type="string" calcext:value-type="string">
            <text:p>2102010202</text:p>
          </table:table-cell>
          <table:table-cell office:value-type="float" office:value="240121000000" calcext:value-type="float">
            <text:p>240121000000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5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INTERESES POR CERTIFICADOS EXCEDENTES O VOLUNTARI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office:value-type="string" calcext:value-type="string">
            <text:p>2102010203</text:p>
          </table:table-cell>
          <table:table-cell office:value-type="float" office:value="240121000000" calcext:value-type="float">
            <text:p>240121000000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6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TROS ACREEDORES DIVERS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51602" calcext:value-type="float">
            <text:p>23051602</text:p>
          </table:table-cell>
          <table:table-cell office:value-type="float" office:value="240190000000" calcext:value-type="float">
            <text:p>240190000000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6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TROS ACREEDORES DIVERS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51607" calcext:value-type="float">
            <text:p>23051607</text:p>
          </table:table-cell>
          <table:table-cell office:value-type="float" office:value="240190000000" calcext:value-type="float">
            <text:p>240190000000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6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TROS ACREEDORES DIVERS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51608" calcext:value-type="float">
            <text:p>23051608</text:p>
          </table:table-cell>
          <table:table-cell office:value-type="float" office:value="240190000000" calcext:value-type="float">
            <text:p>240190000000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6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TROS ACREEDORES DIVERS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621" calcext:value-type="float">
            <text:p>230621</text:p>
          </table:table-cell>
          <table:table-cell office:value-type="float" office:value="240190000000" calcext:value-type="float">
            <text:p>240190000000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6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TROS ACREEDORES DIVERS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51627" calcext:value-type="float">
            <text:p>23051627</text:p>
          </table:table-cell>
          <table:table-cell office:value-type="float" office:value="240190000000" calcext:value-type="float">
            <text:p>240190000000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6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TROS ACREEDORES DIVERS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519" calcext:value-type="float">
            <text:p>230519</text:p>
          </table:table-cell>
          <table:table-cell office:value-type="float" office:value="240190000000" calcext:value-type="float">
            <text:p>240190000000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40716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TROS ACREEDORES DIVERS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230620" calcext:value-type="float">
            <text:p>230620</text:p>
          </table:table-cell>
          <table:table-cell office:value-type="float" office:value="240190000000" calcext:value-type="float">
            <text:p>240190000000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5</text:p>
          </table:table-cell>
          <table:table-cell/>
          <table:table-cell table:style-name="ce6" office:value-type="string" calcext:value-type="string">
            <text:p>PTU DIFERIDA (A CARGO)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80000000000" calcext:value-type="float">
            <text:p>280000000000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/>
          <table:table-cell table:style-name="ce6" office:value-type="string" calcext:value-type="string">
            <text:p>CREDITOS DIFERIDOS Y COBROS ANTICIPAD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90000000000" calcext:value-type="float">
            <text:p>290000000000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601</text:p>
          </table:table-cell>
          <table:table-cell/>
          <table:table-cell table:style-name="Excel_20_Built-in_20_Normal" office:value-type="string" calcext:value-type="string">
            <text:p>CREDITOS DIFERID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93100000000" calcext:value-type="float">
            <text:p>293100000000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601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OMISIONES POR EL OTORGAMIENTO DEL CREDIT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93101000000" calcext:value-type="float">
            <text:p>293101000000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601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OMISIONES POR ANUALIDAD Y SUBSECUENTES DE TARJETA DE CREDIT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93112000000" calcext:value-type="float">
            <text:p>2931120000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6010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INGRESO FINANCIERO POR DEVENGAR EN CONTRATOS DE ARRENDAMIENTO CAPITALIZABLE 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93104000000" calcext:value-type="float">
            <text:p>293104000000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60104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INGRESO POR OPCION DE COMPRA A PRECIO REDUCIDO EN OPERACIONES DE ARRENDAMIENTO CAPITALIZABLE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93111000000" calcext:value-type="float">
            <text:p>293111000000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60105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TROS INGRESOS POR APLICAR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93105000000" calcext:value-type="float">
            <text:p>293105000000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60106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TROS CREDITOS DIFERID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93190000000" calcext:value-type="float">
            <text:p>293190000000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602</text:p>
          </table:table-cell>
          <table:table-cell/>
          <table:table-cell table:style-name="Excel_20_Built-in_20_Normal" office:value-type="string" calcext:value-type="string">
            <text:p>COBROS ANTICIPAD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93200000000" calcext:value-type="float">
            <text:p>293200000000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602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INTERESES COBRADOS POR ANTICIPAD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93201000000" calcext:value-type="float">
            <text:p>293201000000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602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OMISIONES COBRADAS POR ANTICIPAD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93202000000" calcext:value-type="float">
            <text:p>293202000000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6020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ARRENDAMIENTOS COBRADOS POR ANTICIPAD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93207000000" calcext:value-type="float">
            <text:p>29320700000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60204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OBROS ANTICIPADOS DE BIENES PROMETIDOS EN VENTA O CON RESERVA DE DOMINI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93208000000" calcext:value-type="float">
            <text:p>29320800000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60205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TROS COBROS ANTICIPAD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PASIVO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293290000000" calcext:value-type="float">
            <text:p>293290000000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</text:p>
          </table:table-cell>
          <table:table-cell/>
          <table:table-cell table:style-name="ce6" office:value-type="string" calcext:value-type="string">
            <text:p>CAPITAL CONTABLE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office:value-type="float" office:value="4" calcext:value-type="float">
            <text:p>4</text:p>
          </table:table-cell>
          <table:table-cell office:value-type="float" office:value="400000000000" calcext:value-type="float">
            <text:p>400000000000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/>
          <table:table-cell table:style-name="ce6" office:value-type="string" calcext:value-type="string">
            <text:p>CAPITAL CONTRIBUID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41" calcext:value-type="float">
            <text:p>41</text:p>
          </table:table-cell>
          <table:table-cell office:value-type="float" office:value="410000000000" calcext:value-type="float">
            <text:p>410000000000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101</text:p>
          </table:table-cell>
          <table:table-cell/>
          <table:table-cell table:style-name="Excel_20_Built-in_20_Normal" office:value-type="string" calcext:value-type="string">
            <text:p>CAPITAL SOCIAL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4101" calcext:value-type="float">
            <text:p>4101</text:p>
          </table:table-cell>
          <table:table-cell office:value-type="float" office:value="410100000000" calcext:value-type="float">
            <text:p>410100000000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101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ERTIFICADOS DE APORTACION ORDINARI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41010101" calcext:value-type="float">
            <text:p>41010101</text:p>
          </table:table-cell>
          <table:table-cell office:value-type="float" office:value="410101000000" calcext:value-type="float">
            <text:p>410101000000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101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ERTIFICADOS EXCEDENTES O VOLUNTARI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41010102" calcext:value-type="float">
            <text:p>41010102</text:p>
          </table:table-cell>
          <table:table-cell office:value-type="float" office:value="410102000000" calcext:value-type="float">
            <text:p>410102000000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101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ERTIFICADOS EXCEDENTES O VOLUNTARI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41010106" calcext:value-type="float">
            <text:p>41010106</text:p>
          </table:table-cell>
          <table:table-cell office:value-type="float" office:value="410102000000" calcext:value-type="float">
            <text:p>410102000000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1010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ERTIFICADOS PARA CAPITAL DE RIESG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41010105" calcext:value-type="float">
            <text:p>41010105</text:p>
          </table:table-cell>
          <table:table-cell office:value-type="float" office:value="410103000000" calcext:value-type="float">
            <text:p>41010300000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102</text:p>
          </table:table-cell>
          <table:table-cell/>
          <table:table-cell table:style-name="Excel_20_Built-in_20_Normal" office:value-type="string" calcext:value-type="string">
            <text:p>CAPITAL SOCIAL NO EXHIBID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410200000000" calcext:value-type="float">
            <text:p>410200000000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102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ERTIFICADOS DE APORTACION ORDINARI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410201000000" calcext:value-type="float">
            <text:p>410201000000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102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ERTIFICADOS EXCEDENTES O VOLUNTARI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410202000000" calcext:value-type="float">
            <text:p>410202000000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1020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ERTIFICADOS PARA CAPITAL DE RIESG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410203000000" calcext:value-type="float">
            <text:p>410203000000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103</text:p>
          </table:table-cell>
          <table:table-cell/>
          <table:table-cell table:style-name="Excel_20_Built-in_20_Normal" office:value-type="string" calcext:value-type="string">
            <text:p>INCREMENTO POR ACTUALIZACION DEL CAPITAL SOCIAL PAGADO (1)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410300000000" calcext:value-type="float">
            <text:p>410300000000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104</text:p>
          </table:table-cell>
          <table:table-cell/>
          <table:table-cell table:style-name="Excel_20_Built-in_20_Normal" office:value-type="string" calcext:value-type="string">
            <text:p>APORTACIONES PARA FUTUROS AUMENTOS DE CAPITAL FORMALIZADAS POR SU ASAMBLEA GENERAL DE SOCIOS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410700000000" calcext:value-type="float">
            <text:p>410700000000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105</text:p>
          </table:table-cell>
          <table:table-cell/>
          <table:table-cell table:style-name="Excel_20_Built-in_20_Normal" office:value-type="string" calcext:value-type="string">
            <text:p>INCREMENTO POR ACT. DE <text:s/>APORT. PARA FUTUROS AUMENTOS DE CAP. FORMALIZADAS POR SU ASAMBLEA GEN.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410800000000" calcext:value-type="float">
            <text:p>410800000000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106</text:p>
          </table:table-cell>
          <table:table-cell/>
          <table:table-cell table:style-name="Excel_20_Built-in_20_Normal" office:value-type="string" calcext:value-type="string">
            <text:p>EFECTO POR INCORPORACION AL REGIMEN DE SOCIEDADES COOPERATIVAS DE AHORRO Y PRESTAM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4107" calcext:value-type="float">
            <text:p>4107</text:p>
          </table:table-cell>
          <table:table-cell office:value-type="float" office:value="411700000000" calcext:value-type="float">
            <text:p>411700000000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107</text:p>
          </table:table-cell>
          <table:table-cell/>
          <table:table-cell table:style-name="Excel_20_Built-in_20_Normal" office:value-type="string" calcext:value-type="string">
            <text:p>INCREMENTO POR ACTUALIZACION DEL EFECTO POR INCORPORACION AL REGIMEN DE SOCAP'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411800000000" calcext:value-type="float">
            <text:p>411800000000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2</text:p>
          </table:table-cell>
          <table:table-cell/>
          <table:table-cell table:style-name="ce6" office:value-type="string" calcext:value-type="string">
            <text:p>CAPITAL GANAD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42" calcext:value-type="float">
            <text:p>42</text:p>
          </table:table-cell>
          <table:table-cell office:value-type="float" office:value="420000000000" calcext:value-type="float">
            <text:p>420000000000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201</text:p>
          </table:table-cell>
          <table:table-cell/>
          <table:table-cell table:style-name="Excel_20_Built-in_20_Normal" office:value-type="string" calcext:value-type="string">
            <text:p>FONDO DE RESERVA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42020102" calcext:value-type="float">
            <text:p>42020102</text:p>
          </table:table-cell>
          <table:table-cell office:value-type="float" office:value="420100000000" calcext:value-type="float">
            <text:p>420100000000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201</text:p>
          </table:table-cell>
          <table:table-cell/>
          <table:table-cell table:style-name="Excel_20_Built-in_20_Normal" office:value-type="string" calcext:value-type="string">
            <text:p>FONDO DE RESERVA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4206" calcext:value-type="float">
            <text:p>4206</text:p>
          </table:table-cell>
          <table:table-cell office:value-type="float" office:value="420100000000" calcext:value-type="float">
            <text:p>420100000000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202</text:p>
          </table:table-cell>
          <table:table-cell/>
          <table:table-cell table:style-name="Excel_20_Built-in_20_Normal" office:value-type="string" calcext:value-type="string">
            <text:p>INCREMENTO POR ACTUALIZACION DEL FONDO DE RESERVA (1)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420200000000" calcext:value-type="float">
            <text:p>420200000000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203</text:p>
          </table:table-cell>
          <table:table-cell/>
          <table:table-cell table:style-name="Excel_20_Built-in_20_Normal" office:value-type="string" calcext:value-type="string">
            <text:p>RESULTADO DE EJERCICIOS ANTERIORE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/>
          <table:table-cell office:value-type="float" office:value="420300000000" calcext:value-type="float">
            <text:p>420300000000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203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RESULTADO POR APLICAR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/>
          <table:table-cell office:value-type="float" office:value="420301000000" calcext:value-type="float">
            <text:p>420301000000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203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RESULTADO POR CAMBIOS CONTABLES Y CORRECCIONES DE ERROR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420302000000" calcext:value-type="float">
            <text:p>420302000000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204</text:p>
          </table:table-cell>
          <table:table-cell/>
          <table:table-cell table:style-name="Excel_20_Built-in_20_Normal" office:value-type="string" calcext:value-type="string">
            <text:p>INCREMENTO POR ACTUALIZACION DEL RESULTADO DE EJERCICIOS ANTERIORES (1)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420400000000" calcext:value-type="float">
            <text:p>420400000000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205</text:p>
          </table:table-cell>
          <table:table-cell/>
          <table:table-cell table:style-name="Excel_20_Built-in_20_Normal" office:value-type="string" calcext:value-type="string">
            <text:p>RESULTADO POR VALUACION DE TITULOS DISPONIBLES PARA LA VENTA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420500000000" calcext:value-type="float">
            <text:p>420500000000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205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VALUACION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420501000000" calcext:value-type="float">
            <text:p>420501000000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205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RESULTADO POR POSICION MONETARIA (1)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420502000000" calcext:value-type="float">
            <text:p>420502000000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206</text:p>
          </table:table-cell>
          <table:table-cell/>
          <table:table-cell table:style-name="Excel_20_Built-in_20_Normal" office:value-type="string" calcext:value-type="string">
            <text:p>INCREMENTO POR ACTUALIZACION DEL RESULTADO POR VALUACION DE TITULOS DISPONIBLES PARA LA VENTA (1)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429000000000" calcext:value-type="float">
            <text:p>429000000000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207</text:p>
          </table:table-cell>
          <table:table-cell/>
          <table:table-cell table:style-name="Excel_20_Built-in_20_Normal" office:value-type="string" calcext:value-type="string">
            <text:p>RESULTADO POR TENENCIA DE ACTIVOS NO MONETARIOS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420900000000" calcext:value-type="float">
            <text:p>420900000000</text:p>
          </table:table-cell>
          <table:table-cell table:number-columns-repeated="2"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207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OR VALUACION DE ACTIVO FIJ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420901000000" calcext:value-type="float">
            <text:p>420901000000</text:p>
          </table:table-cell>
          <table:table-cell table:number-columns-repeated="2"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208</text:p>
          </table:table-cell>
          <table:table-cell/>
          <table:table-cell table:style-name="Excel_20_Built-in_20_Normal" office:value-type="string" calcext:value-type="string">
            <text:p>INCREMENTO POR ACTUALIZACION DEL RESULTADO POR TENENCIA DE ACTIVOS NO MONETARIOS (1)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421400000000" calcext:value-type="float">
            <text:p>421400000000</text:p>
          </table:table-cell>
          <table:table-cell table:number-columns-repeated="2"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7</text:p>
          </table:table-cell>
          <table:table-cell/>
          <table:table-cell table:style-name="ce6" office:value-type="string" calcext:value-type="string">
            <text:p>CUENTAS DE ORDEN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7105" calcext:value-type="float">
            <text:p>7105</text:p>
          </table:table-cell>
          <table:table-cell office:value-type="float" office:value="700000000000" calcext:value-type="float">
            <text:p>700000000000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7</text:p>
          </table:table-cell>
          <table:table-cell/>
          <table:table-cell table:style-name="ce6" office:value-type="string" calcext:value-type="string">
            <text:p>CUENTAS DE ORDEN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7106" calcext:value-type="float">
            <text:p>7106</text:p>
          </table:table-cell>
          <table:table-cell office:value-type="float" office:value="700000000000" calcext:value-type="float">
            <text:p>700000000000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71</text:p>
          </table:table-cell>
          <table:table-cell/>
          <table:table-cell table:style-name="ce6" office:value-type="string" calcext:value-type="string">
            <text:p>AVALES OTORGAD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710000000000" calcext:value-type="float">
            <text:p>710000000000</text:p>
          </table:table-cell>
          <table:table-cell table:number-columns-repeated="2"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72</text:p>
          </table:table-cell>
          <table:table-cell/>
          <table:table-cell table:style-name="ce6" office:value-type="string" calcext:value-type="string">
            <text:p>ACTIVOS Y PASIVOS CONTINGENTE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790000000000" calcext:value-type="float">
            <text:p>790000000000</text:p>
          </table:table-cell>
          <table:table-cell table:number-columns-repeated="2"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73</text:p>
          </table:table-cell>
          <table:table-cell/>
          <table:table-cell table:style-name="ce6" office:value-type="string" calcext:value-type="string">
            <text:p>COMPROMISOS CREDITICIOS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730000000000" calcext:value-type="float">
            <text:p>730000000000</text:p>
          </table:table-cell>
          <table:table-cell table:number-columns-repeated="2"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74</text:p>
          </table:table-cell>
          <table:table-cell/>
          <table:table-cell table:style-name="ce6" office:value-type="string" calcext:value-type="string">
            <text:p>BIENES EN MANDAT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740000000000" calcext:value-type="float">
            <text:p>740000000000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75</text:p>
          </table:table-cell>
          <table:table-cell/>
          <table:table-cell table:style-name="ce6" office:value-type="string" calcext:value-type="string">
            <text:p>BIENES EN CUSTODIA O EN ADMINISTRACION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750000000000" calcext:value-type="float">
            <text:p>750000000000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7501</text:p>
          </table:table-cell>
          <table:table-cell/>
          <table:table-cell table:style-name="Excel_20_Built-in_20_Normal" office:value-type="string" calcext:value-type="string">
            <text:p>BIENES EN CUSTODIA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750100000000" calcext:value-type="float">
            <text:p>750100000000</text:p>
          </table:table-cell>
          <table:table-cell table:number-columns-repeated="2"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7501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BIENES MUEBL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750104000000" calcext:value-type="float">
            <text:p>750104000000</text:p>
          </table:table-cell>
          <table:table-cell table:number-columns-repeated="2"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7501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TR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750101000000" calcext:value-type="float">
            <text:p>750101000000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7502</text:p>
          </table:table-cell>
          <table:table-cell/>
          <table:table-cell table:style-name="Excel_20_Built-in_20_Normal" office:value-type="string" calcext:value-type="string">
            <text:p>BIENES EN ADMINISTRACION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750300000000" calcext:value-type="float">
            <text:p>750300000000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7502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OMPRAVENTA DE DIVISAS POR CUENTA DE TERCER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750301000000" calcext:value-type="float">
            <text:p>750301000000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7502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RECEPCION DE PAGO DE SERVICI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750302000000" calcext:value-type="float">
            <text:p>750302000000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75020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PERACIONES DE FACTORAJE FINANCIERO POR CUENTA DE TERCER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750303000000" calcext:value-type="float">
            <text:p>750303000000</text:p>
          </table:table-cell>
          <table:table-cell table:number-columns-repeated="2"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76</text:p>
          </table:table-cell>
          <table:table-cell/>
          <table:table-cell table:style-name="ce6" office:value-type="string" calcext:value-type="string">
            <text:p>COLATERALES RECIBIDOS POR LA ENTIDAD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773100000000" calcext:value-type="float">
            <text:p>773100000000</text:p>
          </table:table-cell>
          <table:table-cell table:number-columns-repeated="2"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7601</text:p>
          </table:table-cell>
          <table:table-cell/>
          <table:table-cell table:style-name="Excel_20_Built-in_20_Normal" office:value-type="string" calcext:value-type="string">
            <text:p>DEUDA GUBERNAMENTAL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773107000000" calcext:value-type="float">
            <text:p>773107000000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7602</text:p>
          </table:table-cell>
          <table:table-cell/>
          <table:table-cell table:style-name="Excel_20_Built-in_20_Normal" office:value-type="string" calcext:value-type="string">
            <text:p>DEUDA BANCARIA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773108000000" calcext:value-type="float">
            <text:p>773108000000</text:p>
          </table:table-cell>
          <table:table-cell table:number-columns-repeated="2"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7603</text:p>
          </table:table-cell>
          <table:table-cell/>
          <table:table-cell table:style-name="Excel_20_Built-in_20_Normal" office:value-type="string" calcext:value-type="string">
            <text:p>OTROS TITULOS DE DEUDA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773109000000" calcext:value-type="float">
            <text:p>773109000000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7604</text:p>
          </table:table-cell>
          <table:table-cell/>
          <table:table-cell table:style-name="Excel_20_Built-in_20_Normal" office:value-type="string" calcext:value-type="string">
            <text:p>INSTRUMENTOS DE PATRIMONIO NET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773111000000" calcext:value-type="float">
            <text:p>773111000000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7605</text:p>
          </table:table-cell>
          <table:table-cell/>
          <table:table-cell table:style-name="Excel_20_Built-in_20_Normal" office:value-type="string" calcext:value-type="string">
            <text:p>OTR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773190000000" calcext:value-type="float">
            <text:p>773190000000</text:p>
          </table:table-cell>
          <table:table-cell table:number-columns-repeated="2"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7606</text:p>
          </table:table-cell>
          <table:table-cell/>
          <table:table-cell table:style-name="Excel_20_Built-in_20_Normal" office:value-type="string" calcext:value-type="string">
            <text:p>COLATERALES RECIBIDOS Y VENDIDOS POR LA ENTIDAD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773200000000" calcext:value-type="float">
            <text:p>773200000000</text:p>
          </table:table-cell>
          <table:table-cell table:number-columns-repeated="2"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7607</text:p>
          </table:table-cell>
          <table:table-cell/>
          <table:table-cell table:style-name="Excel_20_Built-in_20_Normal" office:value-type="string" calcext:value-type="string">
            <text:p>DEUDA GUBERNAMENTAL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773207000000" calcext:value-type="float">
            <text:p>773207000000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7608</text:p>
          </table:table-cell>
          <table:table-cell/>
          <table:table-cell table:style-name="Excel_20_Built-in_20_Normal" office:value-type="string" calcext:value-type="string">
            <text:p>DEUDA BANCARIA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773208000000" calcext:value-type="float">
            <text:p>773208000000</text:p>
          </table:table-cell>
          <table:table-cell table:number-columns-repeated="2"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7609</text:p>
          </table:table-cell>
          <table:table-cell/>
          <table:table-cell table:style-name="Excel_20_Built-in_20_Normal" office:value-type="string" calcext:value-type="string">
            <text:p>OTROS TITULOS DE DEUDA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773209000000" calcext:value-type="float">
            <text:p>773209000000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7610</text:p>
          </table:table-cell>
          <table:table-cell/>
          <table:table-cell table:style-name="Excel_20_Built-in_20_Normal" office:value-type="string" calcext:value-type="string">
            <text:p>INSTRUMENTOS DE PATRIMONIO NET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773211000000" calcext:value-type="float">
            <text:p>773211000000</text:p>
          </table:table-cell>
          <table:table-cell table:number-columns-repeated="2"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7611</text:p>
          </table:table-cell>
          <table:table-cell/>
          <table:table-cell table:style-name="Excel_20_Built-in_20_Normal" office:value-type="string" calcext:value-type="string">
            <text:p>OTR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773290000000" calcext:value-type="float">
            <text:p>773290000000</text:p>
          </table:table-cell>
          <table:table-cell table:number-columns-repeated="2"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77</text:p>
          </table:table-cell>
          <table:table-cell/>
          <table:table-cell table:style-name="ce6" office:value-type="string" calcext:value-type="string">
            <text:p>INTERESES DEVENGADOS NO COBRADOS DERIVADOS DE CARTERA DE CREDITO VENCIDA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7105" calcext:value-type="float">
            <text:p>7105</text:p>
          </table:table-cell>
          <table:table-cell office:value-type="float" office:value="770000000000" calcext:value-type="float">
            <text:p>770000000000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78</text:p>
          </table:table-cell>
          <table:table-cell/>
          <table:table-cell table:style-name="ce6" office:value-type="string" calcext:value-type="string">
            <text:p>OTRAS CUENTAS DE REGISTR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0" office:value-type="float" office:value="7106" calcext:value-type="float">
            <text:p>7106</text:p>
          </table:table-cell>
          <table:table-cell office:value-type="float" office:value="780000000000" calcext:value-type="float">
            <text:p>780000000000</text:p>
          </table:table-cell>
          <table:table-cell table:number-columns-repeated="2"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</text:p>
          </table:table-cell>
          <table:table-cell/>
          <table:table-cell table:style-name="ce6" office:value-type="string" calcext:value-type="string">
            <text:p>INGRESOS POR INTERESE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1" calcext:value-type="float">
            <text:p>5101</text:p>
          </table:table-cell>
          <table:table-cell office:value-type="float" office:value="510000000000" calcext:value-type="float">
            <text:p>510000000000</text:p>
          </table:table-cell>
          <table:table-cell table:number-columns-repeated="2"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1</text:p>
          </table:table-cell>
          <table:table-cell/>
          <table:table-cell table:style-name="ce4" office:value-type="string" calcext:value-type="string">
            <text:p>INTERESES DE DISPONIBILIDADE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1" office:value-type="float" office:value="510101" calcext:value-type="float">
            <text:p>510101</text:p>
          </table:table-cell>
          <table:table-cell office:value-type="float" office:value="510100000000" calcext:value-type="float">
            <text:p>510100000000</text:p>
          </table:table-cell>
          <table:table-cell table:number-columns-repeated="2"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1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BANC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1" office:value-type="float" office:value="51010101" calcext:value-type="float">
            <text:p>51010101</text:p>
          </table:table-cell>
          <table:table-cell office:value-type="float" office:value="510101000000" calcext:value-type="float">
            <text:p>510101000000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1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DISPONIBILIDADES RESTRINGID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10102000000" calcext:value-type="float">
            <text:p>510102000000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2</text:p>
          </table:table-cell>
          <table:table-cell/>
          <table:table-cell table:style-name="Excel_20_Built-in_20_Normal" office:value-type="string" calcext:value-type="string">
            <text:p>INTERESES Y RENDIMIENTOS A FAVOR PROVENIENTES DE INVERSIONES EN VALORES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1" office:value-type="float" office:value="510102" calcext:value-type="float">
            <text:p>510102</text:p>
          </table:table-cell>
          <table:table-cell office:value-type="float" office:value="510300000000" calcext:value-type="float">
            <text:p>510300000000</text:p>
          </table:table-cell>
          <table:table-cell table:number-columns-repeated="2"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2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OR TITULOS PARA NEGOCIAR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10301000000" calcext:value-type="float">
            <text:p>510301000000</text:p>
          </table:table-cell>
          <table:table-cell table:number-columns-repeated="2"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2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OR TITULOS DISPONIBLES PARA LA VENTA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10302000000" calcext:value-type="float">
            <text:p>510302000000</text:p>
          </table:table-cell>
          <table:table-cell table:number-columns-repeated="2"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20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OR TITULOS CONSERVADOS A VENCIMIENT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10203" calcext:value-type="float">
            <text:p>51010203</text:p>
          </table:table-cell>
          <table:table-cell office:value-type="float" office:value="510303000000" calcext:value-type="float">
            <text:p>510303000000</text:p>
          </table:table-cell>
          <table:table-cell table:number-columns-repeated="2"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3</text:p>
          </table:table-cell>
          <table:table-cell/>
          <table:table-cell table:style-name="Excel_20_Built-in_20_Normal" office:value-type="string" calcext:value-type="string">
            <text:p>INTERESES Y RENDIMIENTOS A FAVOR EN OPERACIONES DE REPORTO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10400000000" calcext:value-type="float">
            <text:p>510400000000</text:p>
          </table:table-cell>
          <table:table-cell table:number-columns-repeated="2"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4</text:p>
          </table:table-cell>
          <table:table-cell/>
          <table:table-cell table:style-name="Excel_20_Built-in_20_Normal" office:value-type="string" calcext:value-type="string">
            <text:p>INTERESES DE CARTERA DE CREDITO VIGENTE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103" calcext:value-type="float">
            <text:p>510103</text:p>
          </table:table-cell>
          <table:table-cell office:value-type="float" office:value="510500000000" calcext:value-type="float">
            <text:p>510500000000</text:p>
          </table:table-cell>
          <table:table-cell table:number-columns-repeated="2"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4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REDITOS COMERCIALES 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1030101" calcext:value-type="float">
            <text:p>5101030101</text:p>
          </table:table-cell>
          <table:table-cell office:value-type="float" office:value="510501000000" calcext:value-type="float">
            <text:p>510501000000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4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REDITOS COMERCIALES 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1030201" calcext:value-type="float">
            <text:p>5101030201</text:p>
          </table:table-cell>
          <table:table-cell office:value-type="float" office:value="510501000000" calcext:value-type="float">
            <text:p>510501000000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4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REDITOS COMERCIALES 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1030301" calcext:value-type="float">
            <text:p>5101030301</text:p>
          </table:table-cell>
          <table:table-cell office:value-type="float" office:value="510501000000" calcext:value-type="float">
            <text:p>510501000000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401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Actividad empresarial o comercial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103010101" calcext:value-type="float">
            <text:p>510103010101</text:p>
          </table:table-cell>
          <table:table-cell office:value-type="float" office:value="510501050000" calcext:value-type="float">
            <text:p>510501050000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401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Actividad empresarial o comercial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103020101" calcext:value-type="float">
            <text:p>510103020101</text:p>
          </table:table-cell>
          <table:table-cell office:value-type="float" office:value="510501050000" calcext:value-type="float">
            <text:p>510501050000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401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Actividad empresarial o comercial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103030101" calcext:value-type="float">
            <text:p>510103030101</text:p>
          </table:table-cell>
          <table:table-cell office:value-type="float" office:value="510501050000" calcext:value-type="float">
            <text:p>510501050000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401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Préstamos de liquidez a otras sociedades cooperativas de ahorro y préstamo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10501220000" calcext:value-type="float">
            <text:p>510501220000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4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REDITOS DE CONSUM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1030102" calcext:value-type="float">
            <text:p>5101030102</text:p>
          </table:table-cell>
          <table:table-cell office:value-type="float" office:value="510511000000" calcext:value-type="float">
            <text:p>510511000000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4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REDITOS DE CONSUM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1030202" calcext:value-type="float">
            <text:p>5101030202</text:p>
          </table:table-cell>
          <table:table-cell office:value-type="float" office:value="510511000000" calcext:value-type="float">
            <text:p>510511000000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4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REDITOS DE CONSUM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1030302" calcext:value-type="float">
            <text:p>5101030302</text:p>
          </table:table-cell>
          <table:table-cell office:value-type="float" office:value="510511000000" calcext:value-type="float">
            <text:p>510511000000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402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Tarjeta de crédito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10511010000" calcext:value-type="float">
            <text:p>510511010000</text:p>
          </table:table-cell>
          <table:table-cell table:number-columns-repeated="2"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402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Personales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10511020000" calcext:value-type="float">
            <text:p>510511020000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40203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Nómina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10511130000" calcext:value-type="float">
            <text:p>510511130000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40204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Automotriz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10511030000" calcext:value-type="float">
            <text:p>510511030000</text:p>
          </table:table-cell>
          <table:table-cell table:number-columns-repeated="2"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40205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Adquisición de bienes muebles 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103010203" calcext:value-type="float">
            <text:p>510103010203</text:p>
          </table:table-cell>
          <table:table-cell office:value-type="float" office:value="510511040000" calcext:value-type="float">
            <text:p>510511040000</text:p>
          </table:table-cell>
          <table:table-cell table:number-columns-repeated="2"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40205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Adquisición de bienes muebles 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103020203" calcext:value-type="float">
            <text:p>510103020203</text:p>
          </table:table-cell>
          <table:table-cell office:value-type="float" office:value="510511040000" calcext:value-type="float">
            <text:p>510511040000</text:p>
          </table:table-cell>
          <table:table-cell table:number-columns-repeated="2"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40205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Adquisición de bienes muebles 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103030203" calcext:value-type="float">
            <text:p>510103030203</text:p>
          </table:table-cell>
          <table:table-cell office:value-type="float" office:value="510511040000" calcext:value-type="float">
            <text:p>510511040000</text:p>
          </table:table-cell>
          <table:table-cell table:number-columns-repeated="2"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40206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peraciones de arrendamiento capitalizable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10511050000" calcext:value-type="float">
            <text:p>510511050000</text:p>
          </table:table-cell>
          <table:table-cell table:number-columns-repeated="2"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40207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tros créditos de consumo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/>
          <table:table-cell office:value-type="float" office:value="510511900000" calcext:value-type="float">
            <text:p>510511900000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40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REDITOS A LA VIVIENDA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10516000000" calcext:value-type="float">
            <text:p>510516000000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403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Media y residencial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10516010000" calcext:value-type="float">
            <text:p>510516010000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403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e interés social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10516020000" calcext:value-type="float">
            <text:p>510516020000</text:p>
          </table:table-cell>
          <table:table-cell table:number-columns-repeated="2"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5</text:p>
          </table:table-cell>
          <table:table-cell/>
          <table:table-cell table:style-name="ce4" office:value-type="string" calcext:value-type="string">
            <text:p>INTERESES DE CARTERA DE CREDITO VENCIDA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104" calcext:value-type="float">
            <text:p>510104</text:p>
          </table:table-cell>
          <table:table-cell office:value-type="float" office:value="510200000000" calcext:value-type="float">
            <text:p>510200000000</text:p>
          </table:table-cell>
          <table:table-cell table:number-columns-repeated="2"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5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REDITOS VENCIDOS COMERCIAL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1040101" calcext:value-type="float">
            <text:p>5101040101</text:p>
          </table:table-cell>
          <table:table-cell office:value-type="float" office:value="510251000000" calcext:value-type="float">
            <text:p>510251000000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5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REDITOS VENCIDOS COMERCIAL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1040201" calcext:value-type="float">
            <text:p>5101040201</text:p>
          </table:table-cell>
          <table:table-cell office:value-type="float" office:value="510251000000" calcext:value-type="float">
            <text:p>510251000000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5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REDITOS VENCIDOS COMERCIAL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1040301" calcext:value-type="float">
            <text:p>5101040301</text:p>
          </table:table-cell>
          <table:table-cell office:value-type="float" office:value="510251000000" calcext:value-type="float">
            <text:p>510251000000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501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Actividad empresarial o comercial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104010101" calcext:value-type="float">
            <text:p>510104010101</text:p>
          </table:table-cell>
          <table:table-cell office:value-type="float" office:value="510251050000" calcext:value-type="float">
            <text:p>510251050000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501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Actividad empresarial o comercial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104020101" calcext:value-type="float">
            <text:p>510104020101</text:p>
          </table:table-cell>
          <table:table-cell office:value-type="float" office:value="510251050000" calcext:value-type="float">
            <text:p>510251050000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501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Actividad empresarial o comercial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104030101" calcext:value-type="float">
            <text:p>510104030101</text:p>
          </table:table-cell>
          <table:table-cell office:value-type="float" office:value="510251050000" calcext:value-type="float">
            <text:p>510251050000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501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Préstamos de liquidez a otras sociedades cooperativas de ahorro y préstamo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10251220000" calcext:value-type="float">
            <text:p>510251220000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5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REDITOS VENCIDOS DE CONSUM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1040102" calcext:value-type="float">
            <text:p>5101040102</text:p>
          </table:table-cell>
          <table:table-cell office:value-type="float" office:value="510261000000" calcext:value-type="float">
            <text:p>510261000000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5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REDITOS VENCIDOS DE CONSUM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1040202" calcext:value-type="float">
            <text:p>5101040202</text:p>
          </table:table-cell>
          <table:table-cell office:value-type="float" office:value="510261000000" calcext:value-type="float">
            <text:p>510261000000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5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REDITOS VENCIDOS DE CONSUM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1040302" calcext:value-type="float">
            <text:p>5101040302</text:p>
          </table:table-cell>
          <table:table-cell office:value-type="float" office:value="510261000000" calcext:value-type="float">
            <text:p>510261000000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502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Tarjeta de crédito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10261010000" calcext:value-type="float">
            <text:p>510261010000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502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Personales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10261020000" calcext:value-type="float">
            <text:p>510261020000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50203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Nómina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10261130000" calcext:value-type="float">
            <text:p>510261130000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50204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Automotriz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10261030000" calcext:value-type="float">
            <text:p>5102610300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50205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Adquisición de bienes muebles 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104010203" calcext:value-type="float">
            <text:p>510104010203</text:p>
          </table:table-cell>
          <table:table-cell office:value-type="float" office:value="510261040000" calcext:value-type="float">
            <text:p>510261040000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50205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Adquisición de bienes muebles 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104020203" calcext:value-type="float">
            <text:p>510104020203</text:p>
          </table:table-cell>
          <table:table-cell office:value-type="float" office:value="510261040000" calcext:value-type="float">
            <text:p>510261040000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50205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Adquisición de bienes muebles 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104030203" calcext:value-type="float">
            <text:p>510104030203</text:p>
          </table:table-cell>
          <table:table-cell office:value-type="float" office:value="510261040000" calcext:value-type="float">
            <text:p>510261040000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50206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peraciones de arrendamiento capitalizable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10261050000" calcext:value-type="float">
            <text:p>510261050000</text:p>
          </table:table-cell>
          <table:table-cell table:number-columns-repeated="2"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50207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tros créditos de consumo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/>
          <table:table-cell office:value-type="float" office:value="510261900000" calcext:value-type="float">
            <text:p>510261900000</text:p>
          </table:table-cell>
          <table:table-cell table:number-columns-repeated="2"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50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REDITOS VENCIDOS A LA VIVIENDA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10266000000" calcext:value-type="float">
            <text:p>510266000000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503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Media y residencial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10266010000" calcext:value-type="float">
            <text:p>510266010000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503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e interés social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10266020000" calcext:value-type="float">
            <text:p>51026602000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6</text:p>
          </table:table-cell>
          <table:table-cell/>
          <table:table-cell table:style-name="Excel_20_Built-in_20_Normal" office:value-type="string" calcext:value-type="string">
            <text:p>COMISIONES POR EL OTORGAMIENTO DEL CREDITO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10600000000" calcext:value-type="float">
            <text:p>510600000000</text:p>
          </table:table-cell>
          <table:table-cell table:number-columns-repeated="2"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6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REDITOS COMERCIAL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10651000000" calcext:value-type="float">
            <text:p>510651000000</text:p>
          </table:table-cell>
          <table:table-cell table:number-columns-repeated="2"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6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REDITOS DE CONSUM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10661000000" calcext:value-type="float">
            <text:p>510661000000</text:p>
          </table:table-cell>
          <table:table-cell table:number-columns-repeated="2"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60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REDITOS A LA VIVIENDA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10671000000" calcext:value-type="float">
            <text:p>510671000000</text:p>
          </table:table-cell>
          <table:table-cell table:number-columns-repeated="2"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7</text:p>
          </table:table-cell>
          <table:table-cell/>
          <table:table-cell table:style-name="Excel_20_Built-in_20_Normal" office:value-type="string" calcext:value-type="string">
            <text:p>UTILIDAD POR VALORIZACION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10800000000" calcext:value-type="float">
            <text:p>510800000000</text:p>
          </table:table-cell>
          <table:table-cell table:number-columns-repeated="2"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7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UTILIDAD EN CAMBIOS POR VALORIZACION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10801000000" calcext:value-type="float">
            <text:p>510801000000</text:p>
          </table:table-cell>
          <table:table-cell table:number-columns-repeated="2"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7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VALORIZACION DE PARTIDAS EN UDI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10803000000" calcext:value-type="float">
            <text:p>510803000000</text:p>
          </table:table-cell>
          <table:table-cell table:number-columns-repeated="2"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108</text:p>
          </table:table-cell>
          <table:table-cell/>
          <table:table-cell table:style-name="Excel_20_Built-in_20_Normal" office:value-type="string" calcext:value-type="string">
            <text:p>INCREMENTO POR ACTUALIZACION DE INGRESOS POR INTERESES (1)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19900000000" calcext:value-type="float">
            <text:p>519900000000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2</text:p>
          </table:table-cell>
          <table:table-cell/>
          <table:table-cell table:style-name="ce6" office:value-type="string" calcext:value-type="string">
            <text:p>GASTOS POR INTERESE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2" calcext:value-type="float">
            <text:p>5102</text:p>
          </table:table-cell>
          <table:table-cell office:value-type="float" office:value="610000000000" calcext:value-type="float">
            <text:p>610000000000</text:p>
          </table:table-cell>
          <table:table-cell table:number-columns-repeated="2"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201</text:p>
          </table:table-cell>
          <table:table-cell/>
          <table:table-cell table:style-name="Excel_20_Built-in_20_Normal" office:value-type="string" calcext:value-type="string">
            <text:p>INTERESES POR DEPOSITOS DE EXIGIBILIDAD INMEDIATA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201" calcext:value-type="float">
            <text:p>510201</text:p>
          </table:table-cell>
          <table:table-cell office:value-type="float" office:value="610100000000" calcext:value-type="float">
            <text:p>610100000000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202</text:p>
          </table:table-cell>
          <table:table-cell/>
          <table:table-cell table:style-name="Excel_20_Built-in_20_Normal" office:value-type="string" calcext:value-type="string">
            <text:p>INTERESES POR DEPOSITOS A PLAZ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202" calcext:value-type="float">
            <text:p>510202</text:p>
          </table:table-cell>
          <table:table-cell office:value-type="float" office:value="610200000000" calcext:value-type="float">
            <text:p>610200000000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203</text:p>
          </table:table-cell>
          <table:table-cell/>
          <table:table-cell table:style-name="Excel_20_Built-in_20_Normal" office:value-type="string" calcext:value-type="string">
            <text:p>INTERESES POR PRESTAMOS BANCARIOS Y DE OTROS ORGANISM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510203" calcext:value-type="float">
            <text:p>510203</text:p>
          </table:table-cell>
          <table:table-cell office:value-type="float" office:value="611400000000" calcext:value-type="float">
            <text:p>611400000000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204</text:p>
          </table:table-cell>
          <table:table-cell/>
          <table:table-cell table:style-name="Excel_20_Built-in_20_Normal" office:value-type="string" calcext:value-type="string">
            <text:p>COSTOS Y GASTOS ASOCIADOS CON EL OTORGAMIENTO DEL CREDITO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11200000000" calcext:value-type="float">
            <text:p>611200000000</text:p>
          </table:table-cell>
          <table:table-cell table:number-columns-repeated="2"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205</text:p>
          </table:table-cell>
          <table:table-cell/>
          <table:table-cell table:style-name="Excel_20_Built-in_20_Normal" office:value-type="string" calcext:value-type="string">
            <text:p>PERDIDA POR VALORIZACION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10800000000" calcext:value-type="float">
            <text:p>610800000000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205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ERDIDA EN CAMBIOS POR VALORIZACION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10801000000" calcext:value-type="float">
            <text:p>610801000000</text:p>
          </table:table-cell>
          <table:table-cell table:number-columns-repeated="2"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205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VALORIZACION DE PARTIDAS EN UDI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10803000000" calcext:value-type="float">
            <text:p>610803000000</text:p>
          </table:table-cell>
          <table:table-cell table:number-columns-repeated="2"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206</text:p>
          </table:table-cell>
          <table:table-cell/>
          <table:table-cell table:style-name="Excel_20_Built-in_20_Normal" office:value-type="string" calcext:value-type="string">
            <text:p>INCREMENTO POR ACTUALIZACION DE GASTOS POR INTERESES (1)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19900000000" calcext:value-type="float">
            <text:p>619900000000</text:p>
          </table:table-cell>
          <table:table-cell table:number-columns-repeated="2"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3</text:p>
          </table:table-cell>
          <table:table-cell/>
          <table:table-cell table:style-name="ce6" office:value-type="string" calcext:value-type="string">
            <text:p>RESULTADO POR POSICION MONETARIA NETO (MARGEN FINANCIERO)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20000000000" calcext:value-type="float">
            <text:p>520000000000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301</text:p>
          </table:table-cell>
          <table:table-cell/>
          <table:table-cell table:style-name="Excel_20_Built-in_20_Normal" office:value-type="string" calcext:value-type="string">
            <text:p>RESULTADO POR POSICION MONETARIA PROVENIENTE DE POSICIONES QUE GENERAN MARGEN FINANCIERO (SALDO DEUDOR)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20200000000" calcext:value-type="float">
            <text:p>520200000000</text:p>
          </table:table-cell>
          <table:table-cell table:number-columns-repeated="2"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302</text:p>
          </table:table-cell>
          <table:table-cell/>
          <table:table-cell table:style-name="Excel_20_Built-in_20_Normal" office:value-type="string" calcext:value-type="string">
            <text:p>RESULTADO POR POSICION MONETARIA PROVENIENTE DE POSICIONES QUE GENERAN MARGEN FINANCIERO (SALDO ACREEDOR)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20300000000" calcext:value-type="float">
            <text:p>520300000000</text:p>
          </table:table-cell>
          <table:table-cell table:number-columns-repeated="2"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303</text:p>
          </table:table-cell>
          <table:table-cell/>
          <table:table-cell table:style-name="Excel_20_Built-in_20_Normal" office:value-type="string" calcext:value-type="string">
            <text:p>INCREMENTO POR ACTUALIZACION DEL RESULTADO POR POSICION MONETARIA NETO (MARGEN FINANCIERO) (1)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29900000000" calcext:value-type="float">
            <text:p>529900000000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4</text:p>
          </table:table-cell>
          <table:table-cell/>
          <table:table-cell table:style-name="ce6" office:value-type="string" calcext:value-type="string">
            <text:p>ESTIMACION PREVENTIVA PARA RIESGOS CREDITICI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1" office:value-type="float" office:value="5104" calcext:value-type="float">
            <text:p>5104</text:p>
          </table:table-cell>
          <table:table-cell office:value-type="float" office:value="620000000000" calcext:value-type="float">
            <text:p>620000000000</text:p>
          </table:table-cell>
          <table:table-cell table:number-columns-repeated="2"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401</text:p>
          </table:table-cell>
          <table:table-cell/>
          <table:table-cell table:style-name="Excel_20_Built-in_20_Normal" office:value-type="string" calcext:value-type="string">
            <text:p>ESTIMACION PREVENTIVA PARA RIESGOS CREDITICIOS DERIVADA DE LA CALIFICACION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1" office:value-type="float" office:value="510401" calcext:value-type="float">
            <text:p>510401</text:p>
          </table:table-cell>
          <table:table-cell office:value-type="float" office:value="629100000000" calcext:value-type="float">
            <text:p>629100000000</text:p>
          </table:table-cell>
          <table:table-cell table:number-columns-repeated="2"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401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ARTERA DE CREDIT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1" office:value-type="float" office:value="51040102" calcext:value-type="float">
            <text:p>51040102</text:p>
          </table:table-cell>
          <table:table-cell office:value-type="float" office:value="629101000000" calcext:value-type="float">
            <text:p>629101000000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40101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Créditos comerciales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/>
          <table:table-cell office:value-type="float" office:value="629101510000" calcext:value-type="float">
            <text:p>629101510000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401010101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Actividad empresarial o comercial</text:p>
          </table:table-cell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/>
          <table:table-cell office:value-type="float" office:value="629101510100" calcext:value-type="float">
            <text:p>629101510100</text:p>
          </table:table-cell>
          <table:table-cell table:number-columns-repeated="2"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401010102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Préstamos de liquidez a otras sociedades cooperativas de ahorro y préstamo</text:p>
          </table:table-cell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29101510200" calcext:value-type="float">
            <text:p>629101510200</text:p>
          </table:table-cell>
          <table:table-cell table:number-columns-repeated="2"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40101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Créditos de consumo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1" office:value-type="float" office:value="51040102" calcext:value-type="float">
            <text:p>51040102</text:p>
          </table:table-cell>
          <table:table-cell office:value-type="float" office:value="629101610000" calcext:value-type="float">
            <text:p>629101610000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401010201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Tarjeta de crédito</text:p>
          </table:table-cell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29101610100" calcext:value-type="float">
            <text:p>629101610100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401010202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Personales</text:p>
          </table:table-cell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1" office:value-type="float" office:value="51040102" calcext:value-type="float">
            <text:p>51040102</text:p>
          </table:table-cell>
          <table:table-cell office:value-type="float" office:value="629101610200" calcext:value-type="float">
            <text:p>629101610200</text:p>
          </table:table-cell>
          <table:table-cell table:number-columns-repeated="2"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401010203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Nómina</text:p>
          </table:table-cell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29101611300" calcext:value-type="float">
            <text:p>629101611300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401010204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Automotriz</text:p>
          </table:table-cell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29101610300" calcext:value-type="float">
            <text:p>629101610300</text:p>
          </table:table-cell>
          <table:table-cell table:number-columns-repeated="2"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401010205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Adquisición de bienes muebles </text:p>
          </table:table-cell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29101610400" calcext:value-type="float">
            <text:p>629101610400</text:p>
          </table:table-cell>
          <table:table-cell table:number-columns-repeated="2"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401010206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Operaciones de arrendamiento capitalizable</text:p>
          </table:table-cell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29101610500" calcext:value-type="float">
            <text:p>629101610500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401010207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Otros créditos de consumo</text:p>
          </table:table-cell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29101619000" calcext:value-type="float">
            <text:p>629101619000</text:p>
          </table:table-cell>
          <table:table-cell table:number-columns-repeated="2"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4010103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Créditos a la vivienda 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29101660000" calcext:value-type="float">
            <text:p>629101660000</text:p>
          </table:table-cell>
          <table:table-cell table:number-columns-repeated="2"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401010301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Media y residencial</text:p>
          </table:table-cell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29101660100" calcext:value-type="float">
            <text:p>629101660100</text:p>
          </table:table-cell>
          <table:table-cell table:number-columns-repeated="2"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401010302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De interés social</text:p>
          </table:table-cell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29101660200" calcext:value-type="float">
            <text:p>629101660200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401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PERACIONES CONTINGENTES Y AVALES 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29197000000" calcext:value-type="float">
            <text:p>629197000000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402</text:p>
          </table:table-cell>
          <table:table-cell/>
          <table:table-cell table:style-name="Excel_20_Built-in_20_Normal" office:value-type="string" calcext:value-type="string">
            <text:p>ESTIMACION PREVENTIVA PARA RIESGOS CREDITICIOS ADICIONAL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29600000000" calcext:value-type="float">
            <text:p>629600000000</text:p>
          </table:table-cell>
          <table:table-cell table:number-columns-repeated="2"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402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OR INTERESES DEVENGADOS SOBRE CREDITOS VENCID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29605000000" calcext:value-type="float">
            <text:p>629605000000</text:p>
          </table:table-cell>
          <table:table-cell table:number-columns-repeated="2"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402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RDENADA POR LA COMISION NACIONAL BANCARIA Y DE VALOR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29603000000" calcext:value-type="float">
            <text:p>629603000000</text:p>
          </table:table-cell>
          <table:table-cell table:number-columns-repeated="2"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4020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TRAS ESTIMACION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29609000000" calcext:value-type="float">
            <text:p>629609000000</text:p>
          </table:table-cell>
          <table:table-cell table:number-columns-repeated="2"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403</text:p>
          </table:table-cell>
          <table:table-cell/>
          <table:table-cell table:style-name="Excel_20_Built-in_20_Normal" office:value-type="string" calcext:value-type="string">
            <text:p>INCREMENTO POR ACTUALIZACION DE ESTIMACION PREVENTIVA PARA RIESGOS CREDITICIOS (1)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29900000000" calcext:value-type="float">
            <text:p>62990000000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</text:p>
          </table:table-cell>
          <table:table-cell/>
          <table:table-cell table:style-name="ce6" office:value-type="string" calcext:value-type="string">
            <text:p>COMISIONES Y TARIFAS COBRADA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6101" calcext:value-type="float">
            <text:p>6101</text:p>
          </table:table-cell>
          <table:table-cell office:value-type="float" office:value="530000000000" calcext:value-type="float">
            <text:p>530000000000</text:p>
          </table:table-cell>
          <table:table-cell table:number-columns-repeated="2"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1</text:p>
          </table:table-cell>
          <table:table-cell/>
          <table:table-cell table:style-name="Excel_20_Built-in_20_Normal" office:value-type="string" calcext:value-type="string">
            <text:p>OPERACIONES DE CREDIT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2100000000" calcext:value-type="float">
            <text:p>532100000000</text:p>
          </table:table-cell>
          <table:table-cell table:number-columns-repeated="2"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1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REDITOS COMERCIAL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2101000000" calcext:value-type="float">
            <text:p>532101000000</text:p>
          </table:table-cell>
          <table:table-cell table:number-columns-repeated="2"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101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Actividad empresarial o comercial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2101050000" calcext:value-type="float">
            <text:p>532101050000</text:p>
          </table:table-cell>
          <table:table-cell table:number-columns-repeated="2"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1010101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Operaciones quirografarias</text:p>
          </table:table-cell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2101050100" calcext:value-type="float">
            <text:p>532101050100</text:p>
          </table:table-cell>
          <table:table-cell table:number-columns-repeated="2"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1010102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Operaciones prendarias</text:p>
          </table:table-cell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2101050200" calcext:value-type="float">
            <text:p>532101050200</text:p>
          </table:table-cell>
          <table:table-cell table:number-columns-repeated="2"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1010103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Operaciones de factoraje</text:p>
          </table:table-cell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2101050400" calcext:value-type="float">
            <text:p>532101050400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1010104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Operaciones de arrendamiento capitalizable</text:p>
          </table:table-cell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2101050500" calcext:value-type="float">
            <text:p>532101050500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1010105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Microcréditos</text:p>
          </table:table-cell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2101050700" calcext:value-type="float">
            <text:p>532101050700</text:p>
          </table:table-cell>
          <table:table-cell table:number-columns-repeated="2"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1010106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Otros</text:p>
          </table:table-cell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2101050600" calcext:value-type="float">
            <text:p>532101050600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101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Préstamos de liquidez a otras sociedades cooperativas de ahorro y préstamo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2101220000" calcext:value-type="float">
            <text:p>532101220000</text:p>
          </table:table-cell>
          <table:table-cell table:number-columns-repeated="2"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1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REDITOS DE CONSUM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2111000000" calcext:value-type="float">
            <text:p>532111000000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102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Tarjeta de crédito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2111010000" calcext:value-type="float">
            <text:p>532111010000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1020101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Primera anualidad y subsecuentes de tarjetas de crédito</text:p>
          </table:table-cell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2111010100" calcext:value-type="float">
            <text:p>532111010100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1020102</text:p>
          </table:table-cell>
          <table:table-cell/>
          <table:table-cell table:style-name="Excel_20_Built-in_20_Normal" table:number-columns-repeated="3"/>
          <table:table-cell table:style-name="Excel_20_Built-in_20_Normal" office:value-type="string" calcext:value-type="string">
            <text:p>Negocios afiliados</text:p>
          </table:table-cell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2111010200" calcext:value-type="float">
            <text:p>532111010200</text:p>
          </table:table-cell>
          <table:table-cell table:number-columns-repeated="2"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102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Personales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2111030000" calcext:value-type="float">
            <text:p>532111030000</text:p>
          </table:table-cell>
          <table:table-cell table:number-columns-repeated="2"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10203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Nómina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2111130000" calcext:value-type="float">
            <text:p>532111130000</text:p>
          </table:table-cell>
          <table:table-cell table:number-columns-repeated="2"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10204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Automotriz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2111050000" calcext:value-type="float">
            <text:p>532111050000</text:p>
          </table:table-cell>
          <table:table-cell table:number-columns-repeated="2"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10205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Adquisición de bienes muebles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2111060000" calcext:value-type="float">
            <text:p>532111060000</text:p>
          </table:table-cell>
          <table:table-cell table:number-columns-repeated="2"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10206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peraciones de arrendamiento capitalizable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2111040000" calcext:value-type="float">
            <text:p>532111040000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10207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tros créditos de consumo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2111900000" calcext:value-type="float">
            <text:p>532111900000</text:p>
          </table:table-cell>
          <table:table-cell table:number-columns-repeated="2"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10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REDITOS A LA VIVIENDA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2166000000" calcext:value-type="float">
            <text:p>532166000000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103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Media y residencial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2166010000" calcext:value-type="float">
            <text:p>532166010000</text:p>
          </table:table-cell>
          <table:table-cell table:number-columns-repeated="2"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103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e interés social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2166020000" calcext:value-type="float">
            <text:p>532166020000</text:p>
          </table:table-cell>
          <table:table-cell table:number-columns-repeated="2"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2</text:p>
          </table:table-cell>
          <table:table-cell/>
          <table:table-cell table:style-name="Excel_20_Built-in_20_Normal" office:value-type="string" calcext:value-type="string">
            <text:p>AVALE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0100000000" calcext:value-type="float">
            <text:p>530100000000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3</text:p>
          </table:table-cell>
          <table:table-cell/>
          <table:table-cell table:style-name="Excel_20_Built-in_20_Normal" office:value-type="string" calcext:value-type="string">
            <text:p>ACEPTACIONES POR CUENTA DE TERCER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0300000000" calcext:value-type="float">
            <text:p>530300000000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4</text:p>
          </table:table-cell>
          <table:table-cell/>
          <table:table-cell office:value-type="string" calcext:value-type="string">
            <text:p>COMPRAVENTA DE VALORE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0400000000" calcext:value-type="float">
            <text:p>530400000000</text:p>
          </table:table-cell>
          <table:table-cell table:number-columns-repeated="2"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5</text:p>
          </table:table-cell>
          <table:table-cell/>
          <table:table-cell table:style-name="Excel_20_Built-in_20_Normal" office:value-type="string" calcext:value-type="string">
            <text:p>APERTURA DE CUENTA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0500000000" calcext:value-type="float">
            <text:p>530500000000</text:p>
          </table:table-cell>
          <table:table-cell table:number-columns-repeated="2"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6</text:p>
          </table:table-cell>
          <table:table-cell/>
          <table:table-cell table:style-name="Excel_20_Built-in_20_Normal" office:value-type="string" calcext:value-type="string">
            <text:p>MANEJO DE CUENTA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0600000000" calcext:value-type="float">
            <text:p>530600000000</text:p>
          </table:table-cell>
          <table:table-cell table:number-columns-repeated="2"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7</text:p>
          </table:table-cell>
          <table:table-cell/>
          <table:table-cell table:style-name="Excel_20_Built-in_20_Normal" office:value-type="string" calcext:value-type="string">
            <text:p>OPERACIONES DE MANDAT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0800000000" calcext:value-type="float">
            <text:p>530800000000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8</text:p>
          </table:table-cell>
          <table:table-cell/>
          <table:table-cell table:style-name="Excel_20_Built-in_20_Normal" office:value-type="string" calcext:value-type="string">
            <text:p>CUSTODIA O ADMINISTRACION DE BIENE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1500000000" calcext:value-type="float">
            <text:p>531500000000</text:p>
          </table:table-cell>
          <table:table-cell table:number-columns-repeated="2"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09</text:p>
          </table:table-cell>
          <table:table-cell/>
          <table:table-cell table:style-name="Excel_20_Built-in_20_Normal" office:value-type="string" calcext:value-type="string">
            <text:p>ALQUILER DE CAJAS DE SEGURIDAD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1600000000" calcext:value-type="float">
            <text:p>531600000000</text:p>
          </table:table-cell>
          <table:table-cell table:number-columns-repeated="2"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10</text:p>
          </table:table-cell>
          <table:table-cell/>
          <table:table-cell table:style-name="Excel_20_Built-in_20_Normal" office:value-type="string" calcext:value-type="string">
            <text:p>OTRAS COMISIONES Y TARIFAS COBRADA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1" office:value-type="float" office:value="610108" calcext:value-type="float">
            <text:p>610108</text:p>
          </table:table-cell>
          <table:table-cell office:value-type="float" office:value="539000000000" calcext:value-type="float">
            <text:p>539000000000</text:p>
          </table:table-cell>
          <table:table-cell table:number-columns-repeated="2"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511</text:p>
          </table:table-cell>
          <table:table-cell/>
          <table:table-cell table:style-name="Excel_20_Built-in_20_Normal" office:value-type="string" calcext:value-type="string">
            <text:p>INCREMENTO POR ACTUALIZACION DE COMISIONES Y TARIFAS COBRADAS (1)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39900000000" calcext:value-type="float">
            <text:p>539900000000</text:p>
          </table:table-cell>
          <table:table-cell table:number-columns-repeated="2"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6</text:p>
          </table:table-cell>
          <table:table-cell/>
          <table:table-cell table:style-name="ce6" office:value-type="string" calcext:value-type="string">
            <text:p>COMISIONES Y TARIFAS PAGADA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1" office:value-type="float" office:value="6102" calcext:value-type="float">
            <text:p>6102</text:p>
          </table:table-cell>
          <table:table-cell office:value-type="float" office:value="630000000000" calcext:value-type="float">
            <text:p>630000000000</text:p>
          </table:table-cell>
          <table:table-cell table:number-columns-repeated="2"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601</text:p>
          </table:table-cell>
          <table:table-cell/>
          <table:table-cell table:style-name="Excel_20_Built-in_20_Normal" office:value-type="string" calcext:value-type="string">
            <text:p>POR SERVICI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1" office:value-type="float" office:value="610201" calcext:value-type="float">
            <text:p>610201</text:p>
          </table:table-cell>
          <table:table-cell office:value-type="float" office:value="630500000000" calcext:value-type="float">
            <text:p>630500000000</text:p>
          </table:table-cell>
          <table:table-cell table:number-columns-repeated="2"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602</text:p>
          </table:table-cell>
          <table:table-cell/>
          <table:table-cell table:style-name="Excel_20_Built-in_20_Normal" office:value-type="string" calcext:value-type="string">
            <text:p>COMISIONISTA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30300000000" calcext:value-type="float">
            <text:p>630300000000</text:p>
          </table:table-cell>
          <table:table-cell table:number-columns-repeated="2"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603</text:p>
          </table:table-cell>
          <table:table-cell/>
          <table:table-cell table:style-name="Excel_20_Built-in_20_Normal" office:value-type="string" calcext:value-type="string">
            <text:p>PRESTAMOS RECIBIDOS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610203" calcext:value-type="float">
            <text:p>610203</text:p>
          </table:table-cell>
          <table:table-cell office:value-type="float" office:value="630400000000" calcext:value-type="float">
            <text:p>630400000000</text:p>
          </table:table-cell>
          <table:table-cell table:number-columns-repeated="2"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604</text:p>
          </table:table-cell>
          <table:table-cell/>
          <table:table-cell table:style-name="Excel_20_Built-in_20_Normal" office:value-type="string" calcext:value-type="string">
            <text:p>OTRAS COMISIONES Y TARIFAS PAGADA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610205" calcext:value-type="float">
            <text:p>610205</text:p>
          </table:table-cell>
          <table:table-cell office:value-type="float" office:value="639000000000" calcext:value-type="float">
            <text:p>639000000000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605</text:p>
          </table:table-cell>
          <table:table-cell/>
          <table:table-cell table:style-name="Excel_20_Built-in_20_Normal" office:value-type="string" calcext:value-type="string">
            <text:p>INCREMENTO POR ACTUALIZACION DE COMISIONES Y TARIFAS PAGADAS (1)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39900000000" calcext:value-type="float">
            <text:p>639900000000</text:p>
          </table:table-cell>
          <table:table-cell table:number-columns-repeated="2"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7</text:p>
          </table:table-cell>
          <table:table-cell/>
          <table:table-cell table:style-name="ce6" office:value-type="string" calcext:value-type="string">
            <text:p>RESULTADO POR INTERMEDIACION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40000000000" calcext:value-type="float">
            <text:p>540000000000</text:p>
          </table:table-cell>
          <table:table-cell table:number-columns-repeated="2"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701</text:p>
          </table:table-cell>
          <table:table-cell/>
          <table:table-cell table:style-name="Excel_20_Built-in_20_Normal" office:value-type="string" calcext:value-type="string">
            <text:p>RESULTADO POR VALUACION A VALOR RAZONABLE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40100000000" calcext:value-type="float">
            <text:p>540100000000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701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TITULOS PARA NEGOCIAR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40101000000" calcext:value-type="float">
            <text:p>540101000000</text:p>
          </table:table-cell>
          <table:table-cell table:number-columns-repeated="2"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701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COLATERALES VENDIDOS 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40192000000" calcext:value-type="float">
            <text:p>540192000000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702</text:p>
          </table:table-cell>
          <table:table-cell/>
          <table:table-cell table:style-name="Excel_20_Built-in_20_Normal" office:value-type="string" calcext:value-type="string">
            <text:p>PERDIDA POR DETERIORO O EFECTO POR REVERSION DEL DETERIORO DE TITUL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40200000000" calcext:value-type="float">
            <text:p>54020000000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702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TITULOS DISPONIBLES PARA LA VENTA 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40201000000" calcext:value-type="float">
            <text:p>540201000000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702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TITULOS CONSERVADOS A VENCIMIENT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40202000000" calcext:value-type="float">
            <text:p>540202000000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703</text:p>
          </table:table-cell>
          <table:table-cell/>
          <table:table-cell table:style-name="Excel_20_Built-in_20_Normal" office:value-type="string" calcext:value-type="string">
            <text:p>RESULTADO POR VALUACION DE DIVISA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40400000000" calcext:value-type="float">
            <text:p>540400000000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704</text:p>
          </table:table-cell>
          <table:table-cell/>
          <table:table-cell table:style-name="Excel_20_Built-in_20_Normal" office:value-type="string" calcext:value-type="string">
            <text:p>RESULTADO POR COMPRAVENTA DE VALORE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40300000000" calcext:value-type="float">
            <text:p>540300000000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704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TITULOS PARA NEGOCIAR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40301000000" calcext:value-type="float">
            <text:p>5403010000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704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TITULOS DISPONIBLES PARA LA VENTA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40302000000" calcext:value-type="float">
            <text:p>540302000000</text:p>
          </table:table-cell>
          <table:table-cell table:number-columns-repeated="2"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7040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TITULOS CONSERVADOS A VENCIMIENT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40303000000" calcext:value-type="float">
            <text:p>540303000000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705</text:p>
          </table:table-cell>
          <table:table-cell/>
          <table:table-cell table:style-name="Excel_20_Built-in_20_Normal" office:value-type="string" calcext:value-type="string">
            <text:p>RESULTADO POR COMPRAVENTA DE DIVISA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40600000000" calcext:value-type="float">
            <text:p>540600000000</text:p>
          </table:table-cell>
          <table:table-cell table:number-columns-repeated="2"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706</text:p>
          </table:table-cell>
          <table:table-cell/>
          <table:table-cell table:style-name="Excel_20_Built-in_20_Normal" office:value-type="string" calcext:value-type="string">
            <text:p>COSTOS DE TRANSACCION POR TITULOS PARA NEGOCIAR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41000000000" calcext:value-type="float">
            <text:p>541000000000</text:p>
          </table:table-cell>
          <table:table-cell table:number-columns-repeated="2"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707</text:p>
          </table:table-cell>
          <table:table-cell/>
          <table:table-cell table:style-name="Excel_20_Built-in_20_Normal" office:value-type="string" calcext:value-type="string">
            <text:p>RESULTADO POR VENTA DE COLATERALES RECIBID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40900000000" calcext:value-type="float">
            <text:p>540900000000</text:p>
          </table:table-cell>
          <table:table-cell table:number-columns-repeated="2"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708</text:p>
          </table:table-cell>
          <table:table-cell/>
          <table:table-cell table:style-name="Excel_20_Built-in_20_Normal" office:value-type="string" calcext:value-type="string">
            <text:p>INCREMENTO POR ACTUALIZACION DEL RESULTADO POR INTERMEDIACION (1)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49900000000" calcext:value-type="float">
            <text:p>549900000000</text:p>
          </table:table-cell>
          <table:table-cell table:number-columns-repeated="2"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</text:p>
          </table:table-cell>
          <table:table-cell/>
          <table:table-cell table:style-name="ce6" office:value-type="string" calcext:value-type="string">
            <text:p>OTROS INGRESOS (EGRESOS) DE LA OPERACION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20" office:value-type="float" office:value="63" calcext:value-type="float">
            <text:p>63</text:p>
          </table:table-cell>
          <table:table-cell office:value-type="float" office:value="505000000000" calcext:value-type="float">
            <text:p>505000000000</text:p>
          </table:table-cell>
          <table:table-cell table:number-columns-repeated="2"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01</text:p>
          </table:table-cell>
          <table:table-cell/>
          <table:table-cell table:style-name="Excel_20_Built-in_20_Normal" office:value-type="string" calcext:value-type="string">
            <text:p>RECUPERACION DE CARTERA DE CREDIT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63010102" calcext:value-type="float">
            <text:p>63010102</text:p>
          </table:table-cell>
          <table:table-cell office:value-type="float" office:value="505001000000" calcext:value-type="float">
            <text:p>505001000000</text:p>
          </table:table-cell>
          <table:table-cell table:number-columns-repeated="2"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02</text:p>
          </table:table-cell>
          <table:table-cell/>
          <table:table-cell table:style-name="Excel_20_Built-in_20_Normal" office:value-type="string" calcext:value-type="string">
            <text:p>RECUPERACIONE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63010103" calcext:value-type="float">
            <text:p>63010103</text:p>
          </table:table-cell>
          <table:table-cell office:value-type="float" office:value="505023000000" calcext:value-type="float">
            <text:p>505023000000</text:p>
          </table:table-cell>
          <table:table-cell table:number-columns-repeated="2"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02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IMPUEST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23010000" calcext:value-type="float">
            <text:p>505023010000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02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TRAS RECUPERACION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63010103" calcext:value-type="float">
            <text:p>63010103</text:p>
          </table:table-cell>
          <table:table-cell office:value-type="float" office:value="505023090000" calcext:value-type="float">
            <text:p>505023090000</text:p>
          </table:table-cell>
          <table:table-cell table:number-columns-repeated="2"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03</text:p>
          </table:table-cell>
          <table:table-cell/>
          <table:table-cell table:style-name="Excel_20_Built-in_20_Normal" office:value-type="string" calcext:value-type="string">
            <text:p>UTILIDAD POR CESION DE CARTERA DE CREDIT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04000000" calcext:value-type="float">
            <text:p>50500400000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04</text:p>
          </table:table-cell>
          <table:table-cell/>
          <table:table-cell table:style-name="Excel_20_Built-in_20_Normal" office:value-type="string" calcext:value-type="string">
            <text:p>PERDIDA POR CESION DE CARTERA DE CREDIT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05000000" calcext:value-type="float">
            <text:p>505005000000</text:p>
          </table:table-cell>
          <table:table-cell table:number-columns-repeated="2"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05</text:p>
          </table:table-cell>
          <table:table-cell/>
          <table:table-cell table:style-name="Excel_20_Built-in_20_Normal" office:value-type="string" calcext:value-type="string">
            <text:p>INGRESO POR OPCION DE COMPRA EN OPERACIONES DE ARRENDAMIENTO CAPITALIZABLE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12000000" calcext:value-type="float">
            <text:p>505012000000</text:p>
          </table:table-cell>
          <table:table-cell table:number-columns-repeated="2"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06</text:p>
          </table:table-cell>
          <table:table-cell/>
          <table:table-cell table:style-name="Excel_20_Built-in_20_Normal" office:value-type="string" calcext:value-type="string">
            <text:p>INGRESO POR PARTICIPACION DEL PRECIO DE VENTA DE BIENES EN OPERACIONES DE ARRENDAMIENTO CAPITALIZABLE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13000000" calcext:value-type="float">
            <text:p>505013000000</text:p>
          </table:table-cell>
          <table:table-cell table:number-columns-repeated="2"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07</text:p>
          </table:table-cell>
          <table:table-cell/>
          <table:table-cell table:style-name="Excel_20_Built-in_20_Normal" office:value-type="string" calcext:value-type="string">
            <text:p>COSTO FINANCIERO POR ARRENDAMIENTO CAPITALIZABLE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24000000" calcext:value-type="float">
            <text:p>505024000000</text:p>
          </table:table-cell>
          <table:table-cell table:number-columns-repeated="2"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08</text:p>
          </table:table-cell>
          <table:table-cell/>
          <table:table-cell table:style-name="Excel_20_Built-in_20_Normal" office:value-type="string" calcext:value-type="string">
            <text:p>CANCELACION DE EXCEDENTES DE ESTIMACION PREVENTIVA PARA RIESGOS CREDITICI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06000000" calcext:value-type="float">
            <text:p>505006000000</text:p>
          </table:table-cell>
          <table:table-cell table:number-columns-repeated="2"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09</text:p>
          </table:table-cell>
          <table:table-cell/>
          <table:table-cell table:style-name="Excel_20_Built-in_20_Normal" office:value-type="string" calcext:value-type="string">
            <text:p>AFECTACIONES A LA ESTIMACION POR IRRECUPERABILIDAD O DIFICIL COBR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25000000" calcext:value-type="float">
            <text:p>505025000000</text:p>
          </table:table-cell>
          <table:table-cell table:number-columns-repeated="2"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10</text:p>
          </table:table-cell>
          <table:table-cell/>
          <table:table-cell table:style-name="Excel_20_Built-in_20_Normal" office:value-type="string" calcext:value-type="string">
            <text:p>QUEBRANT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26000000" calcext:value-type="float">
            <text:p>505026000000</text:p>
          </table:table-cell>
          <table:table-cell table:number-columns-repeated="2"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10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OR FALTANTE EN SUCURSAL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26010000" calcext:value-type="float">
            <text:p>505026010000</text:p>
          </table:table-cell>
          <table:table-cell table:number-columns-repeated="2"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10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AUD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26020000" calcext:value-type="float">
            <text:p>505026020000</text:p>
          </table:table-cell>
          <table:table-cell table:number-columns-repeated="2"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100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SINIESTR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26030000" calcext:value-type="float">
            <text:p>505026030000</text:p>
          </table:table-cell>
          <table:table-cell table:number-columns-repeated="2"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1004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OTROS QUEBRANT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26090000" calcext:value-type="float">
            <text:p>505026090000</text:p>
          </table:table-cell>
          <table:table-cell table:number-columns-repeated="2"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11</text:p>
          </table:table-cell>
          <table:table-cell/>
          <table:table-cell table:style-name="Excel_20_Built-in_20_Normal" office:value-type="string" calcext:value-type="string">
            <text:p>DIVIDENDOS DE INVERSIONES PERMANENTE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18000000" calcext:value-type="float">
            <text:p>505018000000</text:p>
          </table:table-cell>
          <table:table-cell table:number-columns-repeated="2"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11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DIVIDENDOS DE OTRAS INVERSIONES PERMANENTES 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18010000" calcext:value-type="float">
            <text:p>505018010000</text:p>
          </table:table-cell>
          <table:table-cell table:number-columns-repeated="2"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11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DIVIDENDOS DE INVERSIONES PERMANENTES EN ASOCIADAS DISPONIBLES PARA LA VENTA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18020000" calcext:value-type="float">
            <text:p>505018020000</text:p>
          </table:table-cell>
          <table:table-cell table:number-columns-repeated="2"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12</text:p>
          </table:table-cell>
          <table:table-cell/>
          <table:table-cell table:style-name="Excel_20_Built-in_20_Normal" office:value-type="string" calcext:value-type="string">
            <text:p>DONATIV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07000000" calcext:value-type="float">
            <text:p>505007000000</text:p>
          </table:table-cell>
          <table:table-cell table:number-columns-repeated="2"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13</text:p>
          </table:table-cell>
          <table:table-cell/>
          <table:table-cell table:style-name="Excel_20_Built-in_20_Normal" office:value-type="string" calcext:value-type="string">
            <text:p>PERDIDA POR ADJUDICACION DE BIENE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08000000" calcext:value-type="float">
            <text:p>505008000000</text:p>
          </table:table-cell>
          <table:table-cell table:number-columns-repeated="2"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14</text:p>
          </table:table-cell>
          <table:table-cell/>
          <table:table-cell table:style-name="Excel_20_Built-in_20_Normal" office:value-type="string" calcext:value-type="string">
            <text:p>RESULTADO EN VENTA DE BIENES ADJUDICAD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63010202" calcext:value-type="float">
            <text:p>63010202</text:p>
          </table:table-cell>
          <table:table-cell office:value-type="float" office:value="505015000000" calcext:value-type="float">
            <text:p>505015000000</text:p>
          </table:table-cell>
          <table:table-cell table:number-columns-repeated="2"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14</text:p>
          </table:table-cell>
          <table:table-cell/>
          <table:table-cell table:style-name="Excel_20_Built-in_20_Normal" office:value-type="string" calcext:value-type="string">
            <text:p>RESULTADO EN VENTA DE BIENES ADJUDICAD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63020402" calcext:value-type="float">
            <text:p>63020402</text:p>
          </table:table-cell>
          <table:table-cell office:value-type="float" office:value="505015000000" calcext:value-type="float">
            <text:p>505015000000</text:p>
          </table:table-cell>
          <table:table-cell table:number-columns-repeated="2"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15</text:p>
          </table:table-cell>
          <table:table-cell/>
          <table:table-cell table:style-name="Excel_20_Built-in_20_Normal" office:value-type="string" calcext:value-type="string">
            <text:p>RESULTADO POR VALUACION DE BIENES ADJUDICAD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63010203" calcext:value-type="float">
            <text:p>63010203</text:p>
          </table:table-cell>
          <table:table-cell office:value-type="float" office:value="505016000000" calcext:value-type="float">
            <text:p>505016000000</text:p>
          </table:table-cell>
          <table:table-cell table:number-columns-repeated="2"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15</text:p>
          </table:table-cell>
          <table:table-cell/>
          <table:table-cell table:style-name="Excel_20_Built-in_20_Normal" office:value-type="string" calcext:value-type="string">
            <text:p>RESULTADO POR VALUACION DE BIENES ADJUDICAD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63020403" calcext:value-type="float">
            <text:p>63020403</text:p>
          </table:table-cell>
          <table:table-cell office:value-type="float" office:value="505016000000" calcext:value-type="float">
            <text:p>505016000000</text:p>
          </table:table-cell>
          <table:table-cell table:number-columns-repeated="2"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16</text:p>
          </table:table-cell>
          <table:table-cell/>
          <table:table-cell table:style-name="Excel_20_Built-in_20_Normal" office:value-type="string" calcext:value-type="string">
            <text:p>ESTIMACION POR PERDIDA DE VALOR DE BIENES ADJUDICAD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63021001" calcext:value-type="float">
            <text:p>63021001</text:p>
          </table:table-cell>
          <table:table-cell office:value-type="float" office:value="505091000000" calcext:value-type="float">
            <text:p>505091000000</text:p>
          </table:table-cell>
          <table:table-cell table:number-columns-repeated="2"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17</text:p>
          </table:table-cell>
          <table:table-cell/>
          <table:table-cell table:style-name="Excel_20_Built-in_20_Normal" office:value-type="string" calcext:value-type="string">
            <text:p>PERDIDA EN CUSTODIA Y ADMINISTRACION DE BIENE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10000000" calcext:value-type="float">
            <text:p>505010000000</text:p>
          </table:table-cell>
          <table:table-cell table:number-columns-repeated="2"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18</text:p>
          </table:table-cell>
          <table:table-cell/>
          <table:table-cell table:style-name="Excel_20_Built-in_20_Normal" office:value-type="string" calcext:value-type="string">
            <text:p>PERDIDA EN OPERACIONES DE MANDAT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11000000" calcext:value-type="float">
            <text:p>505011000000</text:p>
          </table:table-cell>
          <table:table-cell table:number-columns-repeated="2"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19</text:p>
          </table:table-cell>
          <table:table-cell/>
          <table:table-cell table:style-name="Excel_20_Built-in_20_Normal" office:value-type="string" calcext:value-type="string">
            <text:p>PERDIDA POR DETERIORO O EFECTO POR REVERSION DEL DETERIORO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string" calcext:value-type="string">
            <text:p>630202</text:p>
          </table:table-cell>
          <table:table-cell office:value-type="float" office:value="505017000000" calcext:value-type="float">
            <text:p>505017000000</text:p>
          </table:table-cell>
          <table:table-cell table:number-columns-repeated="2"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19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DE BIENES INMUEBLE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17010000" calcext:value-type="float">
            <text:p>505017010000</text:p>
          </table:table-cell>
          <table:table-cell table:number-columns-repeated="2"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19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DE CREDITO MERCANTIL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17020000" calcext:value-type="float">
            <text:p>505017020000</text:p>
          </table:table-cell>
          <table:table-cell table:number-columns-repeated="2"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190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DE OTRAS INVERSIONES PERMANENTES VALUADAS A COST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17050000" calcext:value-type="float">
            <text:p>505017050000</text:p>
          </table:table-cell>
          <table:table-cell table:number-columns-repeated="2"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1904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DE OTROS ACTIVOS DE LARGA DURACION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17030000" calcext:value-type="float">
            <text:p>505017030000</text:p>
          </table:table-cell>
          <table:table-cell table:number-columns-repeated="2"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1905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DE OTROS ACTIVO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63020203" calcext:value-type="float">
            <text:p>63020203</text:p>
          </table:table-cell>
          <table:table-cell office:value-type="float" office:value="505017040000" calcext:value-type="float">
            <text:p>505017040000</text:p>
          </table:table-cell>
          <table:table-cell table:number-columns-repeated="2"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20</text:p>
          </table:table-cell>
          <table:table-cell/>
          <table:table-cell table:style-name="Excel_20_Built-in_20_Normal" office:value-type="string" calcext:value-type="string">
            <text:p>INTERESES POR CERTIFICADOS EXCEDENTES O VOLUNTARI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41000000" calcext:value-type="float">
            <text:p>505041000000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21</text:p>
          </table:table-cell>
          <table:table-cell/>
          <table:table-cell table:style-name="Excel_20_Built-in_20_Normal" office:value-type="string" calcext:value-type="string">
            <text:p>INTERESES A CARGO EN FINANCIAMIENTO PARA ADQUISICION DE ACTIVOS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27000000" calcext:value-type="float">
            <text:p>505027000000</text:p>
          </table:table-cell>
          <table:table-cell table:number-columns-repeated="2"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22</text:p>
          </table:table-cell>
          <table:table-cell/>
          <table:table-cell table:style-name="Excel_20_Built-in_20_Normal" office:value-type="string" calcext:value-type="string">
            <text:p>UTILIDAD EN VENTA DE PROPIEDADES, MOBILIARIO Y EQUIP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63010201" calcext:value-type="float">
            <text:p>63010201</text:p>
          </table:table-cell>
          <table:table-cell office:value-type="float" office:value="505028000000" calcext:value-type="float">
            <text:p>505028000000</text:p>
          </table:table-cell>
          <table:table-cell table:number-columns-repeated="2"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23</text:p>
          </table:table-cell>
          <table:table-cell/>
          <table:table-cell table:style-name="Excel_20_Built-in_20_Normal" office:value-type="string" calcext:value-type="string">
            <text:p>CANCELACION DE OPERACIONES PASIVAS SIN MOVIMIENT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42000000" calcext:value-type="float">
            <text:p>505042000000</text:p>
          </table:table-cell>
          <table:table-cell table:number-columns-repeated="2"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24</text:p>
          </table:table-cell>
          <table:table-cell/>
          <table:table-cell table:style-name="Excel_20_Built-in_20_Normal" office:value-type="string" calcext:value-type="string">
            <text:p>CANCELACION DE LA ESTIMACION POR IRRECUPERABILIDAD O DIFICIL COBR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29000000" calcext:value-type="float">
            <text:p>505029000000</text:p>
          </table:table-cell>
          <table:table-cell table:number-columns-repeated="2"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25</text:p>
          </table:table-cell>
          <table:table-cell/>
          <table:table-cell table:style-name="Excel_20_Built-in_20_Normal" office:value-type="string" calcext:value-type="string">
            <text:p>CANCELACION DE OTRAS CUENTAS DE PASIV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30000000" calcext:value-type="float">
            <text:p>505030000000</text:p>
          </table:table-cell>
          <table:table-cell table:number-columns-repeated="2"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26</text:p>
          </table:table-cell>
          <table:table-cell/>
          <table:table-cell table:style-name="Excel_20_Built-in_20_Normal" office:value-type="string" calcext:value-type="string">
            <text:p>INTERESES A FAVOR PROVENIENTES DE PRESTAMOS A FUNCIONARIOS Y EMPLEAD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31000000" calcext:value-type="float">
            <text:p>505031000000</text:p>
          </table:table-cell>
          <table:table-cell table:number-columns-repeated="2"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27</text:p>
          </table:table-cell>
          <table:table-cell/>
          <table:table-cell office:value-type="string" calcext:value-type="string">
            <text:p>INGRESOS POR ARRENDAMIENT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32000000" calcext:value-type="float">
            <text:p>505032000000</text:p>
          </table:table-cell>
          <table:table-cell table:number-columns-repeated="2"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28</text:p>
          </table:table-cell>
          <table:table-cell/>
          <table:table-cell table:style-name="Excel_20_Built-in_20_Normal" office:value-type="string" calcext:value-type="string">
            <text:p>PERDIDA EN VENTA DE PROPIEDADES, MOBILIARIO Y EQUIP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36000000" calcext:value-type="float">
            <text:p>505036000000</text:p>
          </table:table-cell>
          <table:table-cell table:number-columns-repeated="2"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29</text:p>
          </table:table-cell>
          <table:table-cell/>
          <table:table-cell table:style-name="Excel_20_Built-in_20_Normal" office:value-type="string" calcext:value-type="string">
            <text:p>OTRAS PARTIDAS DE LOS INGRESOS (EGRESOS) DE LA OPERACION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63010104" calcext:value-type="float">
            <text:p>63010104</text:p>
          </table:table-cell>
          <table:table-cell office:value-type="float" office:value="505090000000" calcext:value-type="float">
            <text:p>505090000000</text:p>
          </table:table-cell>
          <table:table-cell table:number-columns-repeated="2" office:value-type="float" office:value="549" calcext:value-type="float">
            <text:p>54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510829</text:p>
          </table:table-cell>
          <table:table-cell/>
          <table:table-cell table:style-name="Excel_20_Built-in_20_Normal" office:value-type="string" calcext:value-type="string">
            <text:p>OTRAS PARTIDAS DE LOS INGRESOS (EGRESOS) DE LA OPERACION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63010211" calcext:value-type="float">
            <text:p>63010211</text:p>
          </table:table-cell>
          <table:table-cell office:value-type="float" office:value="505090000000" calcext:value-type="float">
            <text:p>505090000000</text:p>
          </table:table-cell>
          <table:table-cell table:number-columns-repeated="2" office:value-type="float" office:value="549" calcext:value-type="float">
            <text:p>54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510829</text:p>
          </table:table-cell>
          <table:table-cell/>
          <table:table-cell table:style-name="Excel_20_Built-in_20_Normal" office:value-type="string" calcext:value-type="string">
            <text:p>OTRAS PARTIDAS DE LOS INGRESOS (EGRESOS) DE LA OPERACION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63010212" calcext:value-type="float">
            <text:p>63010212</text:p>
          </table:table-cell>
          <table:table-cell office:value-type="float" office:value="505090000000" calcext:value-type="float">
            <text:p>505090000000</text:p>
          </table:table-cell>
          <table:table-cell table:number-columns-repeated="2" office:value-type="float" office:value="549" calcext:value-type="float">
            <text:p>54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510829</text:p>
          </table:table-cell>
          <table:table-cell/>
          <table:table-cell table:style-name="Excel_20_Built-in_20_Normal" office:value-type="string" calcext:value-type="string">
            <text:p>OTRAS PARTIDAS DE LOS INGRESOS (EGRESOS) DE LA OPERACION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630209" calcext:value-type="float">
            <text:p>630209</text:p>
          </table:table-cell>
          <table:table-cell office:value-type="float" office:value="505090000000" calcext:value-type="float">
            <text:p>505090000000</text:p>
          </table:table-cell>
          <table:table-cell table:number-columns-repeated="2" office:value-type="float" office:value="549" calcext:value-type="float">
            <text:p>54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510829</text:p>
          </table:table-cell>
          <table:table-cell/>
          <table:table-cell table:style-name="Excel_20_Built-in_20_Normal" office:value-type="string" calcext:value-type="string">
            <text:p>OTRAS PARTIDAS DE LOS INGRESOS (EGRESOS) DE LA OPERACION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63010105" calcext:value-type="float">
            <text:p>63010105</text:p>
          </table:table-cell>
          <table:table-cell office:value-type="float" office:value="505090000000" calcext:value-type="float">
            <text:p>505090000000</text:p>
          </table:table-cell>
          <table:table-cell table:number-columns-repeated="2" office:value-type="float" office:value="549" calcext:value-type="float">
            <text:p>54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510829</text:p>
          </table:table-cell>
          <table:table-cell/>
          <table:table-cell table:style-name="Excel_20_Built-in_20_Normal" office:value-type="string" calcext:value-type="string">
            <text:p>OTRAS PARTIDAS DE LOS INGRESOS (EGRESOS) DE LA OPERACION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63010106" calcext:value-type="float">
            <text:p>63010106</text:p>
          </table:table-cell>
          <table:table-cell office:value-type="float" office:value="505090000000" calcext:value-type="float">
            <text:p>505090000000</text:p>
          </table:table-cell>
          <table:table-cell table:number-columns-repeated="2" office:value-type="float" office:value="549" calcext:value-type="float">
            <text:p>54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510829</text:p>
          </table:table-cell>
          <table:table-cell/>
          <table:table-cell table:style-name="Excel_20_Built-in_20_Normal" office:value-type="string" calcext:value-type="string">
            <text:p>OTRAS PARTIDAS DE LOS INGRESOS (EGRESOS) DE LA OPERACION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string" calcext:value-type="string">
            <text:p>63010109</text:p>
          </table:table-cell>
          <table:table-cell office:value-type="float" office:value="505090000000" calcext:value-type="float">
            <text:p>505090000000</text:p>
          </table:table-cell>
          <table:table-cell table:number-columns-repeated="2" office:value-type="float" office:value="549" calcext:value-type="float">
            <text:p>54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510829</text:p>
          </table:table-cell>
          <table:table-cell/>
          <table:table-cell table:style-name="Excel_20_Built-in_20_Normal" office:value-type="string" calcext:value-type="string">
            <text:p>OTRAS PARTIDAS DE LOS INGRESOS (EGRESOS) DE LA OPERACION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string" calcext:value-type="string">
            <text:p>63010111</text:p>
          </table:table-cell>
          <table:table-cell office:value-type="float" office:value="505090000000" calcext:value-type="float">
            <text:p>505090000000</text:p>
          </table:table-cell>
          <table:table-cell table:number-columns-repeated="2" office:value-type="float" office:value="549" calcext:value-type="float">
            <text:p>54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510829</text:p>
          </table:table-cell>
          <table:table-cell/>
          <table:table-cell table:style-name="Excel_20_Built-in_20_Normal" office:value-type="string" calcext:value-type="string">
            <text:p>OTRAS PARTIDAS DE LOS INGRESOS (EGRESOS) DE LA OPERACION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63010110" calcext:value-type="float">
            <text:p>63010110</text:p>
          </table:table-cell>
          <table:table-cell office:value-type="float" office:value="505090000000" calcext:value-type="float">
            <text:p>505090000000</text:p>
          </table:table-cell>
          <table:table-cell table:number-columns-repeated="2" office:value-type="float" office:value="549" calcext:value-type="float">
            <text:p>54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510830</text:p>
          </table:table-cell>
          <table:table-cell/>
          <table:table-cell table:style-name="Excel_20_Built-in_20_Normal" office:value-type="string" calcext:value-type="string">
            <text:p>RESULTADO POR POSICION MONETARIA ORIGINADO POR PARTIDAS NO RELACIONADAS CON EL MARGEN FINANCIERO (1)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88000000" calcext:value-type="float">
            <text:p>505088000000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31</text:p>
          </table:table-cell>
          <table:table-cell/>
          <table:table-cell table:style-name="Excel_20_Built-in_20_Normal" office:value-type="string" calcext:value-type="string">
            <text:p>RESULTADO POR VALORIZACION DE PARTIDAS NO RELACIONADAS CON EL MARGEN FINANCIERO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89000000" calcext:value-type="float">
            <text:p>505089000000</text:p>
          </table:table-cell>
          <table:table-cell table:number-columns-repeated="2"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832</text:p>
          </table:table-cell>
          <table:table-cell/>
          <table:table-cell table:style-name="Excel_20_Built-in_20_Normal" office:value-type="string" calcext:value-type="string">
            <text:p>INCREMENTO POR ACTUALIZACION DE OTROS INGRESOS (EGRESOS) DE LA OPERACION (1)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05099000000" calcext:value-type="float">
            <text:p>505099000000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9</text:p>
          </table:table-cell>
          <table:table-cell/>
          <table:table-cell table:style-name="ce6" office:value-type="string" calcext:value-type="string">
            <text:p>GASTOS DE ADMINISTRACION Y PROMOCION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62" calcext:value-type="float">
            <text:p>62</text:p>
          </table:table-cell>
          <table:table-cell office:value-type="float" office:value="640000000000" calcext:value-type="float">
            <text:p>640000000000</text:p>
          </table:table-cell>
          <table:table-cell table:number-columns-repeated="2"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901</text:p>
          </table:table-cell>
          <table:table-cell/>
          <table:table-cell table:style-name="Excel_20_Built-in_20_Normal" office:value-type="string" calcext:value-type="string">
            <text:p>BENEFICIOS DIRECTOS DE CORTO PLAZO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620101" calcext:value-type="float">
            <text:p>620101</text:p>
          </table:table-cell>
          <table:table-cell office:value-type="float" office:value="641200000000" calcext:value-type="float">
            <text:p>641200000000</text:p>
          </table:table-cell>
          <table:table-cell table:number-columns-repeated="2"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902</text:p>
          </table:table-cell>
          <table:table-cell/>
          <table:table-cell table:style-name="Excel_20_Built-in_20_Normal" office:value-type="string" calcext:value-type="string">
            <text:p>PARTICIPACION DE LOS TRABAJADORES EN LAS UTILIDADE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41100000000" calcext:value-type="float">
            <text:p>641100000000</text:p>
          </table:table-cell>
          <table:table-cell table:number-columns-repeated="2"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902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ARTICIPACION DE LOS TRABAJADORES EN LAS UTILIDADES CAUSADA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41101000000" calcext:value-type="float">
            <text:p>641101000000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902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PARTICIPACION DE LOS TRABAJADORES EN LAS UTILIDADES DIFERIDA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41102000000" calcext:value-type="float">
            <text:p>641102000000</text:p>
          </table:table-cell>
          <table:table-cell table:number-columns-repeated="2"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9020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ESTIMACION POR PTU DIFERIDA NO RECUPERABLE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41190000000" calcext:value-type="float">
            <text:p>641190000000</text:p>
          </table:table-cell>
          <table:table-cell table:number-columns-repeated="2"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903</text:p>
          </table:table-cell>
          <table:table-cell/>
          <table:table-cell table:style-name="Excel_20_Built-in_20_Normal" office:value-type="string" calcext:value-type="string">
            <text:p>HONORARI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620102" calcext:value-type="float">
            <text:p>620102</text:p>
          </table:table-cell>
          <table:table-cell office:value-type="float" office:value="640200000000" calcext:value-type="float">
            <text:p>640200000000</text:p>
          </table:table-cell>
          <table:table-cell table:number-columns-repeated="2"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904</text:p>
          </table:table-cell>
          <table:table-cell/>
          <table:table-cell table:style-name="Excel_20_Built-in_20_Normal" office:value-type="string" calcext:value-type="string">
            <text:p>ARRENDAMIENT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620103" calcext:value-type="float">
            <text:p>620103</text:p>
          </table:table-cell>
          <table:table-cell office:value-type="float" office:value="640300000000" calcext:value-type="float">
            <text:p>640300000000</text:p>
          </table:table-cell>
          <table:table-cell table:number-columns-repeated="2"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905</text:p>
          </table:table-cell>
          <table:table-cell/>
          <table:table-cell table:style-name="Excel_20_Built-in_20_Normal" office:value-type="string" calcext:value-type="string">
            <text:p>GASTOS DE PROMOCION Y PUBLICIDAD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620104" calcext:value-type="float">
            <text:p>620104</text:p>
          </table:table-cell>
          <table:table-cell office:value-type="float" office:value="640400000000" calcext:value-type="float">
            <text:p>640400000000</text:p>
          </table:table-cell>
          <table:table-cell table:number-columns-repeated="2"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906</text:p>
          </table:table-cell>
          <table:table-cell/>
          <table:table-cell table:style-name="Excel_20_Built-in_20_Normal" office:value-type="string" calcext:value-type="string">
            <text:p>APORTACIONES AL FONDO DE SUPERVISION AUXILIAR DE SC DE AP Y DE PROTECCION A SUS AHORRADORE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9" office:value-type="string" calcext:value-type="string">
            <text:p>620105</text:p>
          </table:table-cell>
          <table:table-cell office:value-type="float" office:value="640500000000" calcext:value-type="float">
            <text:p>640500000000</text:p>
          </table:table-cell>
          <table:table-cell table:number-columns-repeated="2"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907</text:p>
          </table:table-cell>
          <table:table-cell/>
          <table:table-cell table:style-name="Excel_20_Built-in_20_Normal" office:value-type="string" calcext:value-type="string">
            <text:p>IMPUESTOS Y DERECHOS DIVERSO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620106" calcext:value-type="float">
            <text:p>620106</text:p>
          </table:table-cell>
          <table:table-cell office:value-type="float" office:value="640600000000" calcext:value-type="float">
            <text:p>640600000000</text:p>
          </table:table-cell>
          <table:table-cell table:number-columns-repeated="2"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908</text:p>
          </table:table-cell>
          <table:table-cell/>
          <table:table-cell table:style-name="Excel_20_Built-in_20_Normal" office:value-type="string" calcext:value-type="string">
            <text:p>GASTOS NO DEDUCIBLE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620107" calcext:value-type="float">
            <text:p>620107</text:p>
          </table:table-cell>
          <table:table-cell office:value-type="float" office:value="640800000000" calcext:value-type="float">
            <text:p>640800000000</text:p>
          </table:table-cell>
          <table:table-cell table:number-columns-repeated="2"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909</text:p>
          </table:table-cell>
          <table:table-cell/>
          <table:table-cell table:style-name="Excel_20_Built-in_20_Normal" office:value-type="string" calcext:value-type="string">
            <text:p>GASTOS EN TECNOLOGIA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620108" calcext:value-type="float">
            <text:p>620108</text:p>
          </table:table-cell>
          <table:table-cell office:value-type="float" office:value="640900000000" calcext:value-type="float">
            <text:p>640900000000</text:p>
          </table:table-cell>
          <table:table-cell table:number-columns-repeated="2"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910</text:p>
          </table:table-cell>
          <table:table-cell/>
          <table:table-cell table:style-name="Excel_20_Built-in_20_Normal" office:value-type="string" calcext:value-type="string">
            <text:p>DEPRECIACIONES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620109" calcext:value-type="float">
            <text:p>620109</text:p>
          </table:table-cell>
          <table:table-cell office:value-type="float" office:value="649000000000" calcext:value-type="float">
            <text:p>649000000000</text:p>
          </table:table-cell>
          <table:table-cell table:number-columns-repeated="2"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911</text:p>
          </table:table-cell>
          <table:table-cell/>
          <table:table-cell table:style-name="Excel_20_Built-in_20_Normal" office:value-type="string" calcext:value-type="string">
            <text:p>AMORTIZACIONE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2" office:value-type="float" office:value="620110" calcext:value-type="float">
            <text:p>620110</text:p>
          </table:table-cell>
          <table:table-cell office:value-type="float" office:value="649300000000" calcext:value-type="float">
            <text:p>649300000000</text:p>
          </table:table-cell>
          <table:table-cell table:number-columns-repeated="2"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912</text:p>
          </table:table-cell>
          <table:table-cell/>
          <table:table-cell table:style-name="Excel_20_Built-in_20_Normal" office:value-type="string" calcext:value-type="string">
            <text:p>COSTO NETO DEL PERIODO DERIVADO DE BENEFICIOS A LOS EMPLEADOS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49200000000" calcext:value-type="float">
            <text:p>649200000000</text:p>
          </table:table-cell>
          <table:table-cell table:number-columns-repeated="2"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912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BENEFICIOS DIRECTOS A LARGO PLAZ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49212000000" calcext:value-type="float">
            <text:p>649212000000</text:p>
          </table:table-cell>
          <table:table-cell table:number-columns-repeated="2"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912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BENEFICIOS POR TERMINACION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49204000000" calcext:value-type="float">
            <text:p>649204000000</text:p>
          </table:table-cell>
          <table:table-cell table:number-columns-repeated="2"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91202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Beneficios por terminación por causas distintas a la reestructuración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49204010000" calcext:value-type="float">
            <text:p>649204010000</text:p>
          </table:table-cell>
          <table:table-cell table:number-columns-repeated="2"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91202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Beneficios por terminación por causa de reestructuración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49204020000" calcext:value-type="float">
            <text:p>649204020000</text:p>
          </table:table-cell>
          <table:table-cell table:number-columns-repeated="2"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91203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BENEFICIOS AL RETIRO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49203000000" calcext:value-type="float">
            <text:p>649203000000</text:p>
          </table:table-cell>
          <table:table-cell table:number-columns-repeated="2"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91203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Pensiones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49203010000" calcext:value-type="float">
            <text:p>649203010000</text:p>
          </table:table-cell>
          <table:table-cell table:number-columns-repeated="2"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91203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Prima de antigüedad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49203020000" calcext:value-type="float">
            <text:p>649203020000</text:p>
          </table:table-cell>
          <table:table-cell table:number-columns-repeated="2"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9120303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Otros beneficios posteriores al retiro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49203030000" calcext:value-type="float">
            <text:p>649203030000</text:p>
          </table:table-cell>
          <table:table-cell table:number-columns-repeated="2"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913</text:p>
          </table:table-cell>
          <table:table-cell/>
          <table:table-cell table:style-name="Excel_20_Built-in_20_Normal" office:value-type="string" calcext:value-type="string">
            <text:p>OTROS GASTOS DE ADMINISTRACION Y PROMOCION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620112" calcext:value-type="float">
            <text:p>620112</text:p>
          </table:table-cell>
          <table:table-cell office:value-type="float" office:value="649100000000" calcext:value-type="float">
            <text:p>649100000000</text:p>
          </table:table-cell>
          <table:table-cell table:number-columns-repeated="2"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913</text:p>
          </table:table-cell>
          <table:table-cell/>
          <table:table-cell table:style-name="Excel_20_Built-in_20_Normal" office:value-type="string" calcext:value-type="string">
            <text:p>OTROS GASTOS DE ADMINISTRACION Y PROMOCION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620113" calcext:value-type="float">
            <text:p>620113</text:p>
          </table:table-cell>
          <table:table-cell office:value-type="float" office:value="649100000000" calcext:value-type="float">
            <text:p>649100000000</text:p>
          </table:table-cell>
          <table:table-cell table:number-columns-repeated="2"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10914</text:p>
          </table:table-cell>
          <table:table-cell/>
          <table:table-cell table:style-name="Excel_20_Built-in_20_Normal" office:value-type="string" calcext:value-type="string">
            <text:p>INCREMENTO POR ACTUALIZACION DE GASTOS DE ADMINISTRACION Y PROMOCION (1)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649900000000" calcext:value-type="float">
            <text:p>649900000000</text:p>
          </table:table-cell>
          <table:table-cell table:number-columns-repeated="2"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5110" calcext:value-type="float">
            <text:p>5110</text:p>
          </table:table-cell>
          <table:table-cell/>
          <table:table-cell table:style-name="ce6" office:value-type="string" calcext:value-type="string">
            <text:p>PARTICIPACION EN EL RESULTADO DE SUBSIDIARIAS NO CONSOLIDADAS Y ASOCIADAS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70000000000" calcext:value-type="float">
            <text:p>570000000000</text:p>
          </table:table-cell>
          <table:table-cell table:number-columns-repeated="2"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511001" calcext:value-type="float">
            <text:p>511001</text:p>
          </table:table-cell>
          <table:table-cell/>
          <table:table-cell table:style-name="Excel_20_Built-in_20_Normal" office:value-type="string" calcext:value-type="string">
            <text:p>RESULTADO DEL EJERCICIO DE SUBSIDIARIAS NO CONSOLIDADAS Y ASOCIADA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70100000000" calcext:value-type="float">
            <text:p>570100000000</text:p>
          </table:table-cell>
          <table:table-cell table:number-columns-repeated="2"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51100101" calcext:value-type="float">
            <text:p>51100101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EN SUBSIDIARIAS NO CONSOLIDAD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70103000000" calcext:value-type="float">
            <text:p>570103000000</text:p>
          </table:table-cell>
          <table:table-cell table:number-columns-repeated="2"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5110010101" calcext:value-type="float">
            <text:p>51100101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Pertenecientes al sector financiero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65010101" calcext:value-type="float">
            <text:p>65010101</text:p>
          </table:table-cell>
          <table:table-cell office:value-type="float" office:value="570103010000" calcext:value-type="float">
            <text:p>570103010000</text:p>
          </table:table-cell>
          <table:table-cell table:number-columns-repeated="2"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5110010102" calcext:value-type="float">
            <text:p>51100101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No pertenecientes al sector financiero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65010102" calcext:value-type="float">
            <text:p>65010102</text:p>
          </table:table-cell>
          <table:table-cell office:value-type="float" office:value="570103020000" calcext:value-type="float">
            <text:p>570103020000</text:p>
          </table:table-cell>
          <table:table-cell table:number-columns-repeated="2"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51100102" calcext:value-type="float">
            <text:p>5110010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EN ASOCIADAS</text:p>
          </table:table-cell>
          <table:table-cell table:style-name="Excel_20_Built-in_20_Normal" table:number-columns-repeated="2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70105000000" calcext:value-type="float">
            <text:p>570105000000</text:p>
          </table:table-cell>
          <table:table-cell table:number-columns-repeated="2"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5110010201" calcext:value-type="float">
            <text:p>5110010201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Pertenecientes al sector financiero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65010103" calcext:value-type="float">
            <text:p>65010103</text:p>
          </table:table-cell>
          <table:table-cell office:value-type="float" office:value="570105010000" calcext:value-type="float">
            <text:p>570105010000</text:p>
          </table:table-cell>
          <table:table-cell table:number-columns-repeated="2"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5110010202" calcext:value-type="float">
            <text:p>5110010202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No pertenecientes al sector financiero</text:p>
          </table:table-cell>
          <table:table-cell table:style-name="Excel_20_Built-in_20_Normal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65010104" calcext:value-type="float">
            <text:p>65010104</text:p>
          </table:table-cell>
          <table:table-cell office:value-type="float" office:value="570105020000" calcext:value-type="float">
            <text:p>570105020000</text:p>
          </table:table-cell>
          <table:table-cell table:number-columns-repeated="2"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511001" calcext:value-type="float">
            <text:p>511001</text:p>
          </table:table-cell>
          <table:table-cell/>
          <table:table-cell table:style-name="Excel_20_Built-in_20_Normal" office:value-type="string" calcext:value-type="string">
            <text:p>INCREMENTO POR ACTUALIZACION DE PARTICIPACION EN EL RESULTADO DE SUBSIDIARIAS NO CONSOLIDADAS Y ASOCIADAS (1)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79900000000" calcext:value-type="float">
            <text:p>579900000000</text:p>
          </table:table-cell>
          <table:table-cell table:number-columns-repeated="2"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5111" calcext:value-type="float">
            <text:p>5111</text:p>
          </table:table-cell>
          <table:table-cell/>
          <table:table-cell table:style-name="ce6" office:value-type="string" calcext:value-type="string">
            <text:p>OPERACIONES DISCONTINUADAS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80000000000" calcext:value-type="float">
            <text:p>580000000000</text:p>
          </table:table-cell>
          <table:table-cell table:number-columns-repeated="2"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511101" calcext:value-type="float">
            <text:p>511101</text:p>
          </table:table-cell>
          <table:table-cell/>
          <table:table-cell table:style-name="Excel_20_Built-in_20_Normal" office:value-type="string" calcext:value-type="string">
            <text:p>OPERACIONES DISCONTINUADAS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/>
          <table:table-cell office:value-type="float" office:value="580100000000" calcext:value-type="float">
            <text:p>580100000000</text:p>
          </table:table-cell>
          <table:table-cell table:number-columns-repeated="2"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511102" calcext:value-type="float">
            <text:p>511102</text:p>
          </table:table-cell>
          <table:table-cell/>
          <table:table-cell table:style-name="Excel_20_Built-in_20_Normal" office:value-type="string" calcext:value-type="string">
            <text:p>INCREMENTO POR ACTUALIZACION DE OPERACIONES DISCONTINUADAS (1) 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ACUMULABLE</text:p>
          </table:table-cell>
          <table:table-cell office:value-type="string" calcext:value-type="string">
            <text:p>Deudora</text:p>
          </table:table-cell>
          <table:table-cell table:style-name="ce17" office:value-type="float" office:value="6601" calcext:value-type="float">
            <text:p>6601</text:p>
          </table:table-cell>
          <table:table-cell office:value-type="float" office:value="589900000000" calcext:value-type="float">
            <text:p>589900000000</text:p>
          </table:table-cell>
          <table:table-cell table:number-columns-repeated="2"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number-columns-repeated="14"/>
        </table:table-row>
        <table:table-row table:style-name="ro3" table:number-rows-repeated="1047852">
          <table:table-cell table:number-columns-repeated="15"/>
        </table:table-row>
        <table:table-row table:style-name="ro4">
          <table:table-cell table:number-columns-repeated="15"/>
        </table:table-row>
        <table:table-row table:style-name="ro4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 Rounded MT Bold1" svg:font-family="'Arial Rounded MT Bold'"/>
    <style:font-face style:name="Calibri" svg:font-family="Calibri" style:font-family-generic="swiss"/>
    <style:font-face style:name="Century Gothic1" svg:font-family="'Century Gothic'" style:font-family-generic="swiss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1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14P1" style:volatile="true">
      <number:text>-$</number:text>
      <number:fill-character> </number:fill-character>
      <number:number number:decimal-places="2" number:min-integer-digits="1" number:grouping="true"/>
      <number:text> </number:text>
    </number:number-style>
    <number:number-style style:name="N114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>€</number:currency-symbol>
      <number:fill-character> </number:fill-character>
      <number:number number:decimal-places="2" number:min-integer-digits="1" number:grouping="true"/>
      <number:text> </number:text>
    </number:currency-style>
    <number:currency-style style:name="N117P1" style:volatile="true">
      <number:currency-symbol>€</number:currency-symbol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17">
      <number:currency-symbol>€</number:currency-symbol>
      <number:fill-character> </number:fill-character>
      <number:text>-</number:text>
      <number:number number:decimal-places="0" number:min-integer-digits="0"/>
      <number:text> </number:text>
      <style:map style:condition="value()&gt;0" style:apply-style-name="N117P0"/>
      <style:map style:condition="value()&lt;0" style:apply-style-name="N117P1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34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34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4P0"/>
      <style:map style:condition="value()&lt;0" style:apply-style-name="N134P1"/>
    </number:currency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integer-digits="1" number:grouping="true"/>
      <number:text>)</number:text>
    </number:number-style>
    <number:number-style style:name="N141P2" style:volatile="true">
      <number:text> $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0" number:min-integer-digits="2"/>
    </number:number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43P0"/>
    </number:number-style>
    <number:number-style style:name="N145P0" style:volatile="true">
      <number:text>$</number:text>
      <number:number number:decimal-places="2" number:min-integer-digits="1" number:grouping="true"/>
    </number:number-style>
    <number:number-style style:name="N145">
      <style:text-properties fo:color="#ff0000"/>
      <number:text>-$</number:text>
      <number:number number:decimal-places="2" number:min-integer-digits="1" number:grouping="true"/>
      <style:map style:condition="value()&gt;=0" style:apply-style-name="N145P0"/>
    </number:number-style>
    <number:number-style style:name="N149P0" style:volatile="true">
      <number:text> $</number:text>
      <number:number number:decimal-places="0" number:min-integer-digits="1" number:grouping="true"/>
      <number:text> </number:text>
    </number:number-style>
    <number:number-style style:name="N149P1" style:volatile="true">
      <number:text>-$</number:text>
      <number:number number:decimal-places="0" number:min-integer-digits="1" number:grouping="true"/>
      <number:text> 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-$</number:text>
      <number:number number:decimal-places="2" number:min-integer-digits="1" number:grouping="true"/>
      <number:text> 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0" number:min-integer-digits="1" number:grouping="true"/>
      <number:text> Pts </number:text>
    </number:number-style>
    <number:number-style style:name="N155P1" style:volatile="true">
      <number:text>-</number:text>
      <number:number number:decimal-places="0" number:min-integer-digits="1" number:grouping="true"/>
      <number:text> Pts </number:text>
    </number:number-style>
    <number:number-style style:name="N155P2" style:volatile="true">
      <number:text> - Pts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Pts </number:text>
    </number:number-style>
    <number:number-style style:name="N159P1" style:volatile="true">
      <number:text>-</number:text>
      <number:number number:decimal-places="2" number:min-integer-digits="1" number:grouping="true"/>
      <number:text> Pts </number:text>
    </number:number-style>
    <number:number-style style:name="N159P2" style:volatile="true">
      <number:text> -</number:text>
      <number:number number:decimal-places="0" number:min-integer-digits="0"/>
      <number:text> Pts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number number:decimal-places="2" number:min-integer-digits="1" number:grouping="true"/>
      <number:text>       </number:text>
    </number:number-style>
    <number:number-style style:name="N163P1" style:volatile="true">
      <number:text>-</number:text>
      <number:number number:decimal-places="2" number:min-integer-digits="1" number:grouping="true"/>
      <number:text>       </number:text>
    </number:number-style>
    <number:number-style style:name="N163P2" style:volatile="true">
      <number:text> -</number:text>
      <number:number number:decimal-places="0" number:min-integer-digits="0"/>
      <number:text>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</number:text>
      <number:number number:decimal-places="0" number:min-integer-digits="0"/>
      <number:text>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-$</number:text>
      <number:number number:decimal-places="0" number:min-integer-digits="1" number:grouping="true"/>
      <number:text> </number:text>
    </number:number-style>
    <number:number-style style:name="N169P2" style:volatile="true">
      <number:text> $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5" number:min-integer-digits="1" number:grouping="true"/>
    </number:number-style>
    <number:number-style style:name="N171">
      <number:number number:decimal-places="3" number:min-integer-digits="1" number:grouping="true"/>
    </number:number-style>
    <number:number-style style:name="N172">
      <number:number number:decimal-places="6" number:min-integer-digits="1" number:grouping="true"/>
    </number:number-style>
    <number:number-style style:name="N175P0" style:volatile="true">
      <number:number number:decimal-places="3" number:min-integer-digits="1" number:grouping="true"/>
      <number:text>       </number:text>
    </number:number-style>
    <number:number-style style:name="N175P1" style:volatile="true">
      <number:text>-</number:text>
      <number:number number:decimal-places="3" number:min-integer-digits="1" number:grouping="true"/>
      <number:text>       </number:text>
    </number:number-style>
    <number:number-style style:name="N175P2" style:volatile="true">
      <number:text> -</number:text>
      <number:number number:decimal-places="0" number:min-integer-digits="0"/>
      <number:text>  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5" number:min-integer-digits="1" number:grouping="true"/>
      <number:text>       </number:text>
    </number:number-style>
    <number:number-style style:name="N178P1" style:volatile="true">
      <number:text>-</number:text>
      <number:number number:decimal-places="5" number:min-integer-digits="1" number:grouping="true"/>
      <number:text>       </number:text>
    </number:number-style>
    <number:number-style style:name="N178P2" style:volatile="true">
      <number:text> -</number:text>
      <number:number number:decimal-places="0" number:min-integer-digits="0"/>
      <number:text>   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5" number:min-integer-digits="1"/>
    </number:number-style>
    <number:number-style style:name="N181P0" style:volatile="true">
      <number:number number:decimal-places="1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81P0"/>
    </number:number-style>
    <number:number-style style:name="N182">
      <number:number number:decimal-places="7" number:min-integer-digits="1" number:grouping="true"/>
    </number:number-style>
    <number:number-style style:name="N183P0" style:volatile="true">
      <number:number number:decimal-places="2" number:min-integer-digits="1" number:grouping="true"/>
      <number:text> </number:text>
    </number:number-style>
    <number:number-style style:name="N183">
      <number:text>-</number:text>
      <number:number number:decimal-places="2" number:min-integer-digits="1" number:grouping="true"/>
      <number:text> </number:text>
      <style:map style:condition="value()&gt;=0" style:apply-style-name="N183P0"/>
    </number:number-style>
    <number:number-style style:name="N184P0" style:volatile="true">
      <number:number number:decimal-places="0" number:min-integer-digits="1" number:grouping="true"/>
      <number:text> </number:text>
    </number:number-style>
    <number:number-style style:name="N184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84P0"/>
    </number:number-style>
    <number:number-style style:name="N186P0" style:volatile="true">
      <number:number number:decimal-places="0" number:min-integer-digits="1" number:grouping="true"/>
      <number:text> €</number:text>
    </number:number-style>
    <number:number-style style:name="N186">
      <number:text>-</number:text>
      <number:number number:decimal-places="0" number:min-integer-digits="1" number:grouping="true"/>
      <number:text> €</number:text>
      <style:map style:condition="value()&gt;=0" style:apply-style-name="N186P0"/>
    </number:number-style>
    <number:number-style style:name="N187">
      <number:number number:decimal-places="4" number:min-integer-digits="1"/>
    </number:number-style>
    <number:percentage-style style:name="N188">
      <number:number number:decimal-places="4" number:min-integer-digits="1"/>
      <number:text>%</number:text>
    </number:percentage-style>
    <number:number-style style:name="N189P0" style:volatile="true">
      <number:text> $</number:text>
      <number:number number:decimal-places="2" number:min-integer-digits="1" number:grouping="true"/>
      <number:text> </number:text>
    </number:number-style>
    <number:number-style style:name="N189P1" style:volatile="true">
      <number:text>-$</number:text>
      <number:number number:decimal-places="2" number:min-integer-digits="1" number:grouping="true"/>
      <number:text> </number:text>
    </number:number-style>
    <number:number-style style:name="N189P2" style:volatile="true">
      <number:text> $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90">
      <number:day number:style="long"/>
      <number:text>-</number:text>
      <number:month number:textual="true"/>
      <number:text>-</number:text>
      <number:year/>
    </number:date-style>
    <number:date-style style:name="N191">
      <number:month number:textual="true"/>
      <number:text>-</number:text>
      <number:year/>
    </number:date-style>
    <number:number-style style:name="N193P0" style:volatile="true">
      <number:text>$</number:text>
      <number:number number:decimal-places="0" number:min-integer-digits="1" number:grouping="true"/>
    </number:number-style>
    <number:number-style style:name="N193">
      <number:text>-$</number:text>
      <number:number number:decimal-places="0" number:min-integer-digits="1" number:grouping="true"/>
      <style:map style:condition="value()&gt;=0" style:apply-style-name="N193P0"/>
    </number:number-style>
    <number:number-style style:name="N194P0" style:volatile="true">
      <number:text>$</number:text>
      <number:number number:decimal-places="0" number:min-integer-digits="1" number:grouping="true"/>
    </number:number-style>
    <number:number-style style:name="N194">
      <style:text-properties fo:color="#ff0000"/>
      <number:text>-$</number:text>
      <number:number number:decimal-places="0" number:min-integer-digits="1" number:grouping="true"/>
      <style:map style:condition="value()&gt;=0" style:apply-style-name="N194P0"/>
    </number:number-style>
    <number:number-style style:name="N195P0" style:volatile="true">
      <number:text>$</number:text>
      <number:number number:decimal-places="2" number:min-integer-digits="1" number:grouping="true"/>
    </number:number-style>
    <number:number-style style:name="N195">
      <number:text>-$</number:text>
      <number:number number:decimal-places="2" number:min-integer-digits="1" number:grouping="true"/>
      <style:map style:condition="value()&gt;=0" style:apply-style-name="N195P0"/>
    </number:number-style>
    <number:number-style style:name="N199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99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99P2" style:volatile="true">
      <number:fill-character> </number:fill-character>
      <number:text>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203P1" style:volatile="true">
      <number:text>-$</number:text>
      <number:fill-character> </number:fill-character>
      <number:number number:decimal-places="0" number:min-integer-digits="1" number:grouping="true"/>
      <number:text> </number:text>
    </number:number-style>
    <number:number-style style:name="N203P2" style:volatile="true">
      <number:text> $</number:text>
      <number:fill-character> </number:fill-character>
      <number:text>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fill-character> </number:fill-character>
      <number:number number:decimal-places="0" number:min-integer-digits="1" number:grouping="true"/>
      <number:text> Pts </number:text>
    </number:number-style>
    <number:number-style style:name="N207P1" style:volatile="true">
      <number:text>-</number:text>
      <number:fill-character> </number:fill-character>
      <number:number number:decimal-places="0" number:min-integer-digits="1" number:grouping="true"/>
      <number:text> Pts </number:text>
    </number:number-style>
    <number:number-style style:name="N207P2" style:volatile="true">
      <number:fill-character> </number:fill-character>
      <number:text>- Pts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fill-character> </number:fill-character>
      <number:number number:decimal-places="2" number:min-integer-digits="1" number:grouping="true"/>
      <number:text> Pts </number:text>
    </number:number-style>
    <number:number-style style:name="N211P1" style:volatile="true">
      <number:text>-</number:text>
      <number:fill-character> </number:fill-character>
      <number:number number:decimal-places="2" number:min-integer-digits="1" number:grouping="true"/>
      <number:text> Pts </number:text>
    </number:number-style>
    <number:number-style style:name="N211P2" style:volatile="true">
      <number:fill-character> </number:fill-character>
      <number:text>-</number:text>
      <number:number number:decimal-places="0" number:min-integer-digits="0"/>
      <number:text> Pts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fill-character> </number:fill-character>
      <number:number number:decimal-places="2" number:min-integer-digits="1" number:grouping="true"/>
      <number:text>       </number:text>
    </number:number-style>
    <number:number-style style:name="N215P1" style:volatile="true">
      <number:text>-</number:text>
      <number:fill-character> </number:fill-character>
      <number:number number:decimal-places="2" number:min-integer-digits="1" number:grouping="true"/>
      <number:text>       </number:text>
    </number:number-style>
    <number:number-style style:name="N215P2" style:volatile="true">
      <number:fill-character> </number:fill-character>
      <number:text>-</number:text>
      <number:number number:decimal-places="0" number:min-integer-digits="0"/>
      <number:text>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17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0P0" style:volatile="true">
      <number:fill-character> </number:fill-character>
      <number:number number:decimal-places="0" number:min-integer-digits="1" number:grouping="true"/>
      <number:text>       </number:text>
    </number:number-style>
    <number:number-style style:name="N220P1" style:volatile="true">
      <number:text>-</number:text>
      <number:fill-character> </number:fill-character>
      <number:number number:decimal-places="0" number:min-integer-digits="1" number:grouping="true"/>
      <number:text>       </number:text>
    </number:number-style>
    <number:number-style style:name="N220P2" style:volatile="true">
      <number:fill-character> </number:fill-character>
      <number:text>-</number:text>
      <number:number number:decimal-places="0" number:min-integer-digits="0"/>
      <number:text>   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21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22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222P1" style:volatile="true">
      <number:text>-$</number:text>
      <number:fill-character> </number:fill-character>
      <number:number number:decimal-places="0" number:min-integer-digits="1" number:grouping="true"/>
      <number:text> </number:text>
    </number:number-style>
    <number:number-style style:name="N222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5P0" style:volatile="true">
      <number:fill-character> </number:fill-character>
      <number:number number:decimal-places="3" number:min-integer-digits="1" number:grouping="true"/>
      <number:text>       </number:text>
    </number:number-style>
    <number:number-style style:name="N225P1" style:volatile="true">
      <number:text>-</number:text>
      <number:fill-character> </number:fill-character>
      <number:number number:decimal-places="3" number:min-integer-digits="1" number:grouping="true"/>
      <number:text>       </number:text>
    </number:number-style>
    <number:number-style style:name="N225P2" style:volatile="true">
      <number:fill-character> </number:fill-character>
      <number:text>-</number:text>
      <number:number number:decimal-places="0" number:min-integer-digits="0"/>
      <number:text>   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8P0" style:volatile="true">
      <number:fill-character> </number:fill-character>
      <number:number number:decimal-places="5" number:min-integer-digits="1" number:grouping="true"/>
      <number:text>       </number:text>
    </number:number-style>
    <number:number-style style:name="N228P1" style:volatile="true">
      <number:text>-</number:text>
      <number:fill-character> </number:fill-character>
      <number:number number:decimal-places="5" number:min-integer-digits="1" number:grouping="true"/>
      <number:text>       </number:text>
    </number:number-style>
    <number:number-style style:name="N228P2" style:volatile="true">
      <number:fill-character> </number:fill-character>
      <number:text>-</number:text>
      <number:number number:decimal-places="0" number:min-integer-digits="0"/>
      <number:text>      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229P1" style:volatile="true">
      <number:text>-$</number:text>
      <number:fill-character> </number:fill-character>
      <number:number number:decimal-places="2" number:min-integer-digits="1" number:grouping="true"/>
      <number:text> </number:text>
    </number:number-style>
    <number:number-style style:name="N229P2" style:volatile="true">
      <number:text> $</number:text>
      <number:fill-character> </number:fill-character>
      <number:text>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number:number number:decimal-places="2" number:min-integer-digits="1"/>
      <number:text> </number:text>
    </number:number-style>
    <number:number-style style:name="N231">
      <style:text-properties fo:color="#ff0000"/>
      <number:text>-</number:text>
      <number:number number:decimal-places="2" number:min-integer-digits="1"/>
      <number:text> </number:text>
      <style:map style:condition="value()&gt;=0" style:apply-style-name="N231P0"/>
    </number:number-style>
    <number:number-style style:name="N233P0" style:volatile="true">
      <number:text>Sí</number:text>
    </number:number-style>
    <number:number-style style:name="N233P1" style:volatile="true">
      <number:text>Sí</number:text>
    </number:number-style>
    <number:number-style style:name="N233">
      <number:text>No</number:text>
      <style:map style:condition="value()&gt;0" style:apply-style-name="N233P0"/>
      <style:map style:condition="value()&lt;0" style:apply-style-name="N233P1"/>
    </number:number-style>
    <number:number-style style:name="N235P0" style:volatile="true">
      <number:text>Verdadero</number:text>
    </number:number-style>
    <number:number-style style:name="N235P1" style:volatile="true">
      <number:text>Verdadero</number:text>
    </number:number-style>
    <number:number-style style:name="N235">
      <number:text>Falso</number:text>
      <style:map style:condition="value()&gt;0" style:apply-style-name="N235P0"/>
      <style:map style:condition="value()&lt;0" style:apply-style-name="N235P1"/>
    </number:number-style>
    <number:number-style style:name="N237P0" style:volatile="true">
      <number:text>Activado</number:text>
    </number:number-style>
    <number:number-style style:name="N237P1" style:volatile="true">
      <number:text>Activado</number:text>
    </number:number-style>
    <number:number-style style:name="N237">
      <number:text>Desactivado</number:text>
      <style:map style:condition="value()&gt;0" style:apply-style-name="N237P0"/>
      <style:map style:condition="value()&lt;0" style:apply-style-name="N237P1"/>
    </number:number-style>
    <number:currency-style style:name="N23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3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39P0"/>
    </number:currency-style>
    <number:date-style style:name="N10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7" number:language="es" number:country="MX">
      <number:day number:style="long"/>
      <number:text>-</number:text>
      <number:month number:textual="true"/>
    </number:date-style>
    <number:date-style style:name="N10108" number:language="es" number:country="MX">
      <number:month number:textual="true"/>
      <number:text>-</number:text>
      <number:year/>
    </number:date-style>
    <number:date-style style:name="N10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0P0" style:volatile="true" number:language="es" number:country="MX">
      <number:number number:decimal-places="0" number:min-integer-digits="1" number:grouping="true"/>
    </number:number-style>
    <number:number-style style:name="N10110" number:language="es" number:country="MX">
      <number:text>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s" number:country="MX">
      <number:number number:decimal-places="0" number:min-integer-digits="1" number:grouping="true"/>
    </number:number-style>
    <number:number-style style:name="N10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2" number:min-integer-digits="1" number:grouping="true"/>
    </number:number-style>
    <number:number-style style:name="N10112" number:language="es" number:country="MX">
      <number:text>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number:min-integer-digits="1" number:grouping="true"/>
    </number:number-style>
    <number:number-style style:name="N10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10113P0"/>
    </number:number-style>
    <number:number-style style:name="N10117P0" style:volatile="true" number:language="es" number:country="MX">
      <number:number number:decimal-places="0" number:min-integer-digits="1" number:grouping="true"/>
      <number:text> </number:text>
    </number:number-style>
    <number:number-style style:name="N10117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10117P2" style:volatile="true" number:language="es" number:country="MX">
      <number:text> - </number:text>
    </number:number-style>
    <number:text-style style:name="N10117" number:language="es" number:country="MX"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currency-style style:name="N10121P0" style:volatile="true" number:language="es" number:country="MX">
      <number:currency-symbol/>
      <number:number number:decimal-places="0" number:min-integer-digits="1" number:grouping="true"/>
      <number:text> </number:text>
    </number:currency-style>
    <number:currency-style style:name="N10121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10121P2" style:volatile="true" number:language="es" number:country="MX">
      <number:currency-symbol/>
      <number:text>- </number:text>
    </number:currency-style>
    <number:text-style style:name="N10121" number:language="es" number:country="MX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5P0" style:volatile="true" number:language="es" number:country="MX">
      <number:number number:decimal-places="2" number:min-integer-digits="1" number:grouping="true"/>
      <number:text> </number:text>
    </number:number-style>
    <number:number-style style:name="N10125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10125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10125" number:language="es" number:country="MX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s" number:country="MX">
      <number:currency-symbol/>
      <number:number number:decimal-places="2" number:min-integer-digits="1" number:grouping="true"/>
      <number:text> </number:text>
    </number:currency-style>
    <number:currency-style style:name="N10129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10129P2" style:volatile="true" number:language="es" number:country="MX">
      <number:currency-symbol/>
      <number:text>-</number:text>
      <number:number number:decimal-places="0" number:min-integer-digits="0"/>
      <number:text> </number:text>
    </number:currency-style>
    <number:text-style style:name="N10129" number:language="es" number:country="MX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time-style style:name="N10130" number:language="es" number:country="MX">
      <number:minutes number:style="long"/>
      <number:text>:</number:text>
      <number:seconds number:style="long"/>
    </number:time-style>
    <number:time-style style:name="N10131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2" number:language="es" number:country="MX">
      <number:minutes number:style="long"/>
      <number:text>:</number:text>
      <number:seconds number:style="long" number:decimal-places="1"/>
    </number:time-style>
    <number:number-style style:name="N10133" number:language="es" number:country="MX">
      <number:scientific-number number:decimal-places="1" number:min-integer-digits="3" number:min-exponent-digits="1"/>
    </number:number-style>
    <number:date-style style:name="N10134" number:language="es" number:country="MX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Calibri1" fo:font-family="Calibri" style:font-family-generic="swiss" style:font-pitch="variable" fo:font-size="11pt" style:font-name-asian="文泉驛微米黑" style:font-family-asian="文泉驛微米黑" style:font-family-generic-asian="system" style:font-pitch-asian="variable" style:font-size-asian="11pt" style:font-name-complex="Arial1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uro" style:family="table-cell" style:parent-style-name="Default" style:data-style-name="N117">
      <style:table-cell-properties fo:padding="0.071cm"/>
    </style:style>
    <style:style style:name="Millares_20_2" style:display-name="Millares 2" style:family="table-cell" style:parent-style-name="Default" style:data-style-name="N110">
      <style:table-cell-properties fo:padding="0.071cm"/>
    </style:style>
    <style:style style:name="Millares_20_4" style:display-name="Millares 4" style:family="table-cell" style:parent-style-name="Default" style:data-style-name="N110">
      <style:table-cell-properties fo:padding="0.071cm"/>
    </style:style>
    <style:style style:name="Moneda_20_2" style:display-name="Moneda 2" style:family="table-cell" style:parent-style-name="Default" style:data-style-name="N114">
      <style:table-cell-properties fo:padding="0.071cm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orcentaje_20_2" style:display-name="Porcentaje 2" style:family="table-cell" style:parent-style-name="Default" style:data-style-name="N10">
      <style:table-cell-properties fo:padding="0.071cm"/>
    </style:style>
    <style:style style:name="Porcentual_20_2" style:display-name="Porcentual 2" style:family="table-cell" style:parent-style-name="Default" style:data-style-name="N10">
      <style:table-cell-properties fo:padding="0.071cm"/>
    </style:style>
    <style:style style:name="Excel_5f_BuiltIn_5f_20_25__20_-_20_Énfasis1" style:display-name="Excel_BuiltIn_20% - Énfasis1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ffffff" fo:padding="0.071cm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ffffcc" fo:padding="0.071cm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99ccff" fo:padding="0.071cm"/>
      <style:text-properties fo:color="#ffffff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cc99" fo:padding="0.071cm"/>
      <style:text-properties fo:color="#ffffff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c0c0c0" fo:padding="0.071cm"/>
      <style:text-properties fo:color="#ffffff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ffff99" fo:padding="0.071cm"/>
      <style:text-properties fo:color="#ffffff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uena" style:display-name="Excel_BuiltIn_Buena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0.06pt double #333333" style:border-line-width="0cm 0.004cm 0.002cm" fo:padding="0.071cm" style:rotation-align="none"/>
      <style:text-properties fo:color="#ffffff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0.06pt double #ff9900" style:border-line-width-bottom="0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06pt solid #808080" fo:padding="0.071cm" style:rotation-align="none"/>
      <style:text-properties fo:color="#ff99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cabezado_20_1" style:display-name="Excel_BuiltIn_Encabezado 1" style:family="table-cell" style:parent-style-name="Default">
      <style:table-cell-properties fo:border-bottom="1.5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font-name="Calibri1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able-cell-properties fo:padding="0.071cm"/>
      <style:text-properties fo:color="#666699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06pt solid #808080" fo:padding="0.071cm" style:rotation-align="none"/>
      <style:text-properties fo:color="#333399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06pt solid #c0c0c0" fo:padding="0.071cm" style:rotation-align="none"/>
    </style:style>
    <style:style style:name="Excel_5f_BuiltIn_5f_Salida" style:display-name="Excel_BuiltIn_Salida" style:family="table-cell" style:parent-style-name="Default">
      <style:table-cell-properties fo:background-color="#c0c0c0" style:diagonal-bl-tr="none" style:diagonal-tl-br="none" fo:border="0.06pt solid #333333" fo:padding="0.071cm" style:rotation-align="none"/>
      <style:text-properties fo:color="#333333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able-cell-properties fo:padding="0.071cm"/>
      <style:text-properties fo:color="#ff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071cm"/>
      <style:text-properties fo:color="#808080" style:text-outline="false" style:text-line-through-style="none" style:font-name="Calibri1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0.06pt double #33cccc" style:border-line-width-bottom="0cm 0.004cm 0.002cm" style:diagonal-bl-tr="none" style:diagonal-tl-br="none" fo:border-left="none" fo:padding="0.071cm" fo:border-right="none" style:rotation-align="none" fo:border-top="0.06pt solid #33cccc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071cm"/>
      <style:text-properties fo:color="#666699" style:text-outline="false" style:text-line-through-styl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ítulo_20_2" style:display-name="Excel_BuiltIn_Título 2" style:family="table-cell" style:parent-style-name="Default">
      <style:table-cell-properties fo:border-bottom="1.5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font-name="Calibri1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0.9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969696" fo:padding="0.071cm"/>
      <style:text-properties fo:color="#ffffff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ffcc00" fo:padding="0.071cm"/>
      <style:text-properties fo:color="#ffffff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tmin" style:display-name="PageStyle_Cat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min_20_1" style:display-name="PageStyle_Catmin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min_20_2" style:display-name="PageStyle_Catmin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alogominimoSITI_20__28_4_29_" style:display-name="PageStyle_catalogominimoSITI (4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" style:display-name="PageStyle_Hoja1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7:35:14</meta:creation-date>
    <dc:date>2014-01-13T12:13:25.817000000</dc:date>
    <meta:editing-duration>PT22H24M14S</meta:editing-duration>
    <meta:editing-cycles>214</meta:editing-cycles>
    <meta:generator>LibreOffice/4.1.3.2$Windows_x86 LibreOffice_project/70feb7d99726f064edab4605a8ab840c50ec57a</meta:generator>
    <meta:document-statistic meta:table-count="1" meta:cell-count="6823" meta:object-count="0"/>
  </office:meta>
</office:document-meta>
</file>